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_20__28_user_29_">
      <style:paragraph-properties fo:hyphenation-ladder-count="no-limit"/>
      <style:text-properties fo:color="#000000" style:font-name="Times New Roman" officeooo:paragraph-rsid="00052768" fo:hyphenate="true" fo:hyphenation-remain-char-count="2" fo:hyphenation-push-char-count="2" loext:hyphenation-no-caps="false"/>
    </style:style>
    <style:style style:name="P2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officeooo:paragraph-rsid="00052768" fo:hyphenate="true" fo:hyphenation-remain-char-count="2" fo:hyphenation-push-char-count="2" loext:hyphenation-no-caps="false"/>
    </style:style>
    <style:style style:name="P3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507b07" officeooo:paragraph-rsid="004dd4e2" style:font-style-asian="normal" style:font-style-complex="normal" fo:hyphenate="true" fo:hyphenation-remain-char-count="2" fo:hyphenation-push-char-count="2" loext:hyphenation-no-caps="false"/>
    </style:style>
    <style:style style:name="P4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94dcc6" officeooo:paragraph-rsid="0094dcc6" style:font-style-asian="normal" style:font-style-complex="normal" fo:hyphenate="true" fo:hyphenation-remain-char-count="2" fo:hyphenation-push-char-count="2" loext:hyphenation-no-caps="false"/>
    </style:style>
    <style:style style:name="P5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ae65ca" officeooo:paragraph-rsid="00a8e3cf" style:font-style-asian="normal" style:font-style-complex="normal" fo:hyphenate="true" fo:hyphenation-remain-char-count="2" fo:hyphenation-push-char-count="2" loext:hyphenation-no-caps="false"/>
    </style:style>
    <style:style style:name="P6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04ea894" style:font-style-asian="normal" style:font-style-complex="normal" fo:hyphenate="true" fo:hyphenation-remain-char-count="2" fo:hyphenation-push-char-count="2" loext:hyphenation-no-caps="false"/>
    </style:style>
    <style:style style:name="P7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80a655" style:font-style-asian="normal" style:font-style-complex="normal" fo:hyphenate="true" fo:hyphenation-remain-char-count="2" fo:hyphenation-push-char-count="2" loext:hyphenation-no-caps="false"/>
    </style:style>
    <style:style style:name="P8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0f6fb59" style:font-style-asian="normal" style:font-style-complex="normal" fo:hyphenate="true" fo:hyphenation-remain-char-count="2" fo:hyphenation-push-char-count="2" loext:hyphenation-no-caps="false"/>
    </style:style>
    <style:style style:name="P9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0fb47f" style:font-style-asian="normal" style:font-style-complex="normal" fo:hyphenate="true" fo:hyphenation-remain-char-count="2" fo:hyphenation-push-char-count="2" loext:hyphenation-no-caps="false"/>
    </style:style>
    <style:style style:name="P10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157de7" style:font-style-asian="normal" style:font-style-complex="normal" fo:hyphenate="true" fo:hyphenation-remain-char-count="2" fo:hyphenation-push-char-count="2" loext:hyphenation-no-caps="false"/>
    </style:style>
    <style:style style:name="P11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1a02d1" style:font-style-asian="normal" style:font-style-complex="normal" fo:hyphenate="true" fo:hyphenation-remain-char-count="2" fo:hyphenation-push-char-count="2" loext:hyphenation-no-caps="false"/>
    </style:style>
    <style:style style:name="P12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636f08" style:font-style-asian="normal" style:font-style-complex="normal" fo:hyphenate="true" fo:hyphenation-remain-char-count="2" fo:hyphenation-push-char-count="2" loext:hyphenation-no-caps="false"/>
    </style:style>
    <style:style style:name="P13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53f482" style:font-style-asian="normal" style:font-style-complex="normal" fo:hyphenate="true" fo:hyphenation-remain-char-count="2" fo:hyphenation-push-char-count="2" loext:hyphenation-no-caps="false"/>
    </style:style>
    <style:style style:name="P14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27049c" style:font-style-asian="normal" style:font-style-complex="normal" fo:hyphenate="true" fo:hyphenation-remain-char-count="2" fo:hyphenation-push-char-count="2" loext:hyphenation-no-caps="false"/>
    </style:style>
    <style:style style:name="P15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32b884" style:font-style-asian="normal" style:font-style-complex="normal" fo:hyphenate="true" fo:hyphenation-remain-char-count="2" fo:hyphenation-push-char-count="2" loext:hyphenation-no-caps="false"/>
    </style:style>
    <style:style style:name="P16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754e1e" style:font-style-asian="normal" style:font-style-complex="normal" fo:hyphenate="true" fo:hyphenation-remain-char-count="2" fo:hyphenation-push-char-count="2" loext:hyphenation-no-caps="false"/>
    </style:style>
    <style:style style:name="P17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d7b5f3" style:font-style-asian="normal" style:font-style-complex="normal" fo:hyphenate="true" fo:hyphenation-remain-char-count="2" fo:hyphenation-push-char-count="2" loext:hyphenation-no-caps="false"/>
    </style:style>
    <style:style style:name="P18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7f4274" officeooo:paragraph-rsid="01dc8f0d" style:font-style-asian="normal" style:font-style-complex="normal" fo:hyphenate="true" fo:hyphenation-remain-char-count="2" fo:hyphenation-push-char-count="2" loext:hyphenation-no-caps="false"/>
    </style:style>
    <style:style style:name="P19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f4c8b1" officeooo:paragraph-rsid="0153f482" style:font-style-asian="normal" style:font-style-complex="normal" fo:hyphenate="true" fo:hyphenation-remain-char-count="2" fo:hyphenation-push-char-count="2" loext:hyphenation-no-caps="false"/>
    </style:style>
    <style:style style:name="P20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f9e0f9" officeooo:paragraph-rsid="0108ab59" style:font-style-asian="normal" style:font-style-complex="normal" fo:hyphenate="true" fo:hyphenation-remain-char-count="2" fo:hyphenation-push-char-count="2" loext:hyphenation-no-caps="false"/>
    </style:style>
    <style:style style:name="P21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152bd6" officeooo:paragraph-rsid="01dc8f0d" style:font-style-asian="normal" style:font-style-complex="normal" fo:hyphenate="true" fo:hyphenation-remain-char-count="2" fo:hyphenation-push-char-count="2" loext:hyphenation-no-caps="false"/>
    </style:style>
    <style:style style:name="P22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152bd6" officeooo:paragraph-rsid="01f5704e" style:font-style-asian="normal" style:font-style-complex="normal" fo:hyphenate="true" fo:hyphenation-remain-char-count="2" fo:hyphenation-push-char-count="2" loext:hyphenation-no-caps="false"/>
    </style:style>
    <style:style style:name="P23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220ee7" officeooo:paragraph-rsid="01a785a1" style:font-style-asian="normal" style:font-style-complex="normal" fo:hyphenate="true" fo:hyphenation-remain-char-count="2" fo:hyphenation-push-char-count="2" loext:hyphenation-no-caps="false"/>
    </style:style>
    <style:style style:name="P24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27049c" officeooo:paragraph-rsid="0127049c" style:font-style-asian="normal" style:font-style-complex="normal" fo:hyphenate="true" fo:hyphenation-remain-char-count="2" fo:hyphenation-push-char-count="2" loext:hyphenation-no-caps="false"/>
    </style:style>
    <style:style style:name="P25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2b7124" officeooo:paragraph-rsid="0132b884" style:font-style-asian="normal" style:font-style-complex="normal" fo:hyphenate="true" fo:hyphenation-remain-char-count="2" fo:hyphenation-push-char-count="2" loext:hyphenation-no-caps="false"/>
    </style:style>
    <style:style style:name="P26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754e1e" officeooo:paragraph-rsid="004ea894" style:font-style-asian="normal" style:font-style-complex="normal" fo:hyphenate="true" fo:hyphenation-remain-char-count="2" fo:hyphenation-push-char-count="2" loext:hyphenation-no-caps="false"/>
    </style:style>
    <style:style style:name="P27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754e1e" officeooo:paragraph-rsid="01d7b5f3" style:font-style-asian="normal" style:font-style-complex="normal" fo:hyphenate="true" fo:hyphenation-remain-char-count="2" fo:hyphenation-push-char-count="2" loext:hyphenation-no-caps="false"/>
    </style:style>
    <style:style style:name="P28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c6534b" style:font-style-asian="normal" style:font-style-complex="normal" fo:hyphenate="true" fo:hyphenation-remain-char-count="2" fo:hyphenation-push-char-count="2" loext:hyphenation-no-caps="false"/>
    </style:style>
    <style:style style:name="P29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383e73" style:font-style-asian="normal" style:font-style-complex="normal" fo:hyphenate="true" fo:hyphenation-remain-char-count="2" fo:hyphenation-push-char-count="2" loext:hyphenation-no-caps="false"/>
    </style:style>
    <style:style style:name="P30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3f3c83" style:font-style-asian="normal" style:font-style-complex="normal" fo:hyphenate="true" fo:hyphenation-remain-char-count="2" fo:hyphenation-push-char-count="2" loext:hyphenation-no-caps="false"/>
    </style:style>
    <style:style style:name="P31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40a6fc" style:font-style-asian="normal" style:font-style-complex="normal" fo:hyphenate="true" fo:hyphenation-remain-char-count="2" fo:hyphenation-push-char-count="2" loext:hyphenation-no-caps="false"/>
    </style:style>
    <style:style style:name="P32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5a05fd" style:font-style-asian="normal" style:font-style-complex="normal" fo:hyphenate="true" fo:hyphenation-remain-char-count="2" fo:hyphenation-push-char-count="2" loext:hyphenation-no-caps="false"/>
    </style:style>
    <style:style style:name="P33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754e1e" style:font-style-asian="normal" style:font-style-complex="normal" fo:hyphenate="true" fo:hyphenation-remain-char-count="2" fo:hyphenation-push-char-count="2" loext:hyphenation-no-caps="false"/>
    </style:style>
    <style:style style:name="P34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439a70" style:font-style-asian="normal" style:font-style-complex="normal" fo:hyphenate="true" fo:hyphenation-remain-char-count="2" fo:hyphenation-push-char-count="2" loext:hyphenation-no-caps="false"/>
    </style:style>
    <style:style style:name="P35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d7b5f3" style:font-style-asian="normal" style:font-style-complex="normal" fo:hyphenate="true" fo:hyphenation-remain-char-count="2" fo:hyphenation-push-char-count="2" loext:hyphenation-no-caps="false"/>
    </style:style>
    <style:style style:name="P36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e4dcba" style:font-style-asian="normal" style:font-style-complex="normal" fo:hyphenate="true" fo:hyphenation-remain-char-count="2" fo:hyphenation-push-char-count="2" loext:hyphenation-no-caps="false"/>
    </style:style>
    <style:style style:name="P37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383e73" officeooo:paragraph-rsid="01f72591" style:font-style-asian="normal" style:font-style-complex="normal" fo:hyphenate="true" fo:hyphenation-remain-char-count="2" fo:hyphenation-push-char-count="2" loext:hyphenation-no-caps="false"/>
    </style:style>
    <style:style style:name="P38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41df31" officeooo:paragraph-rsid="01383e73" style:font-style-asian="normal" style:font-style-complex="normal" fo:hyphenate="true" fo:hyphenation-remain-char-count="2" fo:hyphenation-push-char-count="2" loext:hyphenation-no-caps="false"/>
    </style:style>
    <style:style style:name="P39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41df31" officeooo:paragraph-rsid="01d7b5f3" style:font-style-asian="normal" style:font-style-complex="normal" fo:hyphenate="true" fo:hyphenation-remain-char-count="2" fo:hyphenation-push-char-count="2" loext:hyphenation-no-caps="false"/>
    </style:style>
    <style:style style:name="P40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440dc7" officeooo:paragraph-rsid="01439a70" style:font-style-asian="normal" style:font-style-complex="normal" fo:hyphenate="true" fo:hyphenation-remain-char-count="2" fo:hyphenation-push-char-count="2" loext:hyphenation-no-caps="false"/>
    </style:style>
    <style:style style:name="P41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440dc7" officeooo:paragraph-rsid="01d7b5f3" style:font-style-asian="normal" style:font-style-complex="normal" fo:hyphenate="true" fo:hyphenation-remain-char-count="2" fo:hyphenation-push-char-count="2" loext:hyphenation-no-caps="false"/>
    </style:style>
    <style:style style:name="P42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52d935" officeooo:paragraph-rsid="0152d935" style:font-style-asian="normal" style:font-style-complex="normal" fo:hyphenate="true" fo:hyphenation-remain-char-count="2" fo:hyphenation-push-char-count="2" loext:hyphenation-no-caps="false"/>
    </style:style>
    <style:style style:name="P43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75cde8" officeooo:paragraph-rsid="0152d935" style:font-style-asian="normal" style:font-style-complex="normal" fo:hyphenate="true" fo:hyphenation-remain-char-count="2" fo:hyphenation-push-char-count="2" loext:hyphenation-no-caps="false"/>
    </style:style>
    <style:style style:name="P44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75cde8" officeooo:paragraph-rsid="0175cde8" style:font-style-asian="normal" style:font-style-complex="normal" fo:hyphenate="true" fo:hyphenation-remain-char-count="2" fo:hyphenation-push-char-count="2" loext:hyphenation-no-caps="false"/>
    </style:style>
    <style:style style:name="P45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75cde8" officeooo:paragraph-rsid="01d7b5f3" style:font-style-asian="normal" style:font-style-complex="normal" fo:hyphenate="true" fo:hyphenation-remain-char-count="2" fo:hyphenation-push-char-count="2" loext:hyphenation-no-caps="false"/>
    </style:style>
    <style:style style:name="P46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37678d" officeooo:paragraph-rsid="01d64d73" style:font-style-asian="normal" style:font-style-complex="normal" fo:hyphenate="true" fo:hyphenation-remain-char-count="2" fo:hyphenation-push-char-count="2" loext:hyphenation-no-caps="false"/>
    </style:style>
    <style:style style:name="P47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018e29f" officeooo:paragraph-rsid="01d64d73" style:font-style-asian="normal" style:font-style-complex="normal" fo:hyphenate="true" fo:hyphenation-remain-char-count="2" fo:hyphenation-push-char-count="2" loext:hyphenation-no-caps="false"/>
    </style:style>
    <style:style style:name="P48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e9839f" officeooo:paragraph-rsid="01d64d73" style:font-style-asian="normal" style:font-style-complex="normal" fo:hyphenate="true" fo:hyphenation-remain-char-count="2" fo:hyphenation-push-char-count="2" loext:hyphenation-no-caps="false"/>
    </style:style>
    <style:style style:name="P49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officeooo:rsid="01de1d02" officeooo:paragraph-rsid="005f38fc" fo:hyphenate="true" fo:hyphenation-remain-char-count="2" fo:hyphenation-push-char-count="2" loext:hyphenation-no-caps="false"/>
    </style:style>
    <style:style style:name="P50" style:family="paragraph" style:parent-style-name="Standard_20__28_user_29_">
      <style:paragraph-properties fo:text-align="center" style:justify-single-word="false" fo:hyphenation-ladder-count="no-limit"/>
      <style:text-properties fo:color="#000000" officeooo:paragraph-rsid="00052768" fo:hyphenate="true" fo:hyphenation-remain-char-count="2" fo:hyphenation-push-char-count="2" loext:hyphenation-no-caps="false"/>
    </style:style>
    <style:style style:name="P51" style:family="paragraph" style:parent-style-name="Standard_20__28_user_29_">
      <style:paragraph-properties fo:text-align="justify" style:justify-single-word="false" fo:hyphenation-ladder-count="no-limit"/>
      <style:text-properties fo:color="#000000" fo:font-style="normal" officeooo:paragraph-rsid="0037678d" style:font-style-asian="normal" style:font-style-complex="normal" fo:hyphenate="true" fo:hyphenation-remain-char-count="2" fo:hyphenation-push-char-count="2" loext:hyphenation-no-caps="false"/>
    </style:style>
    <style:style style:name="P52" style:family="paragraph" style:parent-style-name="Standard_20__28_user_29_">
      <style:paragraph-properties fo:text-align="justify" style:justify-single-word="false" fo:hyphenation-ladder-count="no-limit"/>
      <style:text-properties fo:color="#000000" fo:font-style="normal" officeooo:paragraph-rsid="00386999" style:font-style-asian="normal" style:font-style-complex="normal" fo:hyphenate="true" fo:hyphenation-remain-char-count="2" fo:hyphenation-push-char-count="2" loext:hyphenation-no-caps="false"/>
    </style:style>
    <style:style style:name="P53" style:family="paragraph" style:parent-style-name="Standard_20__28_user_29_">
      <style:paragraph-properties fo:text-align="justify" style:justify-single-word="false" fo:hyphenation-ladder-count="no-limit"/>
      <style:text-properties fo:color="#000000" fo:font-style="normal" officeooo:paragraph-rsid="003e7ac2" style:font-style-asian="normal" style:font-style-complex="normal" fo:hyphenate="true" fo:hyphenation-remain-char-count="2" fo:hyphenation-push-char-count="2" loext:hyphenation-no-caps="false"/>
    </style:style>
    <style:style style:name="P54" style:family="paragraph" style:parent-style-name="Standard_20__28_user_29_">
      <style:paragraph-properties fo:text-align="justify" style:justify-single-word="false" fo:hyphenation-ladder-count="no-limit"/>
      <style:text-properties fo:color="#000000" fo:font-style="normal" officeooo:paragraph-rsid="004dd4e2" style:font-style-asian="normal" style:font-style-complex="normal" fo:hyphenate="true" fo:hyphenation-remain-char-count="2" fo:hyphenation-push-char-count="2" loext:hyphenation-no-caps="false"/>
    </style:style>
    <style:style style:name="P55" style:family="paragraph" style:parent-style-name="Standard_20__28_user_29_">
      <style:paragraph-properties fo:text-align="justify" style:justify-single-word="false" fo:hyphenation-ladder-count="no-limit"/>
      <style:text-properties fo:color="#000000" fo:font-style="normal" officeooo:paragraph-rsid="01d64d73" style:font-style-asian="normal" style:font-style-complex="normal" fo:hyphenate="true" fo:hyphenation-remain-char-count="2" fo:hyphenation-push-char-count="2" loext:hyphenation-no-caps="false"/>
    </style:style>
    <style:style style:name="P56" style:family="paragraph" style:parent-style-name="Standard_20__28_user_29_">
      <style:paragraph-properties fo:text-align="justify" style:justify-single-word="false" fo:hyphenation-ladder-count="no-limit"/>
      <style:text-properties officeooo:paragraph-rsid="01a73da3" fo:hyphenate="true" fo:hyphenation-remain-char-count="2" fo:hyphenation-push-char-count="2" loext:hyphenation-no-caps="false"/>
    </style:style>
    <style:style style:name="P57" style:family="paragraph" style:parent-style-name="Standard_20__28_user_29_">
      <style:paragraph-properties fo:text-align="justify" style:justify-single-word="false" fo:hyphenation-ladder-count="no-limit"/>
      <style:text-properties officeooo:paragraph-rsid="004ea894" fo:hyphenate="true" fo:hyphenation-remain-char-count="2" fo:hyphenation-push-char-count="2" loext:hyphenation-no-caps="false"/>
    </style:style>
    <style:style style:name="P58" style:family="paragraph" style:parent-style-name="Standard_20__28_user_29_">
      <style:paragraph-properties fo:text-align="justify" style:justify-single-word="false" fo:hyphenation-ladder-count="no-limit"/>
      <style:text-properties officeooo:paragraph-rsid="0177eae7" fo:hyphenate="true" fo:hyphenation-remain-char-count="2" fo:hyphenation-push-char-count="2" loext:hyphenation-no-caps="false"/>
    </style:style>
    <style:style style:name="P59" style:family="paragraph" style:parent-style-name="Standard_20__28_user_29_">
      <style:paragraph-properties fo:text-align="justify" style:justify-single-word="false" fo:hyphenation-ladder-count="no-limit"/>
      <style:text-properties officeooo:paragraph-rsid="0153f482" fo:hyphenate="true" fo:hyphenation-remain-char-count="2" fo:hyphenation-push-char-count="2" loext:hyphenation-no-caps="false"/>
    </style:style>
    <style:style style:name="P60" style:family="paragraph" style:parent-style-name="Standard_20__28_user_29_">
      <style:paragraph-properties fo:text-align="justify" style:justify-single-word="false" fo:hyphenation-ladder-count="no-limit"/>
      <style:text-properties officeooo:paragraph-rsid="01439a70" fo:hyphenate="true" fo:hyphenation-remain-char-count="2" fo:hyphenation-push-char-count="2" loext:hyphenation-no-caps="false"/>
    </style:style>
    <style:style style:name="P61" style:family="paragraph" style:parent-style-name="Standard_20__28_user_29_">
      <style:paragraph-properties fo:text-align="justify" style:justify-single-word="false" fo:hyphenation-ladder-count="no-limit"/>
      <style:text-properties officeooo:paragraph-rsid="01d64d73" fo:hyphenate="true" fo:hyphenation-remain-char-count="2" fo:hyphenation-push-char-count="2" loext:hyphenation-no-caps="false"/>
    </style:style>
    <style:style style:name="P62" style:family="paragraph" style:parent-style-name="Standard_20__28_user_29_">
      <style:paragraph-properties fo:text-align="justify" style:justify-single-word="false" fo:hyphenation-ladder-count="no-limit"/>
      <style:text-properties officeooo:paragraph-rsid="01dc8f0d" fo:hyphenate="true" fo:hyphenation-remain-char-count="2" fo:hyphenation-push-char-count="2" loext:hyphenation-no-caps="false"/>
    </style:style>
    <style:style style:name="P63" style:family="paragraph" style:parent-style-name="Standard_20__28_user_29_">
      <style:paragraph-properties fo:text-align="justify" style:justify-single-word="false" fo:hyphenation-ladder-count="no-limit"/>
      <style:text-properties officeooo:paragraph-rsid="01dd0809" fo:hyphenate="true" fo:hyphenation-remain-char-count="2" fo:hyphenation-push-char-count="2" loext:hyphenation-no-caps="false"/>
    </style:style>
    <style:style style:name="P64" style:family="paragraph" style:parent-style-name="Standard_20__28_user_29_">
      <style:paragraph-properties fo:text-align="justify" style:justify-single-word="false" fo:hyphenation-ladder-count="no-limit"/>
      <style:text-properties officeooo:paragraph-rsid="005f38fc" fo:hyphenate="true" fo:hyphenation-remain-char-count="2" fo:hyphenation-push-char-count="2" loext:hyphenation-no-caps="false"/>
    </style:style>
    <style:style style:name="P65" style:family="paragraph" style:parent-style-name="Standard_20__28_user_29_">
      <style:paragraph-properties fo:text-align="justify" style:justify-single-word="false" fo:hyphenation-ladder-count="no-limit"/>
      <style:text-properties officeooo:paragraph-rsid="004dd4e2" fo:hyphenate="true" fo:hyphenation-remain-char-count="2" fo:hyphenation-push-char-count="2" loext:hyphenation-no-caps="false"/>
    </style:style>
    <style:style style:name="P66" style:family="paragraph" style:parent-style-name="Standard_20__28_user_29_">
      <style:paragraph-properties fo:text-align="justify" style:justify-single-word="false" fo:hyphenation-ladder-count="no-limit"/>
      <style:text-properties officeooo:paragraph-rsid="01588158" fo:hyphenate="true" fo:hyphenation-remain-char-count="2" fo:hyphenation-push-char-count="2" loext:hyphenation-no-caps="false"/>
    </style:style>
    <style:style style:name="P67" style:family="paragraph" style:parent-style-name="Standard_20__28_user_29_">
      <style:paragraph-properties fo:text-align="justify" style:justify-single-word="false" fo:hyphenation-ladder-count="no-limit"/>
      <style:text-properties officeooo:paragraph-rsid="01e311ad" fo:hyphenate="true" fo:hyphenation-remain-char-count="2" fo:hyphenation-push-char-count="2" loext:hyphenation-no-caps="false"/>
    </style:style>
    <style:style style:name="P68" style:family="paragraph" style:parent-style-name="Standard_20__28_user_29_">
      <style:paragraph-properties fo:text-align="justify" style:justify-single-word="false" fo:hyphenation-ladder-count="no-limit"/>
      <style:text-properties officeooo:paragraph-rsid="01d7b5f3" fo:hyphenate="true" fo:hyphenation-remain-char-count="2" fo:hyphenation-push-char-count="2" loext:hyphenation-no-caps="false"/>
    </style:style>
    <style:style style:name="P69" style:family="paragraph" style:parent-style-name="Standard_20__28_user_29_">
      <style:paragraph-properties fo:text-align="justify" style:justify-single-word="false" fo:hyphenation-ladder-count="no-limit"/>
      <style:text-properties officeooo:paragraph-rsid="0180a655" fo:hyphenate="true" fo:hyphenation-remain-char-count="2" fo:hyphenation-push-char-count="2" loext:hyphenation-no-caps="false"/>
    </style:style>
    <style:style style:name="P70" style:family="paragraph" style:parent-style-name="Standard_20__28_user_29_">
      <style:paragraph-properties fo:text-align="justify" style:justify-single-word="false" fo:hyphenation-ladder-count="no-limit"/>
      <style:text-properties officeooo:paragraph-rsid="016d8f88" fo:hyphenate="true" fo:hyphenation-remain-char-count="2" fo:hyphenation-push-char-count="2" loext:hyphenation-no-caps="false"/>
    </style:style>
    <style:style style:name="P71" style:family="paragraph" style:parent-style-name="Standard_20__28_user_29_">
      <style:paragraph-properties fo:text-align="justify" style:justify-single-word="false" fo:hyphenation-ladder-count="no-limit"/>
      <style:text-properties officeooo:paragraph-rsid="01f3aa2d" fo:hyphenate="true" fo:hyphenation-remain-char-count="2" fo:hyphenation-push-char-count="2" loext:hyphenation-no-caps="false"/>
    </style:style>
    <style:style style:name="P72" style:family="paragraph" style:parent-style-name="Standard_20__28_user_29_">
      <style:paragraph-properties fo:text-align="justify" style:justify-single-word="false" fo:hyphenation-ladder-count="no-limit"/>
      <style:text-properties officeooo:paragraph-rsid="017fa4da" fo:hyphenate="true" fo:hyphenation-remain-char-count="2" fo:hyphenation-push-char-count="2" loext:hyphenation-no-caps="false"/>
    </style:style>
    <style:style style:name="P73" style:family="paragraph" style:parent-style-name="Standard_20__28_user_29_">
      <style:paragraph-properties fo:text-align="justify" style:justify-single-word="false" fo:hyphenation-ladder-count="no-limit"/>
      <style:text-properties officeooo:paragraph-rsid="01f5704e" fo:hyphenate="true" fo:hyphenation-remain-char-count="2" fo:hyphenation-push-char-count="2" loext:hyphenation-no-caps="false"/>
    </style:style>
    <style:style style:name="P74" style:family="paragraph" style:parent-style-name="Standard_20__28_user_29_">
      <style:paragraph-properties fo:text-align="justify" style:justify-single-word="false" fo:hyphenation-ladder-count="no-limit"/>
      <style:text-properties officeooo:paragraph-rsid="01831fcb" fo:hyphenate="true" fo:hyphenation-remain-char-count="2" fo:hyphenation-push-char-count="2" loext:hyphenation-no-caps="false"/>
    </style:style>
    <style:style style:name="P75" style:family="paragraph" style:parent-style-name="Standard_20__28_user_29_">
      <style:paragraph-properties fo:text-align="justify" style:justify-single-word="false" fo:hyphenation-ladder-count="no-limit"/>
      <style:text-properties officeooo:paragraph-rsid="01fc2489" fo:hyphenate="true" fo:hyphenation-remain-char-count="2" fo:hyphenation-push-char-count="2" loext:hyphenation-no-caps="false"/>
    </style:style>
    <style:style style:name="P76" style:family="paragraph" style:parent-style-name="Standard_20__28_user_29_">
      <style:paragraph-properties fo:text-align="justify" style:justify-single-word="false" fo:hyphenation-ladder-count="no-limit"/>
      <style:text-properties officeooo:paragraph-rsid="003e7ac2" fo:hyphenate="true" fo:hyphenation-remain-char-count="2" fo:hyphenation-push-char-count="2" loext:hyphenation-no-caps="false"/>
    </style:style>
    <style:style style:name="P77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8665ee" style:font-style-asian="normal" style:font-style-complex="normal" fo:hyphenate="true" fo:hyphenation-remain-char-count="2" fo:hyphenation-push-char-count="2" loext:hyphenation-no-caps="false"/>
    </style:style>
    <style:style style:name="P78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3b2609" style:font-style-asian="normal" style:font-style-complex="normal" fo:hyphenate="true" fo:hyphenation-remain-char-count="2" fo:hyphenation-push-char-count="2" loext:hyphenation-no-caps="false"/>
    </style:style>
    <style:style style:name="P79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703923" style:font-style-asian="normal" style:font-style-complex="normal" fo:hyphenate="true" fo:hyphenation-remain-char-count="2" fo:hyphenation-push-char-count="2" loext:hyphenation-no-caps="false"/>
    </style:style>
    <style:style style:name="P80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060d1cd" style:font-style-asian="normal" style:font-style-complex="normal" fo:hyphenate="true" fo:hyphenation-remain-char-count="2" fo:hyphenation-push-char-count="2" loext:hyphenation-no-caps="false"/>
    </style:style>
    <style:style style:name="P81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7fa4da" style:font-style-asian="normal" style:font-style-complex="normal" fo:hyphenate="true" fo:hyphenation-remain-char-count="2" fo:hyphenation-push-char-count="2" loext:hyphenation-no-caps="false"/>
    </style:style>
    <style:style style:name="P82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0421379" style:font-style-asian="normal" style:font-style-complex="normal" fo:hyphenate="true" fo:hyphenation-remain-char-count="2" fo:hyphenation-push-char-count="2" loext:hyphenation-no-caps="false"/>
    </style:style>
    <style:style style:name="P83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0ba3c77" style:font-style-asian="normal" style:font-style-complex="normal" fo:hyphenate="true" fo:hyphenation-remain-char-count="2" fo:hyphenation-push-char-count="2" loext:hyphenation-no-caps="false"/>
    </style:style>
    <style:style style:name="P84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03e7ac2" style:font-style-asian="normal" style:font-style-complex="normal" fo:hyphenate="true" fo:hyphenation-remain-char-count="2" fo:hyphenation-push-char-count="2" loext:hyphenation-no-caps="false"/>
    </style:style>
    <style:style style:name="P85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7430c2" style:font-style-asian="normal" style:font-style-complex="normal" fo:hyphenate="true" fo:hyphenation-remain-char-count="2" fo:hyphenation-push-char-count="2" loext:hyphenation-no-caps="false"/>
    </style:style>
    <style:style style:name="P86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0fb47f" style:font-style-asian="normal" style:font-style-complex="normal" fo:hyphenate="true" fo:hyphenation-remain-char-count="2" fo:hyphenation-push-char-count="2" loext:hyphenation-no-caps="false"/>
    </style:style>
    <style:style style:name="P87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0a9d661" style:font-style-asian="normal" style:font-style-complex="normal" fo:hyphenate="true" fo:hyphenation-remain-char-count="2" fo:hyphenation-push-char-count="2" loext:hyphenation-no-caps="false"/>
    </style:style>
    <style:style style:name="P88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5759b9" style:font-style-asian="normal" style:font-style-complex="normal" fo:hyphenate="true" fo:hyphenation-remain-char-count="2" fo:hyphenation-push-char-count="2" loext:hyphenation-no-caps="false"/>
    </style:style>
    <style:style style:name="P89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0a8e3cf" style:font-style-asian="normal" style:font-style-complex="normal" fo:hyphenate="true" fo:hyphenation-remain-char-count="2" fo:hyphenation-push-char-count="2" loext:hyphenation-no-caps="false"/>
    </style:style>
    <style:style style:name="P90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877fae" style:font-style-asian="normal" style:font-style-complex="normal" fo:hyphenate="true" fo:hyphenation-remain-char-count="2" fo:hyphenation-push-char-count="2" loext:hyphenation-no-caps="false"/>
    </style:style>
    <style:style style:name="P91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04ea894" style:font-style-asian="normal" style:font-style-complex="normal" fo:hyphenate="true" fo:hyphenation-remain-char-count="2" fo:hyphenation-push-char-count="2" loext:hyphenation-no-caps="false"/>
    </style:style>
    <style:style style:name="P92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27049c" style:font-style-asian="normal" style:font-style-complex="normal" fo:hyphenate="true" fo:hyphenation-remain-char-count="2" fo:hyphenation-push-char-count="2" loext:hyphenation-no-caps="false"/>
    </style:style>
    <style:style style:name="P93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383e73" style:font-style-asian="normal" style:font-style-complex="normal" fo:hyphenate="true" fo:hyphenation-remain-char-count="2" fo:hyphenation-push-char-count="2" loext:hyphenation-no-caps="false"/>
    </style:style>
    <style:style style:name="P94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40a6fc" style:font-style-asian="normal" style:font-style-complex="normal" fo:hyphenate="true" fo:hyphenation-remain-char-count="2" fo:hyphenation-push-char-count="2" loext:hyphenation-no-caps="false"/>
    </style:style>
    <style:style style:name="P95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439a70" style:font-style-asian="normal" style:font-style-complex="normal" fo:hyphenate="true" fo:hyphenation-remain-char-count="2" fo:hyphenation-push-char-count="2" loext:hyphenation-no-caps="false"/>
    </style:style>
    <style:style style:name="P96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897010" style:font-style-asian="normal" style:font-style-complex="normal" fo:hyphenate="true" fo:hyphenation-remain-char-count="2" fo:hyphenation-push-char-count="2" loext:hyphenation-no-caps="false"/>
    </style:style>
    <style:style style:name="P97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52d935" style:font-style-asian="normal" style:font-style-complex="normal" fo:hyphenate="true" fo:hyphenation-remain-char-count="2" fo:hyphenation-push-char-count="2" loext:hyphenation-no-caps="false"/>
    </style:style>
    <style:style style:name="P98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cbe0ed" style:font-style-asian="normal" style:font-style-complex="normal" fo:hyphenate="true" fo:hyphenation-remain-char-count="2" fo:hyphenation-push-char-count="2" loext:hyphenation-no-caps="false"/>
    </style:style>
    <style:style style:name="P99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75f0b8" style:font-style-asian="normal" style:font-style-complex="normal" fo:hyphenate="true" fo:hyphenation-remain-char-count="2" fo:hyphenation-push-char-count="2" loext:hyphenation-no-caps="false"/>
    </style:style>
    <style:style style:name="P100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849764" style:font-style-asian="normal" style:font-style-complex="normal" fo:hyphenate="true" fo:hyphenation-remain-char-count="2" fo:hyphenation-push-char-count="2" loext:hyphenation-no-caps="false"/>
    </style:style>
    <style:style style:name="P101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d64d73" style:font-style-asian="normal" style:font-style-complex="normal" fo:hyphenate="true" fo:hyphenation-remain-char-count="2" fo:hyphenation-push-char-count="2" loext:hyphenation-no-caps="false"/>
    </style:style>
    <style:style style:name="P102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d7b5f3" style:font-style-asian="normal" style:font-style-complex="normal" fo:hyphenate="true" fo:hyphenation-remain-char-count="2" fo:hyphenation-push-char-count="2" loext:hyphenation-no-caps="false"/>
    </style:style>
    <style:style style:name="P103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e0ff61" style:font-style-asian="normal" style:font-style-complex="normal" fo:hyphenate="true" fo:hyphenation-remain-char-count="2" fo:hyphenation-push-char-count="2" loext:hyphenation-no-caps="false"/>
    </style:style>
    <style:style style:name="P104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f7cdfe" style:font-style-asian="normal" style:font-style-complex="normal" fo:hyphenate="true" fo:hyphenation-remain-char-count="2" fo:hyphenation-push-char-count="2" loext:hyphenation-no-caps="false"/>
    </style:style>
    <style:style style:name="P105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f8b432" style:font-style-asian="normal" style:font-style-complex="normal" fo:hyphenate="true" fo:hyphenation-remain-char-count="2" fo:hyphenation-push-char-count="2" loext:hyphenation-no-caps="false"/>
    </style:style>
    <style:style style:name="P106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fa80c0" style:font-style-asian="normal" style:font-style-complex="normal" fo:hyphenate="true" fo:hyphenation-remain-char-count="2" fo:hyphenation-push-char-count="2" loext:hyphenation-no-caps="false"/>
    </style:style>
    <style:style style:name="P107" style:family="paragraph" style:parent-style-name="Standard_20__28_user_29_">
      <style:paragraph-properties fo:text-align="justify" style:justify-single-word="false" fo:hyphenation-ladder-count="no-limit"/>
      <style:text-properties style:font-name="Times New Roman" fo:font-style="normal" officeooo:paragraph-rsid="004ea894" style:font-style-asian="normal" style:font-style-complex="normal" fo:hyphenate="true" fo:hyphenation-remain-char-count="2" fo:hyphenation-push-char-count="2" loext:hyphenation-no-caps="false"/>
    </style:style>
    <style:style style:name="P108" style:family="paragraph" style:parent-style-name="Standard_20__28_user_29_">
      <style:paragraph-properties fo:text-align="justify" style:justify-single-word="false" fo:hyphenation-ladder-count="no-limit"/>
      <style:text-properties style:font-name="Times New Roman" fo:font-style="normal" officeooo:rsid="01849764" officeooo:paragraph-rsid="019c4bf8" style:font-style-asian="normal" style:font-style-complex="normal" fo:hyphenate="true" fo:hyphenation-remain-char-count="2" fo:hyphenation-push-char-count="2" loext:hyphenation-no-caps="false"/>
    </style:style>
    <style:style style:name="P109" style:family="paragraph" style:parent-style-name="Standard_20__28_user_29_" style:master-page-name="Standard">
      <style:paragraph-properties fo:text-align="center" style:justify-single-word="false" fo:hyphenation-ladder-count="no-limit" style:page-number="auto"/>
      <style:text-properties fo:color="#000000" style:font-name="Times New Roman" fo:font-weight="bold" officeooo:paragraph-rsid="00052768" style:font-weight-asian="bold" style:font-weight-complex="bold" fo:hyphenate="true" fo:hyphenation-remain-char-count="2" fo:hyphenation-push-char-count="2" loext:hyphenation-no-caps="false"/>
    </style:style>
    <style:style style:name="P110" style:family="paragraph" style:parent-style-name="Standard_20__28_user_29_">
      <style:paragraph-properties fo:text-align="justify" style:justify-single-word="false" fo:hyphenation-ladder-count="no-limit"/>
      <style:text-properties fo:color="#000000" style:font-name="Times New Roman" fo:font-style="normal" officeooo:rsid="01fc90b0" officeooo:paragraph-rsid="01fc90b0" style:font-style-asian="normal" style:font-style-complex="normal" fo:hyphenate="true" fo:hyphenation-remain-char-count="2" fo:hyphenation-push-char-count="2" loext:hyphenation-no-caps="false"/>
    </style:style>
    <style:style style:name="P111" style:family="paragraph" style:parent-style-name="Standard_20__28_user_29_">
      <style:paragraph-properties fo:text-align="justify" style:justify-single-word="false" fo:hyphenation-ladder-count="no-limit"/>
      <style:text-properties officeooo:paragraph-rsid="00181872" fo:hyphenate="true" fo:hyphenation-remain-char-count="2" fo:hyphenation-push-char-count="2" loext:hyphenation-no-caps="false"/>
    </style:style>
    <style:style style:name="P112" style:family="paragraph" style:parent-style-name="Standard_20__28_user_29_">
      <style:paragraph-properties fo:text-align="justify" style:justify-single-word="false" fo:hyphenation-ladder-count="no-limit"/>
      <style:text-properties officeooo:paragraph-rsid="016d8f88" fo:hyphenate="true" fo:hyphenation-remain-char-count="2" fo:hyphenation-push-char-count="2" loext:hyphenation-no-caps="false"/>
    </style:style>
    <style:style style:name="P113" style:family="paragraph" style:parent-style-name="Standard_20__28_user_29_">
      <style:paragraph-properties fo:text-align="justify" style:justify-single-word="false" fo:hyphenation-ladder-count="no-limit"/>
      <style:text-properties officeooo:paragraph-rsid="002e5e2f" fo:hyphenate="true" fo:hyphenation-remain-char-count="2" fo:hyphenation-push-char-count="2" loext:hyphenation-no-caps="false"/>
    </style:style>
    <style:style style:name="P114" style:family="paragraph" style:parent-style-name="Standard_20__28_user_29_">
      <style:paragraph-properties fo:text-align="justify" style:justify-single-word="false" fo:hyphenation-ladder-count="no-limit"/>
      <style:text-properties officeooo:paragraph-rsid="01ab10e8" fo:hyphenate="true" fo:hyphenation-remain-char-count="2" fo:hyphenation-push-char-count="2" loext:hyphenation-no-caps="false"/>
    </style:style>
    <style:style style:name="P115" style:family="paragraph" style:parent-style-name="Standard_20__28_user_29_">
      <style:paragraph-properties fo:text-align="justify" style:justify-single-word="false" fo:hyphenation-ladder-count="no-limit"/>
      <style:text-properties officeooo:paragraph-rsid="01fd8c71" fo:hyphenate="true" fo:hyphenation-remain-char-count="2" fo:hyphenation-push-char-count="2" loext:hyphenation-no-caps="false"/>
    </style:style>
    <style:style style:name="P116" style:family="paragraph" style:parent-style-name="Standard_20__28_user_29_">
      <style:paragraph-properties fo:text-align="justify" style:justify-single-word="false" fo:hyphenation-ladder-count="no-limit"/>
      <style:text-properties officeooo:paragraph-rsid="0106e930" fo:hyphenate="true" fo:hyphenation-remain-char-count="2" fo:hyphenation-push-char-count="2" loext:hyphenation-no-caps="false"/>
    </style:style>
    <style:style style:name="P117" style:family="paragraph" style:parent-style-name="Standard_20__28_user_29_">
      <style:paragraph-properties fo:text-align="justify" style:justify-single-word="false" fo:hyphenation-ladder-count="no-limit"/>
      <style:text-properties officeooo:paragraph-rsid="01157de7" fo:hyphenate="true" fo:hyphenation-remain-char-count="2" fo:hyphenation-push-char-count="2" loext:hyphenation-no-caps="false"/>
    </style:style>
    <style:style style:name="P118" style:family="paragraph" style:parent-style-name="Standard_20__28_user_29_">
      <style:paragraph-properties fo:text-align="justify" style:justify-single-word="false" fo:hyphenation-ladder-count="no-limit"/>
      <style:text-properties fo:font-style="normal" officeooo:paragraph-rsid="01fd8c71" style:font-style-asian="normal" style:font-style-complex="normal" fo:hyphenate="true" fo:hyphenation-remain-char-count="2" fo:hyphenation-push-char-count="2" loext:hyphenation-no-caps="false"/>
    </style:style>
    <style:style style:name="P119" style:family="paragraph" style:parent-style-name="Standard_20__28_user_29_">
      <style:paragraph-properties fo:text-align="justify" style:justify-single-word="false" fo:hyphenation-ladder-count="no-limit"/>
      <style:text-properties style:font-name="Times New Roman" fo:font-style="normal" officeooo:rsid="01849764" officeooo:paragraph-rsid="019c4bf8" style:font-style-asian="normal" style:font-style-complex="normal" fo:hyphenate="true" fo:hyphenation-remain-char-count="2" fo:hyphenation-push-char-count="2" loext:hyphenation-no-caps="false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bold" officeooo:rsid="000584f6" style:font-weight-asian="bold" style:font-weight-complex="bold"/>
    </style:style>
    <style:style style:name="T3" style:family="text">
      <style:text-properties style:font-name="Times New Roman" fo:font-weight="bold" officeooo:rsid="0008ada7" style:font-weight-asian="bold" style:font-weight-complex="bold"/>
    </style:style>
    <style:style style:name="T4" style:family="text">
      <style:text-properties style:font-name="Times New Roman" officeooo:rsid="00148eac"/>
    </style:style>
    <style:style style:name="T5" style:family="text">
      <style:text-properties style:font-name="Times New Roman" fo:font-style="normal" officeooo:rsid="0138d285" style:font-style-asian="normal" style:font-style-complex="normal"/>
    </style:style>
    <style:style style:name="T6" style:family="text">
      <style:text-properties style:font-name="Times New Roman" fo:font-style="normal" officeooo:rsid="0138ebaa" style:font-style-asian="normal" style:font-style-complex="normal"/>
    </style:style>
    <style:style style:name="T7" style:family="text">
      <style:text-properties style:font-name="Times New Roman" fo:font-style="normal" officeooo:rsid="01890cd1" style:font-style-asian="normal" style:font-style-complex="normal"/>
    </style:style>
    <style:style style:name="T8" style:family="text">
      <style:text-properties style:font-name="Times New Roman" fo:font-style="normal" officeooo:rsid="0199b578" style:font-style-asian="normal" style:font-style-complex="normal"/>
    </style:style>
    <style:style style:name="T9" style:family="text">
      <style:text-properties style:font-name="Times New Roman" fo:font-style="normal" officeooo:rsid="01c95df3" style:font-style-asian="normal" style:font-style-complex="normal"/>
    </style:style>
    <style:style style:name="T10" style:family="text">
      <style:text-properties style:font-name="Times New Roman" fo:font-style="normal" officeooo:rsid="01d47951" style:font-style-asian="normal" style:font-style-complex="normal"/>
    </style:style>
    <style:style style:name="T11" style:family="text">
      <style:text-properties style:font-name="Times New Roman" fo:font-style="normal" officeooo:rsid="00148eac" style:font-style-asian="normal" style:font-style-complex="normal"/>
    </style:style>
    <style:style style:name="T12" style:family="text">
      <style:text-properties style:font-name="Times New Roman" fo:font-style="normal" officeooo:rsid="016d8f88" style:font-style-asian="normal" style:font-style-complex="normal"/>
    </style:style>
    <style:style style:name="T13" style:family="text">
      <style:text-properties style:font-name="Times New Roman" fo:font-style="normal" officeooo:rsid="0160931f" style:font-style-asian="normal" style:font-style-complex="normal"/>
    </style:style>
    <style:style style:name="T14" style:family="text">
      <style:text-properties style:font-name="Times New Roman" fo:font-style="normal" officeooo:rsid="001d8c28" style:font-style-asian="normal" style:font-style-complex="normal"/>
    </style:style>
    <style:style style:name="T15" style:family="text">
      <style:text-properties style:font-name="Times New Roman" fo:font-style="normal" officeooo:rsid="001685d0" style:font-style-asian="normal" style:font-style-complex="normal"/>
    </style:style>
    <style:style style:name="T16" style:family="text">
      <style:text-properties style:font-name="Times New Roman" fo:font-style="normal" officeooo:rsid="00181872" style:font-style-asian="normal" style:font-style-complex="normal"/>
    </style:style>
    <style:style style:name="T17" style:family="text">
      <style:text-properties style:font-name="Times New Roman" fo:font-style="normal" officeooo:rsid="002e5e2f" style:font-style-asian="normal" style:font-style-complex="normal"/>
    </style:style>
    <style:style style:name="T18" style:family="text">
      <style:text-properties style:font-name="Times New Roman" fo:font-style="normal" officeooo:rsid="01dd0809" style:font-style-asian="normal" style:font-style-complex="normal"/>
    </style:style>
    <style:style style:name="T19" style:family="text">
      <style:text-properties style:font-name="Times New Roman" fo:font-style="normal" officeooo:rsid="00706769" style:font-style-asian="normal" style:font-style-complex="normal"/>
    </style:style>
    <style:style style:name="T20" style:family="text">
      <style:text-properties style:font-name="Times New Roman" fo:font-style="normal" officeooo:rsid="01efc7d7" style:font-style-asian="normal" style:font-style-complex="normal"/>
    </style:style>
    <style:style style:name="T21" style:family="text">
      <style:text-properties style:font-name="Times New Roman" fo:font-style="normal" officeooo:rsid="0031b8f6" style:font-style-asian="normal" style:font-style-complex="normal"/>
    </style:style>
    <style:style style:name="T22" style:family="text">
      <style:text-properties style:font-name="Times New Roman" fo:font-style="normal" officeooo:rsid="003e7576" style:font-style-asian="normal" style:font-style-complex="normal"/>
    </style:style>
    <style:style style:name="T23" style:family="text">
      <style:text-properties style:font-name="Times New Roman" fo:font-style="normal" officeooo:rsid="00345865" style:font-style-asian="normal" style:font-style-complex="normal"/>
    </style:style>
    <style:style style:name="T24" style:family="text">
      <style:text-properties style:font-name="Times New Roman" fo:font-style="normal" officeooo:rsid="01c1749d" style:font-style-asian="normal" style:font-style-complex="normal"/>
    </style:style>
    <style:style style:name="T25" style:family="text">
      <style:text-properties style:font-name="Times New Roman" fo:font-style="normal" officeooo:rsid="0060d1cd" style:font-style-asian="normal" style:font-style-complex="normal"/>
    </style:style>
    <style:style style:name="T26" style:family="text">
      <style:text-properties style:font-name="Times New Roman" fo:font-style="normal" officeooo:rsid="01fc2489" style:font-style-asian="normal" style:font-style-complex="normal"/>
    </style:style>
    <style:style style:name="T27" style:family="text">
      <style:text-properties style:font-name="Times New Roman" fo:font-style="normal" officeooo:rsid="01b276d2" style:font-style-asian="normal" style:font-style-complex="normal"/>
    </style:style>
    <style:style style:name="T28" style:family="text">
      <style:text-properties style:font-name="Times New Roman" fo:font-style="normal" officeooo:rsid="01869f8f" style:font-style-asian="normal" style:font-style-complex="normal"/>
    </style:style>
    <style:style style:name="T29" style:family="text">
      <style:text-properties style:font-name="Times New Roman" fo:font-style="normal" officeooo:rsid="01fd442c" style:font-style-asian="normal" style:font-style-complex="normal"/>
    </style:style>
    <style:style style:name="T30" style:family="text">
      <style:text-properties style:font-name="Times New Roman" officeooo:rsid="00345865"/>
    </style:style>
    <style:style style:name="T31" style:family="text">
      <style:text-properties style:font-name="Times New Roman" officeooo:rsid="00386999"/>
    </style:style>
    <style:style style:name="T32" style:family="text">
      <style:text-properties style:font-name="Times New Roman" officeooo:rsid="003a311e"/>
    </style:style>
    <style:style style:name="T33" style:family="text">
      <style:text-properties style:font-name="Times New Roman" officeooo:rsid="003d6129"/>
    </style:style>
    <style:style style:name="T34" style:family="text">
      <style:text-properties style:font-name="Times New Roman" officeooo:rsid="003e7576"/>
    </style:style>
    <style:style style:name="T35" style:family="text">
      <style:text-properties style:font-name="Times New Roman" officeooo:rsid="003e7ac2"/>
    </style:style>
    <style:style style:name="T36" style:family="text">
      <style:text-properties style:font-name="Times New Roman" officeooo:rsid="0045a53f"/>
    </style:style>
    <style:style style:name="T37" style:family="text">
      <style:text-properties style:font-name="Times New Roman" officeooo:rsid="00477531"/>
    </style:style>
    <style:style style:name="T38" style:family="text">
      <style:text-properties style:font-name="Times New Roman" officeooo:rsid="0049649e"/>
    </style:style>
    <style:style style:name="T39" style:family="text">
      <style:text-properties style:font-name="Times New Roman" officeooo:rsid="004dd4e2"/>
    </style:style>
    <style:style style:name="T40" style:family="text">
      <style:text-properties style:font-name="Times New Roman" officeooo:rsid="004defa2"/>
    </style:style>
    <style:style style:name="T41" style:family="text">
      <style:text-properties style:font-name="Times New Roman" officeooo:rsid="004eec16"/>
    </style:style>
    <style:style style:name="T42" style:family="text">
      <style:text-properties style:font-name="Times New Roman" officeooo:rsid="00503680"/>
    </style:style>
    <style:style style:name="T43" style:family="text">
      <style:text-properties style:font-name="Times New Roman" officeooo:rsid="00c058aa"/>
    </style:style>
    <style:style style:name="T44" style:family="text">
      <style:text-properties style:font-name="Times New Roman" officeooo:rsid="00c8f599"/>
    </style:style>
    <style:style style:name="T45" style:family="text">
      <style:text-properties style:font-name="Times New Roman" officeooo:rsid="0102585d"/>
    </style:style>
    <style:style style:name="T46" style:family="text">
      <style:text-properties style:font-name="Times New Roman" fo:font-size="12pt" fo:font-style="normal" officeooo:rsid="00148eac" style:font-size-asian="12pt" style:font-style-asian="normal" style:font-size-complex="12pt" style:font-style-complex="normal"/>
    </style:style>
    <style:style style:name="T47" style:family="text">
      <style:text-properties style:font-name="Times New Roman" officeooo:rsid="0034c461"/>
    </style:style>
    <style:style style:name="T48" style:family="text">
      <style:text-properties style:font-name="Times New Roman" officeooo:rsid="0037678d"/>
    </style:style>
    <style:style style:name="T49" style:family="text">
      <style:text-properties style:font-name="Times New Roman" officeooo:rsid="00933e25"/>
    </style:style>
    <style:style style:name="T50" style:family="text">
      <style:text-properties style:font-name="Times New Roman" officeooo:rsid="0071fb2b"/>
    </style:style>
    <style:style style:name="T51" style:family="text">
      <style:text-properties style:font-name="Times New Roman" officeooo:rsid="0155a1ac"/>
    </style:style>
    <style:style style:name="T52" style:family="text">
      <style:text-properties style:font-name="Times New Roman" officeooo:rsid="004434e4"/>
    </style:style>
    <style:style style:name="T53" style:family="text">
      <style:text-properties style:font-name="Times New Roman" officeooo:rsid="005ea785"/>
    </style:style>
    <style:style style:name="T54" style:family="text">
      <style:text-properties style:font-name="Times New Roman" officeooo:rsid="00421379"/>
    </style:style>
    <style:style style:name="T55" style:family="text">
      <style:text-properties style:font-name="Times New Roman" officeooo:rsid="00576384"/>
    </style:style>
    <style:style style:name="T56" style:family="text">
      <style:text-properties style:font-name="Times New Roman" officeooo:rsid="0138ebaa"/>
    </style:style>
    <style:style style:name="T57" style:family="text">
      <style:text-properties style:font-name="Times New Roman" officeooo:rsid="0073252a"/>
    </style:style>
    <style:style style:name="T58" style:family="text">
      <style:text-properties style:font-name="Times New Roman" officeooo:rsid="01b4a06d"/>
    </style:style>
    <style:style style:name="T59" style:family="text">
      <style:text-properties style:font-name="Times New Roman" officeooo:rsid="0175cde8"/>
    </style:style>
    <style:style style:name="T60" style:family="text">
      <style:text-properties style:font-name="Times New Roman" officeooo:rsid="0175f0b8"/>
    </style:style>
    <style:style style:name="T61" style:family="text">
      <style:text-properties style:font-name="Times New Roman" officeooo:rsid="01897010"/>
    </style:style>
    <style:style style:name="T62" style:family="text">
      <style:text-properties style:font-name="Times New Roman" officeooo:rsid="01849764"/>
    </style:style>
    <style:style style:name="T63" style:family="text">
      <style:text-properties style:font-name="Times New Roman" officeooo:rsid="01cfdbc3"/>
    </style:style>
    <style:style style:name="T64" style:family="text">
      <style:text-properties style:font-name="Times New Roman" officeooo:rsid="01d47951"/>
    </style:style>
    <style:style style:name="T65" style:family="text">
      <style:text-properties style:font-name="Times New Roman" officeooo:rsid="01dfef76"/>
    </style:style>
    <style:style style:name="T66" style:family="text">
      <style:text-properties style:font-name="Times New Roman" officeooo:rsid="01e0ff61"/>
    </style:style>
    <style:style style:name="T67" style:family="text">
      <style:text-properties style:font-name="Times New Roman" officeooo:rsid="01fc90b0"/>
    </style:style>
    <style:style style:name="T68" style:family="text">
      <style:text-properties officeooo:rsid="0034c461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color="#000000" style:font-name="Times New Roman" fo:font-style="italic" officeooo:rsid="0100b5fe" style:font-style-asian="italic" style:font-style-complex="italic"/>
    </style:style>
    <style:style style:name="T71" style:family="text">
      <style:text-properties fo:color="#000000" style:font-name="Times New Roman" fo:font-style="normal" officeooo:rsid="0054712e" style:font-style-asian="normal" style:font-style-complex="normal"/>
    </style:style>
    <style:style style:name="T72" style:family="text">
      <style:text-properties fo:color="#000000" style:font-name="Times New Roman" fo:font-style="normal" officeooo:rsid="003e7576" style:font-style-asian="normal" style:font-style-complex="normal"/>
    </style:style>
    <style:style style:name="T73" style:family="text">
      <style:text-properties fo:color="#000000" style:font-name="Times New Roman" fo:font-style="normal" officeooo:rsid="00477531" style:font-style-asian="normal" style:font-style-complex="normal"/>
    </style:style>
    <style:style style:name="T74" style:family="text">
      <style:text-properties fo:color="#000000" style:font-name="Times New Roman" fo:font-style="normal" officeooo:rsid="00210367" style:font-style-asian="normal" style:font-style-complex="normal"/>
    </style:style>
    <style:style style:name="T75" style:family="text">
      <style:text-properties fo:color="#000000" style:font-name="Times New Roman" fo:font-style="normal" officeooo:rsid="00261f77" style:font-style-asian="normal" style:font-style-complex="normal"/>
    </style:style>
    <style:style style:name="T76" style:family="text">
      <style:text-properties fo:color="#000000" style:font-name="Times New Roman" fo:font-style="normal" officeooo:rsid="002e5e2f" style:font-style-asian="normal" style:font-style-complex="normal"/>
    </style:style>
    <style:style style:name="T77" style:family="text">
      <style:text-properties fo:color="#000000" style:font-name="Times New Roman" fo:font-style="normal" officeooo:rsid="00ba3c77" style:font-style-asian="normal" style:font-style-complex="normal"/>
    </style:style>
    <style:style style:name="T78" style:family="text">
      <style:text-properties fo:color="#000000" style:font-name="Times New Roman" fo:font-style="normal" officeooo:rsid="0195b053" style:font-style-asian="normal" style:font-style-complex="normal"/>
    </style:style>
    <style:style style:name="T79" style:family="text">
      <style:text-properties fo:color="#000000" style:font-name="Times New Roman" fo:font-style="normal" officeooo:rsid="01a1ccd6" style:font-style-asian="normal" style:font-style-complex="normal"/>
    </style:style>
    <style:style style:name="T80" style:family="text">
      <style:text-properties fo:color="#000000" style:font-name="Times New Roman" fo:font-style="normal" officeooo:rsid="01b276d2" style:font-style-asian="normal" style:font-style-complex="normal"/>
    </style:style>
    <style:style style:name="T81" style:family="text">
      <style:text-properties fo:color="#000000" style:font-name="Times New Roman" fo:font-style="normal" officeooo:rsid="01890cd1" style:font-style-asian="normal" style:font-style-complex="normal"/>
    </style:style>
    <style:style style:name="T82" style:family="text">
      <style:text-properties fo:color="#000000" style:font-name="Times New Roman" fo:font-style="normal" officeooo:rsid="000ac801" style:font-style-asian="normal" style:font-style-complex="normal"/>
    </style:style>
    <style:style style:name="T83" style:family="text">
      <style:text-properties fo:color="#000000" style:font-name="Times New Roman" fo:font-style="normal" officeooo:rsid="001a89c0" style:font-style-asian="normal" style:font-style-complex="normal"/>
    </style:style>
    <style:style style:name="T84" style:family="text">
      <style:text-properties fo:color="#000000" style:font-name="Times New Roman" fo:font-style="normal" officeooo:rsid="0022fb6d" style:font-style-asian="normal" style:font-style-complex="normal"/>
    </style:style>
    <style:style style:name="T85" style:family="text">
      <style:text-properties fo:color="#000000" style:font-name="Times New Roman" fo:font-style="normal" officeooo:rsid="01653727" style:font-style-asian="normal" style:font-style-complex="normal"/>
    </style:style>
    <style:style style:name="T86" style:family="text">
      <style:text-properties fo:color="#000000" style:font-name="Times New Roman" fo:font-style="normal" officeooo:rsid="0177eae7" style:font-style-asian="normal" style:font-style-complex="normal"/>
    </style:style>
    <style:style style:name="T87" style:family="text">
      <style:text-properties fo:color="#000000" style:font-name="Times New Roman" fo:font-style="normal" officeooo:rsid="001c015d" style:font-style-asian="normal" style:font-style-complex="normal"/>
    </style:style>
    <style:style style:name="T88" style:family="text">
      <style:text-properties fo:color="#000000" style:font-name="Times New Roman" fo:font-style="normal" officeooo:rsid="001239e0" style:font-style-asian="normal" style:font-style-complex="normal"/>
    </style:style>
    <style:style style:name="T89" style:family="text">
      <style:text-properties fo:color="#000000" style:font-name="Times New Roman" fo:font-style="normal" officeooo:rsid="0099955d" style:font-style-asian="normal" style:font-style-complex="normal"/>
    </style:style>
    <style:style style:name="T90" style:family="text">
      <style:text-properties fo:color="#000000" style:font-name="Times New Roman" fo:font-style="normal" officeooo:rsid="000c9ab4" style:font-style-asian="normal" style:font-style-complex="normal"/>
    </style:style>
    <style:style style:name="T91" style:family="text">
      <style:text-properties fo:color="#000000" style:font-name="Times New Roman" fo:font-style="normal" officeooo:rsid="00bccd01" style:font-style-asian="normal" style:font-style-complex="normal"/>
    </style:style>
    <style:style style:name="T92" style:family="text">
      <style:text-properties fo:color="#000000" style:font-name="Times New Roman" fo:font-style="normal" officeooo:rsid="017fa4da" style:font-style-asian="normal" style:font-style-complex="normal"/>
    </style:style>
    <style:style style:name="T93" style:family="text">
      <style:text-properties fo:color="#000000" style:font-name="Times New Roman" fo:font-style="normal" officeooo:rsid="001685d0" style:font-style-asian="normal" style:font-style-complex="normal"/>
    </style:style>
    <style:style style:name="T94" style:family="text">
      <style:text-properties fo:color="#000000" style:font-name="Times New Roman" fo:font-style="normal" officeooo:rsid="01147d01" style:font-style-asian="normal" style:font-style-complex="normal"/>
    </style:style>
    <style:style style:name="T95" style:family="text">
      <style:text-properties fo:color="#000000" style:font-name="Times New Roman" fo:font-style="normal" officeooo:rsid="000ec651" style:font-style-asian="normal" style:font-style-complex="normal"/>
    </style:style>
    <style:style style:name="T96" style:family="text">
      <style:text-properties fo:color="#000000" style:font-name="Times New Roman" fo:font-style="normal" officeooo:rsid="00112a3d" style:font-style-asian="normal" style:font-style-complex="normal"/>
    </style:style>
    <style:style style:name="T97" style:family="text">
      <style:text-properties fo:color="#000000" style:font-name="Times New Roman" fo:font-style="normal" officeooo:rsid="00242a31" style:font-style-asian="normal" style:font-style-complex="normal"/>
    </style:style>
    <style:style style:name="T98" style:family="text">
      <style:text-properties fo:color="#000000" style:font-name="Times New Roman" fo:font-style="normal" officeooo:rsid="007f4274" style:font-style-asian="normal" style:font-style-complex="normal"/>
    </style:style>
    <style:style style:name="T99" style:family="text">
      <style:text-properties fo:color="#000000" style:font-name="Times New Roman" fo:font-style="normal" officeooo:rsid="0111c1d9" style:font-style-asian="normal" style:font-style-complex="normal"/>
    </style:style>
    <style:style style:name="T100" style:family="text">
      <style:text-properties fo:color="#000000" style:font-name="Times New Roman" fo:font-style="normal" officeooo:rsid="0182da67" style:font-style-asian="normal" style:font-style-complex="normal"/>
    </style:style>
    <style:style style:name="T101" style:family="text">
      <style:text-properties fo:color="#000000" style:font-name="Times New Roman" fo:font-style="normal" officeooo:rsid="01cf8075" style:font-style-asian="normal" style:font-style-complex="normal"/>
    </style:style>
    <style:style style:name="T102" style:family="text">
      <style:text-properties fo:color="#000000" style:font-name="Times New Roman" fo:font-style="normal" officeooo:rsid="0024ab2f" style:font-style-asian="normal" style:font-style-complex="normal"/>
    </style:style>
    <style:style style:name="T103" style:family="text">
      <style:text-properties fo:color="#000000" style:font-name="Times New Roman" fo:font-style="normal" officeooo:rsid="0018e29f" style:font-style-asian="normal" style:font-style-complex="normal"/>
    </style:style>
    <style:style style:name="T104" style:family="text">
      <style:text-properties fo:color="#000000" style:font-name="Times New Roman" fo:font-style="normal" officeooo:rsid="0034c461" style:font-style-asian="normal" style:font-style-complex="normal"/>
    </style:style>
    <style:style style:name="T105" style:family="text">
      <style:text-properties fo:color="#000000" style:font-name="Times New Roman" fo:font-style="normal" officeooo:rsid="00364b4a" style:font-style-asian="normal" style:font-style-complex="normal"/>
    </style:style>
    <style:style style:name="T106" style:family="text">
      <style:text-properties fo:color="#000000" style:font-name="Times New Roman" fo:font-style="normal" officeooo:rsid="0045a53f" style:font-style-asian="normal" style:font-style-complex="normal"/>
    </style:style>
    <style:style style:name="T107" style:family="text">
      <style:text-properties fo:color="#000000" style:font-name="Times New Roman" fo:font-style="normal" officeooo:rsid="01cfdbc3" style:font-style-asian="normal" style:font-style-complex="normal"/>
    </style:style>
    <style:style style:name="T108" style:family="text">
      <style:text-properties fo:color="#000000" style:font-name="Times New Roman" fo:font-style="normal" officeooo:rsid="01d1b578" style:font-style-asian="normal" style:font-style-complex="normal"/>
    </style:style>
    <style:style style:name="T109" style:family="text">
      <style:text-properties fo:color="#000000" style:font-name="Times New Roman" fo:font-style="normal" officeooo:rsid="01d31a47" style:font-style-asian="normal" style:font-style-complex="normal"/>
    </style:style>
    <style:style style:name="T110" style:family="text">
      <style:text-properties fo:color="#000000" style:font-name="Times New Roman" fo:font-style="normal" officeooo:rsid="01beec46" style:font-style-asian="normal" style:font-style-complex="normal"/>
    </style:style>
    <style:style style:name="T111" style:family="text">
      <style:text-properties fo:color="#000000" style:font-name="Times New Roman" fo:font-style="normal" officeooo:rsid="0169653c" style:font-style-asian="normal" style:font-style-complex="normal"/>
    </style:style>
    <style:style style:name="T112" style:family="text">
      <style:text-properties fo:color="#000000" style:font-name="Times New Roman" fo:font-style="normal" officeooo:rsid="0135476e" style:font-style-asian="normal" style:font-style-complex="normal"/>
    </style:style>
    <style:style style:name="T113" style:family="text">
      <style:text-properties fo:color="#000000" style:font-name="Times New Roman" fo:font-style="normal" officeooo:rsid="01cb1e39" style:font-style-asian="normal" style:font-style-complex="normal"/>
    </style:style>
    <style:style style:name="T114" style:family="text">
      <style:text-properties fo:color="#000000" style:font-name="Times New Roman" fo:font-style="normal" officeooo:rsid="01c06a42" style:font-style-asian="normal" style:font-style-complex="normal"/>
    </style:style>
    <style:style style:name="T115" style:family="text">
      <style:text-properties fo:color="#000000" style:font-name="Times New Roman" fo:font-style="normal" officeooo:rsid="018f9579" style:font-style-asian="normal" style:font-style-complex="normal"/>
    </style:style>
    <style:style style:name="T116" style:family="text">
      <style:text-properties fo:color="#000000" style:font-name="Times New Roman" fo:font-style="normal" officeooo:rsid="01d47951" style:font-style-asian="normal" style:font-style-complex="normal"/>
    </style:style>
    <style:style style:name="T117" style:family="text">
      <style:text-properties fo:color="#000000" style:font-name="Times New Roman" fo:font-style="normal" officeooo:rsid="01af265a" style:font-style-asian="normal" style:font-style-complex="normal"/>
    </style:style>
    <style:style style:name="T118" style:family="text">
      <style:text-properties fo:color="#000000" style:font-name="Times New Roman" fo:font-style="normal" officeooo:rsid="00148eac" style:font-style-asian="normal" style:font-style-complex="normal"/>
    </style:style>
    <style:style style:name="T119" style:family="text">
      <style:text-properties fo:color="#000000" style:font-name="Times New Roman" fo:font-style="normal" officeooo:rsid="01dd0809" style:font-style-asian="normal" style:font-style-complex="normal"/>
    </style:style>
    <style:style style:name="T120" style:family="text">
      <style:text-properties fo:color="#000000" style:font-name="Times New Roman" fo:font-style="normal" officeooo:rsid="017004ee" style:font-style-asian="normal" style:font-style-complex="normal"/>
    </style:style>
    <style:style style:name="T121" style:family="text">
      <style:text-properties fo:color="#000000" style:font-name="Times New Roman" fo:font-style="normal" officeooo:rsid="01a2d95b" style:font-style-asian="normal" style:font-style-complex="normal"/>
    </style:style>
    <style:style style:name="T122" style:family="text">
      <style:text-properties fo:color="#000000" style:font-name="Times New Roman" fo:font-style="normal" officeooo:rsid="01ab10e8" style:font-style-asian="normal" style:font-style-complex="normal"/>
    </style:style>
    <style:style style:name="T123" style:family="text">
      <style:text-properties fo:color="#000000" style:font-name="Times New Roman" fo:font-style="normal" officeooo:rsid="0179c084" style:font-style-asian="normal" style:font-style-complex="normal"/>
    </style:style>
    <style:style style:name="T124" style:family="text">
      <style:text-properties fo:color="#000000" style:font-name="Times New Roman" fo:font-style="normal" officeooo:rsid="01703923" style:font-style-asian="normal" style:font-style-complex="normal"/>
    </style:style>
    <style:style style:name="T125" style:family="text">
      <style:text-properties fo:color="#000000" style:font-name="Times New Roman" fo:font-style="normal" officeooo:rsid="017e32ae" style:font-style-asian="normal" style:font-style-complex="normal"/>
    </style:style>
    <style:style style:name="T126" style:family="text">
      <style:text-properties fo:color="#000000" style:font-name="Times New Roman" fo:font-style="normal" officeooo:rsid="01b15c09" style:font-style-asian="normal" style:font-style-complex="normal"/>
    </style:style>
    <style:style style:name="T127" style:family="text">
      <style:text-properties fo:color="#000000" style:font-name="Times New Roman" fo:font-style="normal" officeooo:rsid="018665ee" style:font-style-asian="normal" style:font-style-complex="normal"/>
    </style:style>
    <style:style style:name="T128" style:family="text">
      <style:text-properties fo:color="#000000" style:font-name="Times New Roman" fo:font-style="normal" officeooo:rsid="017e40e7" style:font-style-asian="normal" style:font-style-complex="normal"/>
    </style:style>
    <style:style style:name="T129" style:family="text">
      <style:text-properties fo:color="#000000" style:font-name="Times New Roman" fo:font-style="normal" officeooo:rsid="01de1d02" style:font-style-asian="normal" style:font-style-complex="normal"/>
    </style:style>
    <style:style style:name="T130" style:family="text">
      <style:text-properties fo:color="#000000" style:font-name="Times New Roman" fo:font-style="normal" officeooo:rsid="00507b07" style:font-style-asian="normal" style:font-style-complex="normal"/>
    </style:style>
    <style:style style:name="T131" style:family="text">
      <style:text-properties fo:color="#000000" style:font-name="Times New Roman" fo:font-style="normal" officeooo:rsid="00d1739d" style:font-style-asian="normal" style:font-style-complex="normal"/>
    </style:style>
    <style:style style:name="T132" style:family="text">
      <style:text-properties fo:color="#000000" style:font-name="Times New Roman" fo:font-style="normal" officeooo:rsid="01ab743f" style:font-style-asian="normal" style:font-style-complex="normal"/>
    </style:style>
    <style:style style:name="T133" style:family="text">
      <style:text-properties fo:color="#000000" style:font-name="Times New Roman" fo:font-style="normal" officeooo:rsid="01dedd84" style:font-style-asian="normal" style:font-style-complex="normal"/>
    </style:style>
    <style:style style:name="T134" style:family="text">
      <style:text-properties fo:color="#000000" style:font-name="Times New Roman" fo:font-style="normal" officeooo:rsid="01e0ff61" style:font-style-asian="normal" style:font-style-complex="normal"/>
    </style:style>
    <style:style style:name="T135" style:family="text">
      <style:text-properties fo:color="#000000" style:font-name="Times New Roman" fo:font-style="normal" officeooo:rsid="00c8f599" style:font-style-asian="normal" style:font-style-complex="normal"/>
    </style:style>
    <style:style style:name="T136" style:family="text">
      <style:text-properties fo:color="#000000" style:font-name="Times New Roman" fo:font-style="normal" officeooo:rsid="00f9e0f9" style:font-style-asian="normal" style:font-style-complex="normal"/>
    </style:style>
    <style:style style:name="T137" style:family="text">
      <style:text-properties fo:color="#000000" style:font-name="Times New Roman" fo:font-style="normal" officeooo:rsid="01e26f9d" style:font-style-asian="normal" style:font-style-complex="normal"/>
    </style:style>
    <style:style style:name="T138" style:family="text">
      <style:text-properties fo:color="#000000" style:font-name="Times New Roman" fo:font-style="normal" officeooo:rsid="0122dc11" style:font-style-asian="normal" style:font-style-complex="normal"/>
    </style:style>
    <style:style style:name="T139" style:family="text">
      <style:text-properties fo:color="#000000" style:font-name="Times New Roman" fo:font-style="normal" officeooo:rsid="01e311ad" style:font-style-asian="normal" style:font-style-complex="normal"/>
    </style:style>
    <style:style style:name="T140" style:family="text">
      <style:text-properties fo:color="#000000" style:font-name="Times New Roman" fo:font-style="normal" officeooo:rsid="01877fae" style:font-style-asian="normal" style:font-style-complex="normal"/>
    </style:style>
    <style:style style:name="T141" style:family="text">
      <style:text-properties fo:color="#000000" style:font-name="Times New Roman" fo:font-style="normal" officeooo:rsid="012588f0" style:font-style-asian="normal" style:font-style-complex="normal"/>
    </style:style>
    <style:style style:name="T142" style:family="text">
      <style:text-properties fo:color="#000000" style:font-name="Times New Roman" fo:font-style="normal" officeooo:rsid="0127049c" style:font-style-asian="normal" style:font-style-complex="normal"/>
    </style:style>
    <style:style style:name="T143" style:family="text">
      <style:text-properties fo:color="#000000" style:font-name="Times New Roman" fo:font-style="normal" officeooo:rsid="01e4dcba" style:font-style-asian="normal" style:font-style-complex="normal"/>
    </style:style>
    <style:style style:name="T144" style:family="text">
      <style:text-properties fo:color="#000000" style:font-name="Times New Roman" fo:font-style="normal" officeooo:rsid="01754e1e" style:font-style-asian="normal" style:font-style-complex="normal"/>
    </style:style>
    <style:style style:name="T145" style:family="text">
      <style:text-properties fo:color="#000000" style:font-name="Times New Roman" fo:font-style="normal" officeooo:rsid="013f9a66" style:font-style-asian="normal" style:font-style-complex="normal"/>
    </style:style>
    <style:style style:name="T146" style:family="text">
      <style:text-properties fo:color="#000000" style:font-name="Times New Roman" fo:font-style="normal" officeooo:rsid="01d7b5f3" style:font-style-asian="normal" style:font-style-complex="normal"/>
    </style:style>
    <style:style style:name="T147" style:family="text">
      <style:text-properties fo:color="#000000" style:font-name="Times New Roman" fo:font-style="normal" officeooo:rsid="0196c1c6" style:font-style-asian="normal" style:font-style-complex="normal"/>
    </style:style>
    <style:style style:name="T148" style:family="text">
      <style:text-properties fo:color="#000000" style:font-name="Times New Roman" fo:font-style="normal" officeooo:rsid="00503680" style:font-style-asian="normal" style:font-style-complex="normal"/>
    </style:style>
    <style:style style:name="T149" style:family="text">
      <style:text-properties fo:color="#000000" style:font-name="Times New Roman" fo:font-style="normal" officeooo:rsid="0172d0c8" style:font-style-asian="normal" style:font-style-complex="normal"/>
    </style:style>
    <style:style style:name="T150" style:family="text">
      <style:text-properties fo:color="#000000" style:font-name="Times New Roman" fo:font-style="normal" officeooo:rsid="01eb4788" style:font-style-asian="normal" style:font-style-complex="normal"/>
    </style:style>
    <style:style style:name="T151" style:family="text">
      <style:text-properties fo:color="#000000" style:font-name="Times New Roman" fo:font-style="normal" officeooo:rsid="00e49646" style:font-style-asian="normal" style:font-style-complex="normal"/>
    </style:style>
    <style:style style:name="T152" style:family="text">
      <style:text-properties fo:color="#000000" style:font-name="Times New Roman" fo:font-style="normal" officeooo:rsid="00f4c8b1" style:font-style-asian="normal" style:font-style-complex="normal"/>
    </style:style>
    <style:style style:name="T153" style:family="text">
      <style:text-properties fo:color="#000000" style:font-name="Times New Roman" fo:font-style="normal" officeooo:rsid="01ec97e6" style:font-style-asian="normal" style:font-style-complex="normal"/>
    </style:style>
    <style:style style:name="T154" style:family="text">
      <style:text-properties fo:color="#000000" style:font-name="Times New Roman" fo:font-style="normal" officeooo:rsid="00181872" style:font-style-asian="normal" style:font-style-complex="normal"/>
    </style:style>
    <style:style style:name="T155" style:family="text">
      <style:text-properties fo:color="#000000" style:font-name="Times New Roman" fo:font-style="normal" officeooo:rsid="00181db2" style:font-style-asian="normal" style:font-style-complex="normal"/>
    </style:style>
    <style:style style:name="T156" style:family="text">
      <style:text-properties fo:color="#000000" style:font-name="Times New Roman" fo:font-style="normal" officeooo:rsid="0160931f" style:font-style-asian="normal" style:font-style-complex="normal"/>
    </style:style>
    <style:style style:name="T157" style:family="text">
      <style:text-properties fo:color="#000000" style:font-name="Times New Roman" fo:font-style="normal" officeooo:rsid="001d8c28" style:font-style-asian="normal" style:font-style-complex="normal"/>
    </style:style>
    <style:style style:name="T158" style:family="text">
      <style:text-properties fo:color="#000000" style:font-name="Times New Roman" fo:font-style="normal" officeooo:rsid="00291a7e" style:font-style-asian="normal" style:font-style-complex="normal"/>
    </style:style>
    <style:style style:name="T159" style:family="text">
      <style:text-properties fo:color="#000000" style:font-name="Times New Roman" fo:font-style="normal" officeooo:rsid="00c058aa" style:font-style-asian="normal" style:font-style-complex="normal"/>
    </style:style>
    <style:style style:name="T160" style:family="text">
      <style:text-properties fo:color="#000000" style:font-name="Times New Roman" fo:font-style="normal" officeooo:rsid="00b94167" style:font-style-asian="normal" style:font-style-complex="normal"/>
    </style:style>
    <style:style style:name="T161" style:family="text">
      <style:text-properties fo:color="#000000" style:font-name="Times New Roman" fo:font-style="normal" officeooo:rsid="0100b5fe" style:font-style-asian="normal" style:font-style-complex="normal"/>
    </style:style>
    <style:style style:name="T162" style:family="text">
      <style:text-properties fo:color="#000000" style:font-name="Times New Roman" fo:font-style="normal" officeooo:rsid="002ed97a" style:font-style-asian="normal" style:font-style-complex="normal"/>
    </style:style>
    <style:style style:name="T163" style:family="text">
      <style:text-properties fo:color="#000000" style:font-name="Times New Roman" fo:font-style="normal" officeooo:rsid="01efc7d7" style:font-style-asian="normal" style:font-style-complex="normal"/>
    </style:style>
    <style:style style:name="T164" style:family="text">
      <style:text-properties fo:color="#000000" style:font-name="Times New Roman" fo:font-style="normal" officeooo:rsid="001f90f5" style:font-style-asian="normal" style:font-style-complex="normal"/>
    </style:style>
    <style:style style:name="T165" style:family="text">
      <style:text-properties fo:color="#000000" style:font-name="Times New Roman" fo:font-style="normal" officeooo:rsid="001e86a2" style:font-style-asian="normal" style:font-style-complex="normal"/>
    </style:style>
    <style:style style:name="T166" style:family="text">
      <style:text-properties fo:color="#000000" style:font-name="Times New Roman" fo:font-style="normal" officeooo:rsid="0099f1b6" style:font-style-asian="normal" style:font-style-complex="normal"/>
    </style:style>
    <style:style style:name="T167" style:family="text">
      <style:text-properties fo:color="#000000" style:font-name="Times New Roman" fo:font-style="normal" officeooo:rsid="001ece92" style:font-style-asian="normal" style:font-style-complex="normal"/>
    </style:style>
    <style:style style:name="T168" style:family="text">
      <style:text-properties fo:color="#000000" style:font-name="Times New Roman" fo:font-style="normal" officeooo:rsid="00277a63" style:font-style-asian="normal" style:font-style-complex="normal"/>
    </style:style>
    <style:style style:name="T169" style:family="text">
      <style:text-properties fo:color="#000000" style:font-name="Times New Roman" fo:font-style="normal" officeooo:rsid="007134c4" style:font-style-asian="normal" style:font-style-complex="normal"/>
    </style:style>
    <style:style style:name="T170" style:family="text">
      <style:text-properties fo:color="#000000" style:font-name="Times New Roman" fo:font-style="normal" officeooo:rsid="006b3abb" style:font-style-asian="normal" style:font-style-complex="normal"/>
    </style:style>
    <style:style style:name="T171" style:family="text">
      <style:text-properties fo:color="#000000" style:font-name="Times New Roman" fo:font-style="normal" officeooo:rsid="01f0687b" style:font-style-asian="normal" style:font-style-complex="normal"/>
    </style:style>
    <style:style style:name="T172" style:family="text">
      <style:text-properties fo:color="#000000" style:font-name="Times New Roman" fo:font-style="normal" officeooo:rsid="01e9839f" style:font-style-asian="normal" style:font-style-complex="normal"/>
    </style:style>
    <style:style style:name="T173" style:family="text">
      <style:text-properties fo:color="#000000" style:font-name="Times New Roman" fo:font-style="normal" officeooo:rsid="01f1cc41" style:font-style-asian="normal" style:font-style-complex="normal"/>
    </style:style>
    <style:style style:name="T174" style:family="text">
      <style:text-properties fo:color="#000000" style:font-name="Times New Roman" fo:font-style="normal" officeooo:rsid="01f3aa2d" style:font-style-asian="normal" style:font-style-complex="normal"/>
    </style:style>
    <style:style style:name="T175" style:family="text">
      <style:text-properties fo:color="#000000" style:font-name="Times New Roman" fo:font-style="normal" officeooo:rsid="0073252a" style:font-style-asian="normal" style:font-style-complex="normal"/>
    </style:style>
    <style:style style:name="T176" style:family="text">
      <style:text-properties fo:color="#000000" style:font-name="Times New Roman" fo:font-style="normal" officeooo:rsid="00b1712a" style:font-style-asian="normal" style:font-style-complex="normal"/>
    </style:style>
    <style:style style:name="T177" style:family="text">
      <style:text-properties fo:color="#000000" style:font-name="Times New Roman" fo:font-style="normal" officeooo:rsid="00740e50" style:font-style-asian="normal" style:font-style-complex="normal"/>
    </style:style>
    <style:style style:name="T178" style:family="text">
      <style:text-properties fo:color="#000000" style:font-name="Times New Roman" fo:font-style="normal" officeooo:rsid="0094dcc6" style:font-style-asian="normal" style:font-style-complex="normal"/>
    </style:style>
    <style:style style:name="T179" style:family="text">
      <style:text-properties fo:color="#000000" style:font-name="Times New Roman" fo:font-style="normal" officeooo:rsid="00a52c2c" style:font-style-asian="normal" style:font-style-complex="normal"/>
    </style:style>
    <style:style style:name="T180" style:family="text">
      <style:text-properties fo:color="#000000" style:font-name="Times New Roman" fo:font-style="normal" officeooo:rsid="00a647ef" style:font-style-asian="normal" style:font-style-complex="normal"/>
    </style:style>
    <style:style style:name="T181" style:family="text">
      <style:text-properties fo:color="#000000" style:font-name="Times New Roman" fo:font-style="normal" officeooo:rsid="00c69d18" style:font-style-asian="normal" style:font-style-complex="normal"/>
    </style:style>
    <style:style style:name="T182" style:family="text">
      <style:text-properties fo:color="#000000" style:font-name="Times New Roman" fo:font-style="normal" officeooo:rsid="009edaaf" style:font-style-asian="normal" style:font-style-complex="normal"/>
    </style:style>
    <style:style style:name="T183" style:family="text">
      <style:text-properties fo:color="#000000" style:font-name="Times New Roman" fo:font-style="normal" officeooo:rsid="0096f3de" style:font-style-asian="normal" style:font-style-complex="normal"/>
    </style:style>
    <style:style style:name="T184" style:family="text">
      <style:text-properties fo:color="#000000" style:font-name="Times New Roman" fo:font-style="normal" officeooo:rsid="01055836" style:font-style-asian="normal" style:font-style-complex="normal"/>
    </style:style>
    <style:style style:name="T185" style:family="text">
      <style:text-properties fo:color="#000000" style:font-name="Times New Roman" fo:font-style="normal" officeooo:rsid="01f5704e" style:font-style-asian="normal" style:font-style-complex="normal"/>
    </style:style>
    <style:style style:name="T186" style:family="text">
      <style:text-properties fo:color="#000000" style:font-name="Times New Roman" fo:font-style="normal" officeooo:rsid="0137dfd6" style:font-style-asian="normal" style:font-style-complex="normal"/>
    </style:style>
    <style:style style:name="T187" style:family="text">
      <style:text-properties fo:color="#000000" style:font-name="Times New Roman" fo:font-style="normal" officeooo:rsid="01f7cdfe" style:font-style-asian="normal" style:font-style-complex="normal"/>
    </style:style>
    <style:style style:name="T188" style:family="text">
      <style:text-properties fo:color="#000000" style:font-name="Times New Roman" fo:font-style="normal" officeooo:rsid="011b873f" style:font-style-asian="normal" style:font-style-complex="normal"/>
    </style:style>
    <style:style style:name="T189" style:family="text">
      <style:text-properties fo:color="#000000" style:font-name="Times New Roman" fo:font-style="normal" officeooo:rsid="011c1724" style:font-style-asian="normal" style:font-style-complex="normal"/>
    </style:style>
    <style:style style:name="T190" style:family="text">
      <style:text-properties fo:color="#000000" style:font-name="Times New Roman" fo:font-style="normal" officeooo:rsid="01a785a1" style:font-style-asian="normal" style:font-style-complex="normal"/>
    </style:style>
    <style:style style:name="T191" style:family="text">
      <style:text-properties fo:color="#000000" style:font-name="Times New Roman" fo:font-style="normal" officeooo:rsid="01f8b432" style:font-style-asian="normal" style:font-style-complex="normal"/>
    </style:style>
    <style:style style:name="T192" style:family="text">
      <style:text-properties fo:color="#000000" style:font-name="Times New Roman" fo:font-style="normal" officeooo:rsid="01f98e73" style:font-style-asian="normal" style:font-style-complex="normal"/>
    </style:style>
    <style:style style:name="T193" style:family="text">
      <style:text-properties fo:color="#000000" style:font-name="Times New Roman" fo:font-style="normal" officeooo:rsid="0135bfed" style:font-style-asian="normal" style:font-style-complex="normal"/>
    </style:style>
    <style:style style:name="T194" style:family="text">
      <style:text-properties fo:color="#000000" style:font-name="Times New Roman" fo:font-style="normal" officeooo:rsid="005b81c5" style:font-style-asian="normal" style:font-style-complex="normal"/>
    </style:style>
    <style:style style:name="T195" style:family="text">
      <style:text-properties fo:color="#000000" style:font-name="Times New Roman" fo:font-style="normal" officeooo:rsid="01fc90b0" style:font-style-asian="normal" style:font-style-complex="normal"/>
    </style:style>
    <style:style style:name="T196" style:family="text">
      <style:text-properties fo:color="#000000" style:font-name="Times New Roman" fo:font-style="normal" officeooo:rsid="01fd442c" style:font-style-asian="normal" style:font-style-complex="normal"/>
    </style:style>
    <style:style style:name="T197" style:family="text">
      <style:text-properties fo:color="#000000" style:font-name="Times New Roman" fo:font-style="normal" officeooo:rsid="016d8f88" style:font-style-asian="normal" style:font-style-complex="normal"/>
    </style:style>
    <style:style style:name="T198" style:family="text">
      <style:text-properties fo:color="#000000" style:font-name="Times New Roman" fo:font-style="normal" officeooo:rsid="01fd8c71" style:font-style-asian="normal" style:font-style-complex="normal"/>
    </style:style>
    <style:style style:name="T199" style:family="text">
      <style:text-properties fo:color="#000000" style:font-name="Times New Roman" fo:font-style="normal" officeooo:rsid="01fe76c4" style:font-style-asian="normal" style:font-style-complex="normal"/>
    </style:style>
    <style:style style:name="T200" style:family="text">
      <style:text-properties fo:color="#000000" style:font-name="Times New Roman" fo:font-style="normal" officeooo:rsid="01ffb8a6" style:font-style-asian="normal" style:font-style-complex="normal"/>
    </style:style>
    <style:style style:name="T201" style:family="text">
      <style:text-properties fo:color="#000000" style:font-name="Times New Roman" officeooo:rsid="00477531"/>
    </style:style>
    <style:style style:name="T202" style:family="text">
      <style:text-properties fo:color="#000000" style:font-name="Times New Roman" officeooo:rsid="0049649e"/>
    </style:style>
    <style:style style:name="T203" style:family="text">
      <style:text-properties fo:color="#000000" style:font-name="Times New Roman" officeooo:rsid="00565a38"/>
    </style:style>
    <style:style style:name="T204" style:family="text">
      <style:text-properties fo:color="#000000" style:font-name="Times New Roman" officeooo:rsid="004998f6"/>
    </style:style>
    <style:style style:name="T205" style:family="text">
      <style:text-properties fo:color="#000000" style:font-name="Times New Roman" officeooo:rsid="00507b07"/>
    </style:style>
    <style:style style:name="T206" style:family="text">
      <style:text-properties fo:color="#000000" style:font-name="Times New Roman" officeooo:rsid="005b81c5"/>
    </style:style>
    <style:style style:name="T207" style:family="text">
      <style:text-properties fo:color="#000000" style:font-name="Times New Roman" officeooo:rsid="004c7c42"/>
    </style:style>
    <style:style style:name="T208" style:family="text">
      <style:text-properties fo:color="#000000" style:font-name="Times New Roman" officeooo:rsid="004c9713"/>
    </style:style>
    <style:style style:name="T209" style:family="text">
      <style:text-properties fo:color="#000000" style:font-name="Times New Roman" officeooo:rsid="004eec16"/>
    </style:style>
    <style:style style:name="T210" style:family="text">
      <style:text-properties fo:color="#000000" style:font-name="Times New Roman" officeooo:rsid="003d6129"/>
    </style:style>
    <style:style style:name="T211" style:family="text">
      <style:text-properties fo:color="#000000" style:font-name="Times New Roman" officeooo:rsid="0018e29f"/>
    </style:style>
    <style:style style:name="T212" style:family="text">
      <style:text-properties fo:color="#000000" style:font-name="Times New Roman" officeooo:rsid="00303b1a"/>
    </style:style>
    <style:style style:name="T213" style:family="text">
      <style:text-properties fo:color="#000000" style:font-name="Times New Roman" officeooo:rsid="0031b8f6"/>
    </style:style>
    <style:style style:name="T214" style:family="text">
      <style:text-properties fo:color="#000000" style:font-name="Times New Roman" officeooo:rsid="0033b3fd"/>
    </style:style>
    <style:style style:name="T215" style:family="text">
      <style:text-properties fo:color="#000000" style:font-name="Times New Roman" officeooo:rsid="0060d1cd"/>
    </style:style>
    <style:style style:name="T216" style:family="text">
      <style:text-properties fo:color="#000000" style:font-name="Times New Roman" officeooo:rsid="0063a33d"/>
    </style:style>
    <style:style style:name="T217" style:family="text">
      <style:text-properties fo:color="#000000" style:font-name="Times New Roman" officeooo:rsid="0073252a"/>
    </style:style>
    <style:style style:name="T218" style:family="text">
      <style:text-properties fo:color="#000000" style:font-name="Times New Roman" officeooo:rsid="00737cf8"/>
    </style:style>
    <style:style style:name="T219" style:family="text">
      <style:text-properties fo:color="#000000" style:font-name="Times New Roman" officeooo:rsid="00740e50"/>
    </style:style>
    <style:style style:name="T220" style:family="text">
      <style:text-properties fo:color="#000000" style:font-name="Times New Roman" officeooo:rsid="007467ae"/>
    </style:style>
    <style:style style:name="T221" style:family="text">
      <style:text-properties fo:color="#000000" style:font-name="Times New Roman" officeooo:rsid="002e4101"/>
    </style:style>
    <style:style style:name="T222" style:family="text">
      <style:text-properties fo:color="#000000" style:font-name="Times New Roman" officeooo:rsid="008c0f91"/>
    </style:style>
    <style:style style:name="T223" style:family="text">
      <style:text-properties fo:color="#000000" style:font-name="Times New Roman" officeooo:rsid="008f74ff"/>
    </style:style>
    <style:style style:name="T224" style:family="text">
      <style:text-properties fo:color="#000000" style:font-name="Times New Roman" officeooo:rsid="0091e9c7"/>
    </style:style>
    <style:style style:name="T225" style:family="text">
      <style:text-properties fo:color="#000000" style:font-name="Times New Roman" officeooo:rsid="0096f3de"/>
    </style:style>
    <style:style style:name="T226" style:family="text">
      <style:text-properties fo:color="#000000" style:font-name="Times New Roman" officeooo:rsid="0099955d"/>
    </style:style>
    <style:style style:name="T227" style:family="text">
      <style:text-properties fo:color="#000000" style:font-name="Times New Roman" officeooo:rsid="002f8874"/>
    </style:style>
    <style:style style:name="T228" style:family="text">
      <style:text-properties fo:color="#000000" style:font-name="Times New Roman" officeooo:rsid="0099f1b6"/>
    </style:style>
    <style:style style:name="T229" style:family="text">
      <style:text-properties fo:color="#000000" style:font-name="Times New Roman" officeooo:rsid="009edaaf"/>
    </style:style>
    <style:style style:name="T230" style:family="text">
      <style:text-properties fo:color="#000000" style:font-name="Times New Roman" officeooo:rsid="00a4879e"/>
    </style:style>
    <style:style style:name="T231" style:family="text">
      <style:text-properties fo:color="#000000" style:font-name="Times New Roman" officeooo:rsid="00a52c2c"/>
    </style:style>
    <style:style style:name="T232" style:family="text">
      <style:text-properties fo:color="#000000" style:font-name="Times New Roman" officeooo:rsid="00a647ef"/>
    </style:style>
    <style:style style:name="T233" style:family="text">
      <style:text-properties fo:color="#000000" style:font-name="Times New Roman" officeooo:rsid="00ac18c6"/>
    </style:style>
    <style:style style:name="T234" style:family="text">
      <style:text-properties fo:color="#000000" style:font-name="Times New Roman" officeooo:rsid="00ac7ebc"/>
    </style:style>
    <style:style style:name="T235" style:family="text">
      <style:text-properties fo:color="#000000" style:font-name="Times New Roman" officeooo:rsid="00ae65ca"/>
    </style:style>
    <style:style style:name="T236" style:family="text">
      <style:text-properties fo:color="#000000" style:font-name="Times New Roman" officeooo:rsid="00ba3c77"/>
    </style:style>
    <style:style style:name="T237" style:family="text">
      <style:text-properties fo:color="#000000" style:font-name="Times New Roman" officeooo:rsid="00bd9ba0"/>
    </style:style>
    <style:style style:name="T238" style:family="text">
      <style:text-properties fo:color="#000000" style:font-name="Times New Roman" officeooo:rsid="00386999"/>
    </style:style>
    <style:style style:name="T239" style:family="text">
      <style:text-properties fo:color="#000000" style:font-name="Times New Roman" officeooo:rsid="003a311e"/>
    </style:style>
    <style:style style:name="T240" style:family="text">
      <style:text-properties fo:color="#000000" style:font-name="Times New Roman" officeooo:rsid="00421379"/>
    </style:style>
    <style:style style:name="T241" style:family="text">
      <style:text-properties fo:color="#000000" style:font-name="Times New Roman" officeooo:rsid="00413cfe"/>
    </style:style>
    <style:style style:name="T242" style:family="text">
      <style:text-properties fo:color="#000000" style:font-name="Times New Roman" officeooo:rsid="00be7031"/>
    </style:style>
    <style:style style:name="T243" style:family="text">
      <style:text-properties fo:color="#000000" style:font-name="Times New Roman" officeooo:rsid="00bed18d"/>
    </style:style>
    <style:style style:name="T244" style:family="text">
      <style:text-properties fo:color="#000000" style:font-name="Times New Roman" fo:font-size="12pt" fo:font-style="normal" officeooo:rsid="00242a31" style:font-size-asian="12pt" style:font-style-asian="normal" style:font-size-complex="12pt" style:font-style-complex="normal"/>
    </style:style>
    <style:style style:name="T245" style:family="text">
      <style:text-properties fo:color="#000000" style:font-name="Times New Roman" fo:font-size="12pt" fo:font-style="normal" officeooo:rsid="019dd805" style:font-size-asian="12pt" style:font-style-asian="normal" style:font-size-complex="12pt" style:font-style-complex="normal"/>
    </style:style>
    <style:style style:name="T246" style:family="text">
      <style:text-properties fo:color="#000000" style:font-name="Times New Roman" fo:font-size="12pt" fo:font-style="normal" officeooo:rsid="01cf8075" style:font-size-asian="12pt" style:font-style-asian="normal" style:font-size-complex="12pt" style:font-style-complex="normal"/>
    </style:style>
    <style:style style:name="T247" style:family="text">
      <style:text-properties fo:color="#000000" style:font-name="Times New Roman" fo:font-size="12pt" fo:font-style="normal" officeooo:rsid="006b3abb" style:font-size-asian="12pt" style:font-style-asian="normal" style:font-size-complex="12pt" style:font-style-complex="normal"/>
    </style:style>
    <style:style style:name="T248" style:family="text">
      <style:text-properties fo:color="#000000" style:font-name="Times New Roman" fo:font-size="12pt" fo:font-style="normal" officeooo:rsid="0024ab2f" style:font-size-asian="12pt" style:font-style-asian="normal" style:font-size-complex="12pt" style:font-style-complex="normal"/>
    </style:style>
    <style:style style:name="T249" style:family="text">
      <style:text-properties fo:color="#000000" style:font-name="Times New Roman" fo:font-size="12pt" fo:font-style="normal" officeooo:rsid="000d33a4" style:font-size-asian="12pt" style:font-style-asian="normal" style:font-size-complex="12pt" style:font-style-complex="normal"/>
    </style:style>
    <style:style style:name="T250" style:family="text">
      <style:text-properties fo:color="#000000" style:font-name="Times New Roman" officeooo:rsid="00c21a9d"/>
    </style:style>
    <style:style style:name="T251" style:family="text">
      <style:text-properties fo:color="#000000" style:font-name="Times New Roman" officeooo:rsid="00c69d18"/>
    </style:style>
    <style:style style:name="T252" style:family="text">
      <style:text-properties fo:color="#000000" style:font-name="Times New Roman" officeooo:rsid="00c8f599"/>
    </style:style>
    <style:style style:name="T253" style:family="text">
      <style:text-properties fo:color="#000000" style:font-name="Times New Roman" officeooo:rsid="00c92efa"/>
    </style:style>
    <style:style style:name="T254" style:family="text">
      <style:text-properties fo:color="#000000" style:font-name="Times New Roman" officeooo:rsid="00d3b37f"/>
    </style:style>
    <style:style style:name="T255" style:family="text">
      <style:text-properties fo:color="#000000" style:font-name="Times New Roman" officeooo:rsid="00d613cf"/>
    </style:style>
    <style:style style:name="T256" style:family="text">
      <style:text-properties fo:color="#000000" style:font-name="Times New Roman" officeooo:rsid="00d77bbc"/>
    </style:style>
    <style:style style:name="T257" style:family="text">
      <style:text-properties fo:color="#000000" style:font-name="Times New Roman" officeooo:rsid="00d93515"/>
    </style:style>
    <style:style style:name="T258" style:family="text">
      <style:text-properties fo:color="#000000" style:font-name="Times New Roman" officeooo:rsid="00db8c33"/>
    </style:style>
    <style:style style:name="T259" style:family="text">
      <style:text-properties fo:color="#000000" style:font-name="Times New Roman" officeooo:rsid="00e0a0ce"/>
    </style:style>
    <style:style style:name="T260" style:family="text">
      <style:text-properties fo:color="#000000" style:font-name="Times New Roman" officeooo:rsid="00edd654"/>
    </style:style>
    <style:style style:name="T261" style:family="text">
      <style:text-properties fo:color="#000000" style:font-name="Times New Roman" officeooo:rsid="0102585d"/>
    </style:style>
    <style:style style:name="T262" style:family="text">
      <style:text-properties fo:color="#000000" style:font-name="Times New Roman" officeooo:rsid="0102f63b"/>
    </style:style>
    <style:style style:name="T263" style:family="text">
      <style:text-properties fo:color="#000000" style:font-name="Times New Roman" officeooo:rsid="0155a1ac"/>
    </style:style>
    <style:style style:name="T264" style:family="text">
      <style:text-properties fo:color="#000000" style:font-name="Times New Roman" officeooo:rsid="0161aa12"/>
    </style:style>
    <style:style style:name="T265" style:family="text">
      <style:text-properties fo:color="#000000" style:font-name="Times New Roman" officeooo:rsid="01220ee7"/>
    </style:style>
    <style:style style:name="T266" style:family="text">
      <style:text-properties fo:color="#000000" style:font-name="Times New Roman" officeooo:rsid="01636f08"/>
    </style:style>
    <style:style style:name="T267" style:family="text">
      <style:text-properties fo:color="#000000" style:font-name="Times New Roman" officeooo:rsid="0169653c"/>
    </style:style>
    <style:style style:name="T268" style:family="text">
      <style:text-properties fo:color="#000000" style:font-name="Times New Roman" officeooo:rsid="01703923"/>
    </style:style>
    <style:style style:name="T269" style:family="text">
      <style:text-properties fo:color="#000000" style:font-name="Times New Roman" officeooo:rsid="0171cdbd"/>
    </style:style>
    <style:style style:name="T270" style:family="text">
      <style:text-properties fo:color="#000000" style:font-name="Times New Roman" officeooo:rsid="0172d0c8"/>
    </style:style>
    <style:style style:name="T271" style:family="text">
      <style:text-properties fo:color="#000000" style:font-name="Times New Roman" officeooo:rsid="017430c2"/>
    </style:style>
    <style:style style:name="T272" style:family="text">
      <style:text-properties fo:color="#000000" style:font-name="Times New Roman" officeooo:rsid="017e40e7"/>
    </style:style>
    <style:style style:name="T273" style:family="text">
      <style:text-properties fo:color="#000000" style:font-name="Times New Roman" officeooo:rsid="017fa4da"/>
    </style:style>
    <style:style style:name="T274" style:family="text">
      <style:text-properties fo:color="#000000" style:font-name="Times New Roman" officeooo:rsid="007f4274"/>
    </style:style>
    <style:style style:name="T275" style:family="text">
      <style:text-properties fo:color="#000000" style:font-name="Times New Roman" officeooo:rsid="011baaa1"/>
    </style:style>
    <style:style style:name="T276" style:family="text">
      <style:text-properties fo:color="#000000" style:font-name="Times New Roman" officeooo:rsid="0182da67"/>
    </style:style>
    <style:style style:name="T277" style:family="text">
      <style:text-properties fo:color="#000000" style:font-name="Times New Roman" officeooo:rsid="01831fcb"/>
    </style:style>
    <style:style style:name="T278" style:family="text">
      <style:text-properties fo:color="#000000" style:font-name="Times New Roman" officeooo:rsid="01869f8f"/>
    </style:style>
    <style:style style:name="T279" style:family="text">
      <style:text-properties fo:color="#000000" style:font-name="Times New Roman" officeooo:rsid="0186f6a9"/>
    </style:style>
    <style:style style:name="T280" style:family="text">
      <style:text-properties fo:color="#000000" style:font-name="Times New Roman" officeooo:rsid="01877fae"/>
    </style:style>
    <style:style style:name="T281" style:family="text">
      <style:text-properties fo:color="#000000" style:font-name="Times New Roman" officeooo:rsid="018e7c06"/>
    </style:style>
    <style:style style:name="T282" style:family="text">
      <style:text-properties fo:color="#000000" style:font-name="Times New Roman" officeooo:rsid="019c84c7"/>
    </style:style>
    <style:style style:name="T283" style:family="text">
      <style:text-properties fo:color="#000000" style:font-name="Times New Roman" officeooo:rsid="01a2d95b"/>
    </style:style>
    <style:style style:name="T284" style:family="text">
      <style:text-properties fo:color="#000000" style:font-name="Times New Roman" officeooo:rsid="01a5559c"/>
    </style:style>
    <style:style style:name="T285" style:family="text">
      <style:text-properties fo:color="#000000" style:font-name="Times New Roman" officeooo:rsid="01a5ff65"/>
    </style:style>
    <style:style style:name="T286" style:family="text">
      <style:text-properties fo:color="#000000" style:font-name="Times New Roman" officeooo:rsid="01a785a1"/>
    </style:style>
    <style:style style:name="T287" style:family="text">
      <style:text-properties fo:color="#000000" style:font-name="Times New Roman" officeooo:rsid="01b276d2"/>
    </style:style>
    <style:style style:name="T288" style:family="text">
      <style:text-properties fo:color="#000000" style:font-name="Times New Roman" officeooo:rsid="01b844c7"/>
    </style:style>
    <style:style style:name="T289" style:family="text">
      <style:text-properties fo:color="#000000" style:font-name="Times New Roman" officeooo:rsid="01b96dea"/>
    </style:style>
    <style:style style:name="T290" style:family="text">
      <style:text-properties fo:color="#000000" style:font-name="Times New Roman" officeooo:rsid="01c33cb5"/>
    </style:style>
    <style:style style:name="T291" style:family="text">
      <style:text-properties fo:color="#000000" style:font-name="Times New Roman" officeooo:rsid="011815a0"/>
    </style:style>
    <style:style style:name="T292" style:family="text">
      <style:text-properties fo:color="#000000" style:font-name="Times New Roman" officeooo:rsid="01c6534b"/>
    </style:style>
    <style:style style:name="T293" style:family="text">
      <style:text-properties fo:color="#000000" style:font-name="Times New Roman" officeooo:rsid="01259714"/>
    </style:style>
    <style:style style:name="T294" style:family="text">
      <style:text-properties fo:color="#000000" style:font-name="Times New Roman" officeooo:rsid="01bb36d0"/>
    </style:style>
    <style:style style:name="T295" style:family="text">
      <style:text-properties fo:color="#000000" style:font-name="Times New Roman" officeooo:rsid="0139ba23"/>
    </style:style>
    <style:style style:name="T296" style:family="text">
      <style:text-properties fo:color="#000000" style:font-name="Times New Roman" officeooo:rsid="00b52478"/>
    </style:style>
    <style:style style:name="T297" style:family="text">
      <style:text-properties fo:color="#000000" style:font-name="Times New Roman" officeooo:rsid="00b5c9f0"/>
    </style:style>
    <style:style style:name="T298" style:family="text">
      <style:text-properties fo:color="#000000" style:font-name="Times New Roman" officeooo:rsid="0054712e"/>
    </style:style>
    <style:style style:name="T299" style:family="text">
      <style:text-properties fo:color="#000000" style:font-name="Times New Roman" officeooo:rsid="006e03e8"/>
    </style:style>
    <style:style style:name="T300" style:family="text">
      <style:text-properties fo:color="#000000" style:font-name="Times New Roman" officeooo:rsid="004dd4e2"/>
    </style:style>
    <style:style style:name="T301" style:family="text">
      <style:text-properties fo:color="#000000" style:font-name="Times New Roman" officeooo:rsid="009bf13a"/>
    </style:style>
    <style:style style:name="T302" style:family="text">
      <style:text-properties fo:color="#000000" style:font-name="Times New Roman" officeooo:rsid="007609ae"/>
    </style:style>
    <style:style style:name="T303" style:family="text">
      <style:text-properties fo:color="#000000" style:font-name="Times New Roman" officeooo:rsid="00860128"/>
    </style:style>
    <style:style style:name="T304" style:family="text">
      <style:text-properties fo:color="#000000" style:font-name="Times New Roman" officeooo:rsid="01a77128"/>
    </style:style>
    <style:style style:name="T305" style:family="text">
      <style:text-properties fo:color="#000000" style:font-name="Times New Roman" officeooo:rsid="009c726e"/>
    </style:style>
    <style:style style:name="T306" style:family="text">
      <style:text-properties fo:color="#000000" style:font-name="Times New Roman" officeooo:rsid="00951648"/>
    </style:style>
    <style:style style:name="T307" style:family="text">
      <style:text-properties fo:color="#000000" style:font-name="Times New Roman" officeooo:rsid="009c85d2"/>
    </style:style>
    <style:style style:name="T308" style:family="text">
      <style:text-properties fo:color="#000000" style:font-name="Times New Roman" officeooo:rsid="00a808d0"/>
    </style:style>
    <style:style style:name="T309" style:family="text">
      <style:text-properties fo:color="#000000" style:font-name="Times New Roman" officeooo:rsid="009660ce"/>
    </style:style>
    <style:style style:name="T310" style:family="text">
      <style:text-properties fo:color="#000000" style:font-name="Times New Roman" officeooo:rsid="00a0cf1c"/>
    </style:style>
    <style:style style:name="T311" style:family="text">
      <style:text-properties fo:color="#000000" style:font-name="Times New Roman" officeooo:rsid="00a28678"/>
    </style:style>
    <style:style style:name="T312" style:family="text">
      <style:text-properties fo:color="#000000" style:font-name="Times New Roman" officeooo:rsid="0180a655"/>
    </style:style>
    <style:style style:name="T313" style:family="text">
      <style:text-properties fo:color="#000000" style:font-name="Times New Roman" officeooo:rsid="00a5eaf6"/>
    </style:style>
    <style:style style:name="T314" style:family="text">
      <style:text-properties fo:color="#000000" style:font-name="Times New Roman" officeooo:rsid="00a38422"/>
    </style:style>
    <style:style style:name="T315" style:family="text">
      <style:text-properties fo:color="#000000" style:font-name="Times New Roman" officeooo:rsid="00a8e3cf"/>
    </style:style>
    <style:style style:name="T316" style:family="text">
      <style:text-properties fo:color="#000000" style:font-name="Times New Roman" officeooo:rsid="01563a9b"/>
    </style:style>
    <style:style style:name="T317" style:family="text">
      <style:text-properties fo:color="#000000" style:font-name="Times New Roman" officeooo:rsid="009d7e3e"/>
    </style:style>
    <style:style style:name="T318" style:family="text">
      <style:text-properties fo:color="#000000" style:font-name="Times New Roman" officeooo:rsid="01c47588"/>
    </style:style>
    <style:style style:name="T319" style:family="text">
      <style:text-properties fo:color="#000000" style:font-name="Times New Roman" officeooo:rsid="0074979d"/>
    </style:style>
    <style:style style:name="T320" style:family="text">
      <style:text-properties fo:color="#000000" style:font-name="Times New Roman" officeooo:rsid="008898ac"/>
    </style:style>
    <style:style style:name="T321" style:family="text">
      <style:text-properties fo:color="#000000" style:font-name="Times New Roman" officeooo:rsid="008f6a93"/>
    </style:style>
    <style:style style:name="T322" style:family="text">
      <style:text-properties fo:color="#000000" style:font-name="Times New Roman" officeooo:rsid="00741b48"/>
    </style:style>
    <style:style style:name="T323" style:family="text">
      <style:text-properties fo:color="#000000" style:font-name="Times New Roman" officeooo:rsid="01097f60"/>
    </style:style>
    <style:style style:name="T324" style:family="text">
      <style:text-properties fo:color="#000000" style:font-name="Times New Roman" officeooo:rsid="01683193"/>
    </style:style>
    <style:style style:name="T325" style:family="text">
      <style:text-properties fo:color="#000000" style:font-name="Times New Roman" officeooo:rsid="0086bb91"/>
    </style:style>
    <style:style style:name="T326" style:family="text">
      <style:text-properties fo:color="#000000" style:font-name="Times New Roman" officeooo:rsid="00a9d661"/>
    </style:style>
    <style:style style:name="T327" style:family="text">
      <style:text-properties fo:color="#000000" style:font-name="Times New Roman" officeooo:rsid="0076e74e"/>
    </style:style>
    <style:style style:name="T328" style:family="text">
      <style:text-properties fo:color="#000000" style:font-name="Times New Roman" officeooo:rsid="0077a345"/>
    </style:style>
    <style:style style:name="T329" style:family="text">
      <style:text-properties fo:color="#000000" style:font-name="Times New Roman" officeooo:rsid="008db8fc"/>
    </style:style>
    <style:style style:name="T330" style:family="text">
      <style:text-properties fo:color="#000000" style:font-name="Times New Roman" officeooo:rsid="007ad20e"/>
    </style:style>
    <style:style style:name="T331" style:family="text">
      <style:text-properties fo:color="#000000" style:font-name="Times New Roman" officeooo:rsid="007bb83b"/>
    </style:style>
    <style:style style:name="T332" style:family="text">
      <style:text-properties fo:color="#000000" style:font-name="Times New Roman" officeooo:rsid="007e4000"/>
    </style:style>
    <style:style style:name="T333" style:family="text">
      <style:text-properties fo:color="#000000" style:font-name="Times New Roman" officeooo:rsid="007caa06"/>
    </style:style>
    <style:style style:name="T334" style:family="text">
      <style:text-properties fo:color="#000000" style:font-name="Times New Roman" officeooo:rsid="00a00d8a"/>
    </style:style>
    <style:style style:name="T335" style:family="text">
      <style:text-properties fo:color="#000000" style:font-name="Times New Roman" officeooo:rsid="00e5febc"/>
    </style:style>
    <style:style style:name="T336" style:family="text">
      <style:text-properties fo:color="#000000" style:font-name="Times New Roman" officeooo:rsid="015759b9"/>
    </style:style>
    <style:style style:name="T337" style:family="text">
      <style:text-properties fo:color="#000000" style:font-name="Times New Roman" officeooo:rsid="0078919c"/>
    </style:style>
    <style:style style:name="T338" style:family="text">
      <style:text-properties fo:color="#000000" style:font-name="Times New Roman" officeooo:rsid="0078ec31"/>
    </style:style>
    <style:style style:name="T339" style:family="text">
      <style:text-properties fo:color="#000000" style:font-name="Times New Roman" officeooo:rsid="0082d460"/>
    </style:style>
    <style:style style:name="T340" style:family="text">
      <style:text-properties fo:color="#000000" style:font-name="Times New Roman" officeooo:rsid="008424cf"/>
    </style:style>
    <style:style style:name="T341" style:family="text">
      <style:text-properties fo:color="#000000" style:font-name="Times New Roman" officeooo:rsid="00b4b000"/>
    </style:style>
    <style:style style:name="T342" style:family="text">
      <style:text-properties fo:color="#000000" style:font-name="Times New Roman" officeooo:rsid="0127049c"/>
    </style:style>
    <style:style style:name="T343" style:family="text">
      <style:text-properties fo:color="#000000" style:font-name="Times New Roman" officeooo:rsid="0195b053"/>
    </style:style>
    <style:style style:name="T344" style:family="text">
      <style:text-properties fo:color="#000000" style:font-name="Times New Roman" officeooo:rsid="0129a9de"/>
    </style:style>
    <style:style style:name="T345" style:family="text">
      <style:text-properties fo:color="#000000" style:font-name="Times New Roman" officeooo:rsid="018fd2b7"/>
    </style:style>
    <style:style style:name="T346" style:family="text">
      <style:text-properties fo:color="#000000" style:font-name="Times New Roman" officeooo:rsid="01a8199b"/>
    </style:style>
    <style:style style:name="T347" style:family="text">
      <style:text-properties fo:color="#000000" style:font-name="Times New Roman" officeooo:rsid="01ae861d"/>
    </style:style>
    <style:style style:name="T348" style:family="text">
      <style:text-properties fo:color="#000000" style:font-name="Times New Roman" officeooo:rsid="01c06a42"/>
    </style:style>
    <style:style style:name="T349" style:family="text">
      <style:text-properties fo:color="#000000" style:font-name="Times New Roman" officeooo:rsid="0134bf5c"/>
    </style:style>
    <style:style style:name="T350" style:family="text">
      <style:text-properties fo:color="#000000" style:font-name="Times New Roman" officeooo:rsid="01beec46"/>
    </style:style>
    <style:style style:name="T351" style:family="text">
      <style:text-properties fo:color="#000000" style:font-name="Times New Roman" officeooo:rsid="01890cd1"/>
    </style:style>
    <style:style style:name="T352" style:family="text">
      <style:text-properties fo:color="#000000" style:font-name="Times New Roman" officeooo:rsid="01383e73"/>
    </style:style>
    <style:style style:name="T353" style:family="text">
      <style:text-properties fo:color="#000000" style:font-name="Times New Roman" officeooo:rsid="01bc31d0"/>
    </style:style>
    <style:style style:name="T354" style:family="text">
      <style:text-properties fo:color="#000000" style:font-name="Times New Roman" officeooo:rsid="0138801a"/>
    </style:style>
    <style:style style:name="T355" style:family="text">
      <style:text-properties fo:color="#000000" style:font-name="Times New Roman" officeooo:rsid="01391068"/>
    </style:style>
    <style:style style:name="T356" style:family="text">
      <style:text-properties fo:color="#000000" style:font-name="Times New Roman" officeooo:rsid="01cb5239"/>
    </style:style>
    <style:style style:name="T357" style:family="text">
      <style:text-properties fo:color="#000000" style:font-name="Times New Roman" officeooo:rsid="016a5a33"/>
    </style:style>
    <style:style style:name="T358" style:family="text">
      <style:text-properties fo:color="#000000" style:font-name="Times New Roman" officeooo:rsid="0138bea1"/>
    </style:style>
    <style:style style:name="T359" style:family="text">
      <style:text-properties fo:color="#000000" style:font-name="Times New Roman" officeooo:rsid="013f3c83"/>
    </style:style>
    <style:style style:name="T360" style:family="text">
      <style:text-properties fo:color="#000000" style:font-name="Times New Roman" officeooo:rsid="01c95df3"/>
    </style:style>
    <style:style style:name="T361" style:family="text">
      <style:text-properties fo:color="#000000" style:font-name="Times New Roman" officeooo:rsid="0140a6fc"/>
    </style:style>
    <style:style style:name="T362" style:family="text">
      <style:text-properties fo:color="#000000" style:font-name="Times New Roman" officeooo:rsid="0163fdd3"/>
    </style:style>
    <style:style style:name="T363" style:family="text">
      <style:text-properties fo:color="#000000" style:font-name="Times New Roman" officeooo:rsid="0199b578"/>
    </style:style>
    <style:style style:name="T364" style:family="text">
      <style:text-properties fo:color="#000000" style:font-name="Times New Roman" officeooo:rsid="01b3f1d5"/>
    </style:style>
    <style:style style:name="T365" style:family="text">
      <style:text-properties fo:color="#000000" style:font-name="Times New Roman" officeooo:rsid="01bfe063"/>
    </style:style>
    <style:style style:name="T366" style:family="text">
      <style:text-properties fo:color="#000000" style:font-name="Times New Roman" officeooo:rsid="0141df31"/>
    </style:style>
    <style:style style:name="T367" style:family="text">
      <style:text-properties fo:color="#000000" style:font-name="Times New Roman" officeooo:rsid="01439a70"/>
    </style:style>
    <style:style style:name="T368" style:family="text">
      <style:text-properties fo:color="#000000" style:font-name="Times New Roman" officeooo:rsid="0148c48c"/>
    </style:style>
    <style:style style:name="T369" style:family="text">
      <style:text-properties fo:color="#000000" style:font-name="Times New Roman" officeooo:rsid="01440dc7"/>
    </style:style>
    <style:style style:name="T370" style:family="text">
      <style:text-properties fo:color="#000000" style:font-name="Times New Roman" officeooo:rsid="014f3c8f"/>
    </style:style>
    <style:style style:name="T371" style:family="text">
      <style:text-properties fo:color="#000000" style:font-name="Times New Roman" officeooo:rsid="01af265a"/>
    </style:style>
    <style:style style:name="T372" style:family="text">
      <style:text-properties fo:color="#000000" style:font-name="Times New Roman" officeooo:rsid="0175cde8"/>
    </style:style>
    <style:style style:name="T373" style:family="text">
      <style:text-properties fo:color="#000000" style:font-name="Times New Roman" officeooo:rsid="018b7d08"/>
    </style:style>
    <style:style style:name="T374" style:family="text">
      <style:text-properties fo:color="#000000" style:font-name="Times New Roman" officeooo:rsid="01513248"/>
    </style:style>
    <style:style style:name="T375" style:family="text">
      <style:text-properties fo:color="#000000" style:font-name="Times New Roman" officeooo:rsid="01849764"/>
    </style:style>
    <style:style style:name="T376" style:family="text">
      <style:text-properties fo:color="#000000" style:font-name="Times New Roman" officeooo:rsid="015bbb9d"/>
    </style:style>
    <style:style style:name="T377" style:family="text">
      <style:text-properties fo:color="#000000" style:font-name="Times New Roman" officeooo:rsid="01897010"/>
    </style:style>
    <style:style style:name="T378" style:family="text">
      <style:text-properties fo:color="#000000" style:font-name="Times New Roman" officeooo:rsid="016508a7"/>
    </style:style>
    <style:style style:name="T379" style:family="text">
      <style:text-properties fo:color="#000000" style:font-name="Times New Roman" officeooo:rsid="0152d935"/>
    </style:style>
    <style:style style:name="T380" style:family="text">
      <style:text-properties fo:color="#000000" style:font-name="Times New Roman" officeooo:rsid="019c4bf8"/>
    </style:style>
    <style:style style:name="T381" style:family="text">
      <style:text-properties fo:color="#000000" style:font-name="Times New Roman" officeooo:rsid="01b4a06d"/>
    </style:style>
    <style:style style:name="T382" style:family="text">
      <style:text-properties fo:color="#000000" style:font-name="Times New Roman" officeooo:rsid="01cbe0ed"/>
    </style:style>
    <style:style style:name="T383" style:family="text">
      <style:text-properties fo:color="#000000" style:font-name="Times New Roman" officeooo:rsid="01b0c613"/>
    </style:style>
    <style:style style:name="T384" style:family="text">
      <style:text-properties fo:color="#000000" style:font-name="Times New Roman" officeooo:rsid="0153d620"/>
    </style:style>
    <style:style style:name="T385" style:family="text">
      <style:text-properties fo:color="#000000" style:font-name="Times New Roman" officeooo:rsid="01857e29"/>
    </style:style>
    <style:style style:name="T386" style:family="text">
      <style:text-properties fo:color="#000000" style:font-name="Times New Roman" officeooo:rsid="01cfdbc3"/>
    </style:style>
    <style:style style:name="T387" style:family="text">
      <style:text-properties fo:color="#000000" style:font-name="Times New Roman" officeooo:rsid="01d1b578"/>
    </style:style>
    <style:style style:name="T388" style:family="text">
      <style:text-properties fo:color="#000000" style:font-name="Times New Roman" officeooo:rsid="01d31a47"/>
    </style:style>
    <style:style style:name="T389" style:family="text">
      <style:text-properties fo:color="#000000" style:font-name="Times New Roman" officeooo:rsid="01d47951"/>
    </style:style>
    <style:style style:name="T390" style:family="text">
      <style:text-properties fo:color="#000000" style:font-name="Times New Roman" officeooo:rsid="00148eac"/>
    </style:style>
    <style:style style:name="T391" style:family="text">
      <style:text-properties fo:color="#000000" style:font-name="Times New Roman" officeooo:rsid="01d7b5f3"/>
    </style:style>
    <style:style style:name="T392" style:family="text">
      <style:text-properties fo:color="#000000" style:font-name="Times New Roman" officeooo:rsid="01db288b"/>
    </style:style>
    <style:style style:name="T393" style:family="text">
      <style:text-properties fo:color="#000000" style:font-name="Times New Roman" officeooo:rsid="01dd0809"/>
    </style:style>
    <style:style style:name="T394" style:family="text">
      <style:text-properties fo:color="#000000" style:font-name="Times New Roman" officeooo:rsid="01de1d02"/>
    </style:style>
    <style:style style:name="T395" style:family="text">
      <style:text-properties fo:color="#000000" style:font-name="Times New Roman" officeooo:rsid="01e0ff61"/>
    </style:style>
    <style:style style:name="T396" style:family="text">
      <style:text-properties fo:color="#000000" style:font-name="Times New Roman" officeooo:rsid="01e4dcba"/>
    </style:style>
    <style:style style:name="T397" style:family="text">
      <style:text-properties fo:color="#000000" style:font-name="Times New Roman" officeooo:rsid="01e9839f"/>
    </style:style>
    <style:style style:name="T398" style:family="text">
      <style:text-properties fo:color="#000000" style:font-name="Times New Roman" officeooo:rsid="01eb4788"/>
    </style:style>
    <style:style style:name="T399" style:family="text">
      <style:text-properties fo:color="#000000" style:font-name="Times New Roman" officeooo:rsid="01efc7d7"/>
    </style:style>
    <style:style style:name="T400" style:family="text">
      <style:text-properties fo:color="#000000" style:font-name="Times New Roman" officeooo:rsid="01f1cc41"/>
    </style:style>
    <style:style style:name="T401" style:family="text">
      <style:text-properties fo:color="#000000" style:font-name="Times New Roman" officeooo:rsid="01f3aa2d"/>
    </style:style>
    <style:style style:name="T402" style:family="text">
      <style:text-properties fo:color="#000000" style:font-name="Times New Roman" officeooo:rsid="01f7cdfe"/>
    </style:style>
    <style:style style:name="T403" style:family="text">
      <style:text-properties fo:color="#000000" style:font-name="Times New Roman" officeooo:rsid="01f8b432"/>
    </style:style>
    <style:style style:name="T404" style:family="text">
      <style:text-properties fo:color="#000000" style:font-name="Times New Roman" officeooo:rsid="011e762b"/>
    </style:style>
    <style:style style:name="T405" style:family="text">
      <style:text-properties fo:color="#000000" style:font-name="Times New Roman" officeooo:rsid="01f98e73"/>
    </style:style>
    <style:style style:name="T406" style:family="text">
      <style:text-properties fo:color="#000000" style:font-name="Times New Roman" officeooo:rsid="014d7ba2"/>
    </style:style>
    <style:style style:name="T407" style:family="text">
      <style:text-properties fo:color="#000000" style:font-name="Times New Roman" officeooo:rsid="01fa80c0"/>
    </style:style>
    <style:style style:name="T408" style:family="text">
      <style:text-properties fo:color="#000000" style:font-name="Times New Roman" officeooo:rsid="01fc2489"/>
    </style:style>
    <style:style style:name="T409" style:family="text">
      <style:text-properties fo:color="#000000" style:font-name="Times New Roman" officeooo:rsid="01fd8c71"/>
    </style:style>
    <style:style style:name="T410" style:family="text">
      <style:text-properties fo:color="#000000" style:font-name="Times New Roman" officeooo:rsid="01fe76c4"/>
    </style:style>
    <style:style style:name="T411" style:family="text">
      <style:text-properties fo:font-variant="normal" fo:text-transform="none" style:font-name="Times New Roman" fo:font-size="12pt" fo:letter-spacing="normal" fo:font-style="normal" fo:font-weight="normal" officeooo:rsid="0177eae7" style:font-size-asian="12pt" style:font-style-asian="normal" style:font-size-complex="12pt" style:font-style-complex="normal"/>
    </style:style>
    <style:style style:name="T412" style:family="text">
      <style:text-properties fo:font-variant="normal" fo:text-transform="none" style:font-name="Times New Roman" fo:font-size="12pt" fo:letter-spacing="normal" fo:font-style="normal" fo:font-weight="normal" officeooo:rsid="00148eac" style:font-size-asian="12pt" style:font-style-asian="normal" style:font-size-complex="12pt" style:font-style-complex="normal"/>
    </style:style>
    <style:style style:name="T413" style:family="text">
      <style:text-properties fo:font-variant="normal" fo:text-transform="none" style:font-name="Times New Roman" fo:font-size="12pt" fo:letter-spacing="normal" fo:font-style="normal" fo:font-weight="normal" officeooo:rsid="00bccd01" style:font-size-asian="12pt" style:font-style-asian="normal" style:font-size-complex="12pt" style:font-style-complex="normal"/>
    </style:style>
    <style:style style:name="T414" style:family="text">
      <style:text-properties fo:font-variant="normal" fo:text-transform="none" style:font-name="Times New Roman" fo:font-size="12pt" fo:letter-spacing="normal" fo:font-style="normal" fo:font-weight="normal" officeooo:rsid="0155a1ac" style:font-size-asian="12pt" style:font-style-asian="normal" style:font-size-complex="12pt" style:font-style-complex="normal"/>
    </style:style>
    <style:style style:name="T415" style:family="text">
      <style:text-properties fo:font-variant="normal" fo:text-transform="none" style:font-name="Times New Roman" fo:font-size="12pt" fo:letter-spacing="normal" fo:font-style="normal" fo:font-weight="normal" officeooo:rsid="01a1ccd6" style:font-size-asian="12pt" style:font-style-asian="normal" style:font-size-complex="12pt" style:font-style-complex="normal"/>
    </style:style>
    <style:style style:name="T416" style:family="text">
      <style:text-properties fo:font-variant="normal" fo:text-transform="none" style:font-name="Times New Roman" fo:font-size="12pt" fo:letter-spacing="normal" fo:font-style="normal" fo:font-weight="normal" officeooo:rsid="01fd442c" style:font-size-asian="12pt" style:font-style-asian="normal" style:font-size-complex="12pt" style:font-style-complex="normal"/>
    </style:style>
    <style:style style:name="T417" style:family="text">
      <style:text-properties officeooo:rsid="00d3b37f"/>
    </style:style>
    <style:style style:name="T418" style:family="text">
      <style:text-properties officeooo:rsid="00d84961"/>
    </style:style>
    <style:style style:name="T419" style:family="text">
      <style:text-properties officeooo:rsid="00e49646"/>
    </style:style>
    <style:style style:name="T420" style:family="text">
      <style:text-properties officeooo:rsid="00f82d6a"/>
    </style:style>
    <style:style style:name="T421" style:family="text">
      <style:text-properties officeooo:rsid="00f9e0f9"/>
    </style:style>
    <style:style style:name="T422" style:family="text">
      <style:text-properties officeooo:rsid="010e4390"/>
    </style:style>
    <style:style style:name="T423" style:family="text">
      <style:text-properties officeooo:rsid="01152bd6"/>
    </style:style>
    <style:style style:name="T424" style:family="text">
      <style:text-properties officeooo:rsid="011b873f"/>
    </style:style>
    <style:style style:name="T425" style:family="text">
      <style:text-properties officeooo:rsid="011baaa1"/>
    </style:style>
    <style:style style:name="T426" style:family="text">
      <style:text-properties officeooo:rsid="011c1724"/>
    </style:style>
    <style:style style:name="T427" style:family="text">
      <style:text-properties officeooo:rsid="011e762b"/>
    </style:style>
    <style:style style:name="T428" style:family="text">
      <style:text-properties officeooo:rsid="01223a09"/>
    </style:style>
    <style:style style:name="T429" style:family="text">
      <style:text-properties officeooo:rsid="01248a8f"/>
    </style:style>
    <style:style style:name="T430" style:family="text">
      <style:text-properties officeooo:rsid="012588f0"/>
    </style:style>
    <style:style style:name="T431" style:family="text">
      <style:text-properties officeooo:rsid="0129a9de"/>
    </style:style>
    <style:style style:name="T432" style:family="text">
      <style:text-properties officeooo:rsid="012bb590"/>
    </style:style>
    <style:style style:name="T433" style:family="text">
      <style:text-properties officeooo:rsid="0132b884"/>
    </style:style>
    <style:style style:name="T434" style:family="text">
      <style:text-properties officeooo:rsid="0134bf5c"/>
    </style:style>
    <style:style style:name="T435" style:family="text">
      <style:text-properties officeooo:rsid="0135bfed"/>
    </style:style>
    <style:style style:name="T436" style:family="text">
      <style:text-properties officeooo:rsid="0135c279"/>
    </style:style>
    <style:style style:name="T437" style:family="text">
      <style:text-properties officeooo:rsid="0136f427"/>
    </style:style>
    <style:style style:name="T438" style:family="text">
      <style:text-properties officeooo:rsid="01383e73"/>
    </style:style>
    <style:style style:name="T439" style:family="text">
      <style:text-properties officeooo:rsid="0138801a"/>
    </style:style>
    <style:style style:name="T440" style:family="text">
      <style:text-properties officeooo:rsid="0138d285"/>
    </style:style>
    <style:style style:name="T441" style:family="text">
      <style:text-properties officeooo:rsid="0138ebaa"/>
    </style:style>
    <style:style style:name="T442" style:family="text">
      <style:text-properties officeooo:rsid="013f9a66"/>
    </style:style>
    <style:style style:name="T443" style:family="text">
      <style:text-properties officeooo:rsid="0140a6fc"/>
    </style:style>
    <style:style style:name="T444" style:family="text">
      <style:text-properties officeooo:rsid="0140d48c"/>
    </style:style>
    <style:style style:name="T445" style:family="text">
      <style:text-properties officeooo:rsid="0141df31"/>
    </style:style>
    <style:style style:name="T446" style:family="text">
      <style:text-properties officeooo:rsid="0146ced5"/>
    </style:style>
    <style:style style:name="T447" style:family="text">
      <style:text-properties officeooo:rsid="0148c48c"/>
    </style:style>
    <style:style style:name="T448" style:family="text">
      <style:text-properties officeooo:rsid="014f3c8f"/>
    </style:style>
    <style:style style:name="T449" style:family="text">
      <style:text-properties officeooo:rsid="01513248"/>
    </style:style>
    <style:style style:name="T450" style:family="text">
      <style:text-properties officeooo:rsid="0152d935"/>
    </style:style>
    <style:style style:name="T451" style:family="text">
      <style:text-properties officeooo:rsid="01636f08"/>
    </style:style>
    <style:style style:name="T452" style:family="text">
      <style:text-properties officeooo:rsid="0163fdd3"/>
    </style:style>
    <style:style style:name="T453" style:family="text">
      <style:text-properties officeooo:rsid="01683193"/>
    </style:style>
    <style:style style:name="T454" style:family="text">
      <style:text-properties officeooo:rsid="0169653c"/>
    </style:style>
    <style:style style:name="T455" style:family="text">
      <style:text-properties officeooo:rsid="017430c2"/>
    </style:style>
    <style:style style:name="T456" style:family="text">
      <style:text-properties officeooo:rsid="01754e1e"/>
    </style:style>
    <style:style style:name="T457" style:family="text">
      <style:text-properties officeooo:rsid="0182da67"/>
    </style:style>
    <style:style style:name="T458" style:family="text">
      <style:text-properties officeooo:rsid="01831fcb"/>
    </style:style>
    <style:style style:name="T459" style:family="text">
      <style:text-properties officeooo:rsid="0186f6a9"/>
    </style:style>
    <style:style style:name="T460" style:family="text">
      <style:text-properties officeooo:rsid="01877fae"/>
    </style:style>
    <style:style style:name="T461" style:family="text">
      <style:text-properties officeooo:rsid="01890cd1"/>
    </style:style>
    <style:style style:name="T462" style:family="text">
      <style:text-properties officeooo:rsid="018ad65c"/>
    </style:style>
    <style:style style:name="T463" style:family="text">
      <style:text-properties officeooo:rsid="018e47f7"/>
    </style:style>
    <style:style style:name="T464" style:family="text">
      <style:text-properties officeooo:rsid="0195b053"/>
    </style:style>
    <style:style style:name="T465" style:family="text">
      <style:text-properties officeooo:rsid="0196c1c6"/>
    </style:style>
    <style:style style:name="T466" style:family="text">
      <style:text-properties officeooo:rsid="019c4bf8"/>
    </style:style>
    <style:style style:name="T467" style:family="text">
      <style:text-properties officeooo:rsid="01a5559c"/>
    </style:style>
    <style:style style:name="T468" style:family="text">
      <style:text-properties officeooo:rsid="01a5ff65"/>
    </style:style>
    <style:style style:name="T469" style:family="text">
      <style:text-properties officeooo:rsid="01a785a1"/>
    </style:style>
    <style:style style:name="T470" style:family="text">
      <style:text-properties officeooo:rsid="01ae861d"/>
    </style:style>
    <style:style style:name="T471" style:family="text">
      <style:text-properties officeooo:rsid="01b0c613"/>
    </style:style>
    <style:style style:name="T472" style:family="text">
      <style:text-properties officeooo:rsid="01bb36d0"/>
    </style:style>
    <style:style style:name="T473" style:family="text">
      <style:text-properties officeooo:rsid="01beec46"/>
    </style:style>
    <style:style style:name="T474" style:family="text">
      <style:text-properties officeooo:rsid="01c06a42"/>
    </style:style>
    <style:style style:name="T475" style:family="text">
      <style:text-properties officeooo:rsid="01c47588"/>
    </style:style>
    <style:style style:name="T476" style:family="text">
      <style:text-properties officeooo:rsid="017fa4da"/>
    </style:style>
    <style:style style:name="T477" style:family="text">
      <style:text-properties officeooo:rsid="011a02d1"/>
    </style:style>
    <style:style style:name="T478" style:family="text">
      <style:text-properties officeooo:rsid="00737cf8"/>
    </style:style>
    <style:style style:name="T479" style:family="text">
      <style:text-properties officeooo:rsid="01ad6ead"/>
    </style:style>
    <style:style style:name="T480" style:family="text">
      <style:text-properties officeooo:rsid="011ee21c"/>
    </style:style>
    <style:style style:name="T481" style:family="text">
      <style:text-properties officeooo:rsid="01330d22"/>
    </style:style>
    <style:style style:name="T482" style:family="text">
      <style:text-properties officeooo:rsid="015a05fd"/>
    </style:style>
    <style:style style:name="T483" style:family="text">
      <style:text-properties officeooo:rsid="01391068"/>
    </style:style>
    <style:style style:name="T484" style:family="text">
      <style:text-properties officeooo:rsid="013f01c7"/>
    </style:style>
    <style:style style:name="T485" style:family="text">
      <style:text-properties officeooo:rsid="0138bea1"/>
    </style:style>
    <style:style style:name="T486" style:family="text">
      <style:text-properties officeooo:rsid="0139ba23"/>
    </style:style>
    <style:style style:name="T487" style:family="text">
      <style:text-properties officeooo:rsid="016a5a33"/>
    </style:style>
    <style:style style:name="T488" style:family="text">
      <style:text-properties officeooo:rsid="013f3c83"/>
    </style:style>
    <style:style style:name="T489" style:family="text">
      <style:text-properties officeooo:rsid="01b3f1d5"/>
    </style:style>
    <style:style style:name="T490" style:family="text">
      <style:text-properties officeooo:rsid="0199b578"/>
    </style:style>
    <style:style style:name="T491" style:family="text">
      <style:text-properties officeooo:rsid="01c95df3"/>
    </style:style>
    <style:style style:name="T492" style:family="text">
      <style:text-properties officeooo:rsid="01439a70"/>
    </style:style>
    <style:style style:name="T493" style:family="text">
      <style:text-properties officeooo:rsid="01440dc7"/>
    </style:style>
    <style:style style:name="T494" style:family="text">
      <style:text-properties officeooo:rsid="01cfdbc3"/>
    </style:style>
    <style:style style:name="T495" style:family="text">
      <style:text-properties officeooo:rsid="01d1b578"/>
    </style:style>
    <style:style style:name="T496" style:family="text">
      <style:text-properties officeooo:rsid="01d31a47"/>
    </style:style>
    <style:style style:name="T497" style:family="text">
      <style:text-properties officeooo:rsid="01d47951"/>
    </style:style>
    <style:style style:name="T498" style:family="text">
      <style:text-properties officeooo:rsid="00148eac"/>
    </style:style>
    <style:style style:name="T499" style:family="text">
      <style:text-properties officeooo:rsid="01d7b5f3"/>
    </style:style>
    <style:style style:name="T500" style:family="text">
      <style:text-properties officeooo:rsid="01e26f9d"/>
    </style:style>
    <style:style style:name="T501" style:family="text">
      <style:text-properties officeooo:rsid="01e311ad"/>
    </style:style>
    <style:style style:name="T502" style:family="text">
      <style:text-properties fo:color="#c9211e" style:font-name="Times New Roman" officeooo:rsid="00740e50"/>
    </style:style>
    <style:style style:name="T503" style:family="text">
      <style:text-properties officeooo:rsid="01e4dcba"/>
    </style:style>
    <style:style style:name="T504" style:family="text">
      <style:text-properties officeooo:rsid="01e6487f"/>
    </style:style>
    <style:style style:name="T505" style:family="text">
      <style:text-properties officeooo:rsid="01ec97e6"/>
    </style:style>
    <style:style style:name="T506" style:family="text">
      <style:text-properties officeooo:rsid="01f5704e"/>
    </style:style>
    <style:style style:name="T507" style:family="text">
      <style:text-properties officeooo:rsid="01f72591"/>
    </style:style>
    <style:style style:name="T508" style:family="text">
      <style:text-properties officeooo:rsid="01f7cdfe"/>
    </style:style>
    <style:style style:name="T509" style:family="text">
      <style:text-properties fo:font-style="italic" officeooo:rsid="011ee21c" style:font-style-asian="italic" style:font-style-complex="italic"/>
    </style:style>
    <style:style style:name="T510" style:family="text">
      <style:text-properties officeooo:rsid="01fc2489"/>
    </style:style>
    <style:style style:name="T511" style:family="text">
      <style:text-properties officeooo:rsid="01fd8c71"/>
    </style:style>
    <style:style style:name="T512" style:family="text">
      <style:text-properties officeooo:rsid="01fe76c4"/>
    </style:style>
    <style:style style:name="T513" style:family="text">
      <style:text-properties officeooo:rsid="01ffb8a6"/>
    </style:style>
    <style:style style:name="T514" style:family="text">
      <style:text-properties officeooo:rsid="020199c2"/>
    </style:style>
    <style:style style:name="T515" style:family="text">
      <style:text-properties officeooo:rsid="0202c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Capítulo 1</text:p>
      <text:p text:style-name="P50"><text:span text:style-name="T2">Vamos</text:span><text:span text:style-name="T1"> </text:span><text:span text:style-name="T3">à</text:span><text:span text:style-name="T1"> dona Ventura</text:span></text:p>
      <text:p text:style-name="P1"/>
      <text:p text:style-name="P1"/>
      <text:p text:style-name="P1"/>
      <text:p text:style-name="P1"/>
      <text:p text:style-name="P1"/>
      <text:p text:style-name="P2"/>
      <text:p text:style-name="P2"><text:tab/></text:p>
      <text:p text:style-name="P56"><text:span text:style-name="T82">Galil e</text:span><text:span text:style-name="T76"> seu filho mais velho,</text:span><text:span text:style-name="T82"> </text:span><text:span text:style-name="T79">T</text:span><text:span text:style-name="T83">arciso, </text:span><text:span text:style-name="T82">estão </text:span><text:span text:style-name="T83">e</text:span><text:span text:style-name="T82">m uma das ruas de São Paulo aguardando para que sejam recepcionados </text:span><text:span text:style-name="T84">por</text:span><text:span text:style-name="T82"> Anestor</text:span><text:span text:style-name="T85">. </text:span><text:span text:style-name="T86">O anfitrião</text:span><text:span text:style-name="T82"> aproxima-</text:span><text:span text:style-name="T87">se</text:span><text:span text:style-name="T82"> da entrada </text:span><text:span text:style-name="T88">d</text:span><text:span text:style-name="T86">a</text:span><text:span text:style-name="T88"> </text:span><text:span text:style-name="T101">casa</text:span><text:span text:style-name="T89">, </text:span><text:span text:style-name="T90">destranca </text:span><text:span text:style-name="T91">a fechadura, </text:span><text:span text:style-name="T92">o trinco</text:span><text:span text:style-name="T85"> </text:span><text:span text:style-name="T86">e abre</text:span><text:span text:style-name="T82"> passagem </text:span><text:span text:style-name="T85">para </text:span><text:span text:style-name="T82">os dois visitantes </text:span><text:span text:style-name="T93">entrarem</text:span><text:span text:style-name="T89">.</text:span><text:span text:style-name="T77"> </text:span><text:span text:style-name="T94">A</text:span><text:span text:style-name="T95">mbos se cumprimenta</text:span><text:span text:style-name="T96">m </text:span><text:span text:style-name="T89">e s</text:span><text:span text:style-name="T74">e acomodam </text:span><text:span text:style-name="T84">em uma das cadeiras n</text:span><text:span text:style-name="T75">a </text:span><text:span text:style-name="T97">sala principal</text:span><text:span text:style-name="T89">.</text:span></text:p>
      <text:p text:style-name="P58"><text:span text:style-name="T89"><text:tab/></text:span><text:span text:style-name="T77">N</text:span><text:span text:style-name="T84">ão </text:span><text:span text:style-name="T75">existe</text:span><text:span text:style-name="T84"> sofá </text:span><text:span text:style-name="T97">ou qualquer outro móvel grande a vista</text:span><text:span text:style-name="T84">, tão pouco eletrodomést</text:span><text:span text:style-name="T102">icos</text:span><text:span text:style-name="T97">,</text:span><text:span text:style-name="T84"> </text:span><text:span text:style-name="T97">e</text:span><text:span text:style-name="T244"> pela aparência </text:span><text:span text:style-name="T245">da </text:span><text:span text:style-name="T246">morada</text:span><text:span text:style-name="T244"> qualquer um diria que também não </text:span><text:span text:style-name="T247">há</text:span><text:span text:style-name="T244"> </text:span><text:span text:style-name="T248">nenhum</text:span><text:span text:style-name="T244"> residente.</text:span></text:p>
      <text:p text:style-name="P111"><text:span text:style-name="T249"><text:tab/></text:span><text:span text:style-name="T411">Após</text:span><text:span text:style-name="T412"> alguns minutos de </text:span><text:span text:style-name="T413">tagarelice</text:span><text:span text:style-name="T412"> introdutória o tema </text:span><text:span text:style-name="T414">abordado</text:span><text:span text:style-name="T412"> em conversas </text:span><text:span text:style-name="T415">anteriores</text:span><text:span text:style-name="T412"> </text:span><text:span text:style-name="T416">exibi-se</text:span><text:span text:style-name="T412">.</text:span><text:span text:style-name="T46"> </text:span></text:p>
      <text:p text:style-name="P61"><text:span text:style-name="T11">— </text:span><text:span text:style-name="T12">…</text:span><text:span text:style-name="T13">e</text:span><text:span text:style-name="T14">ntão, v</text:span><text:span text:style-name="T15">ocê </text:span><text:span text:style-name="T29">tinha dito</text:span><text:span text:style-name="T15"> que precisava de mais </text:span><text:span text:style-name="T16">dinheiro</text:span><text:span text:style-name="T15"> pra</text:span><text:span text:style-name="T11"> tirar </text:span><text:span text:style-name="T29">meu filho</text:span><text:span text:style-name="T11"> de lá, </text:span><text:span text:style-name="T17">né.</text:span><text:span text:style-name="T11"> — </text:span><text:span text:style-name="T17">diz </text:span><text:span text:style-name="T15">Galil </text:span><text:span text:style-name="T18">à</text:span><text:span text:style-name="T19"> Anestor</text:span><text:span text:style-name="T14"> </text:span><text:span text:style-name="T18">se referindo a</text:span><text:span text:style-name="T20">o seu filho mais novo, </text:span><text:span text:style-name="T29">Calisto</text:span><text:span text:style-name="T18">.</text:span></text:p>
      <text:p text:style-name="P70"><text:span text:style-name="T154">— </text:span><text:span text:style-name="T157">É</text:span><text:span text:style-name="T166">, </text:span><text:span text:style-name="T172">m</text:span><text:span text:style-name="T154">as </text:span><text:span text:style-name="T196">n</text:span><text:span text:style-name="T123">ão se preocup</text:span><text:span text:style-name="T133">a, </text:span><text:span text:style-name="T196">não</text:span><text:span text:style-name="T123">.</text:span><text:span text:style-name="T154"> </text:span><text:span text:style-name="T196">Q</text:span><text:span text:style-name="T154">uanto menos </text:span><text:span text:style-name="T165">o senhor</text:span><text:span text:style-name="T154"> souber</text:span><text:span text:style-name="T161">,</text:span><text:span text:style-name="T123"> </text:span><text:span text:style-name="T154">melhor, </text:span><text:span text:style-name="T70">viu</text:span><text:span text:style-name="T154">.</text:span></text:p>
      <text:p text:style-name="P70"><text:span text:style-name="T154"><text:tab/></text:span><text:span text:style-name="T155">O descaso de Anestor </text:span><text:span text:style-name="T156">ao</text:span><text:span text:style-name="T103"> </text:span><text:span text:style-name="T74">não esclarecer</text:span><text:span text:style-name="T103"> o destino de </text:span><text:span text:style-name="T157">centenas de milhares</text:span><text:span text:style-name="T103"> de </text:span><text:span text:style-name="T158">reais</text:span><text:span text:style-name="T157"> </text:span><text:span text:style-name="T103">é nítido, </text:span><text:span text:style-name="T85">m</text:span><text:span text:style-name="T159">as Galil não se importa,</text:span><text:span text:style-name="T157"> </text:span><text:span text:style-name="T160">e</text:span><text:span text:style-name="T155">stá tão </text:span><text:span text:style-name="T161">motivado</text:span><text:span text:style-name="T155"> </text:span><text:span text:style-name="T162">em</text:span><text:span text:style-name="T155"> ter </text:span><text:span text:style-name="T163">o caçula ao</text:span><text:span text:style-name="T155"> lado novamente</text:span><text:span text:style-name="T164"> </text:span><text:span text:style-name="T161">que fará </text:span><text:span text:style-name="T123">de tudo</text:span><text:span text:style-name="T161"> para que isso aconteça.</text:span></text:p>
      <text:p text:style-name="P61"><text:span text:style-name="T165">— </text:span><text:span text:style-name="T163">O Calisto</text:span><text:span text:style-name="T165"> é importante pra mi</text:span><text:span text:style-name="T101">m,</text:span><text:span text:style-name="T165"> </text:span><text:span text:style-name="T118">—</text:span><text:span text:style-name="T165"> </text:span><text:span text:style-name="T101">a</text:span><text:span text:style-name="T166">rticula</text:span><text:span text:style-name="T165"> Galil enquanto pede </text:span><text:span text:style-name="T158">em</text:span><text:span text:style-name="T167"> </text:span><text:span text:style-name="T168">gestos</text:span><text:span text:style-name="T165"> a </text:span><text:span text:style-name="T167">maleta </text:span><text:span text:style-name="T169">com </text:span><text:span text:style-name="T123">o dinheiro</text:span><text:span text:style-name="T165"> que </text:span><text:span text:style-name="T79">T</text:span><text:span text:style-name="T74">arciso</text:span><text:span text:style-name="T165"> segura. </text:span><text:span text:style-name="T118">—</text:span><text:span text:style-name="T165"> </text:span><text:span text:style-name="T101">P</text:span><text:span text:style-name="T165">or favor</text:span><text:span text:style-name="T161">,</text:span><text:span text:style-name="T165"> tira ele de lá. </text:span><text:span text:style-name="T118">—</text:span><text:span text:style-name="T165"> </text:span><text:span text:style-name="T101">l</text:span><text:span text:style-name="T168">evanta </text:span><text:span text:style-name="T158">da cadeira </text:span><text:span text:style-name="T159">a</text:span><text:span text:style-name="T75">poia</text:span><text:span text:style-name="T168">n</text:span><text:span text:style-name="T75">do-</text:span><text:span text:style-name="T168">se</text:span><text:span text:style-name="T75"> </text:span><text:span text:style-name="T166">em</text:span><text:span text:style-name="T76"> </text:span><text:span text:style-name="T169">su</text:span><text:span text:style-name="T76">a</text:span><text:span text:style-name="T75"> bengala</text:span><text:span text:style-name="T77"> </text:span><text:span text:style-name="T161">e</text:span><text:span text:style-name="T166"> entrega</text:span><text:span text:style-name="T165"> </text:span><text:span text:style-name="T169">o </text:span><text:span text:style-name="T123">pagamento</text:span><text:span text:style-name="T164"> </text:span><text:span text:style-name="T170">a</text:span><text:span text:style-name="T169">o anfitrião</text:span><text:span text:style-name="T165">.</text:span></text:p>
      <text:p text:style-name="P113"><text:span text:style-name="T101">— </text:span><text:span text:style-name="T197">Mas é claro que eu vou tirar </text:span><text:span text:style-name="T123">ele </text:span><text:span text:style-name="T121">de lá</text:span><text:span text:style-name="T197">. </text:span><text:span text:style-name="T123">E</text:span><text:span text:style-name="T120">u sei como são essas coisas de filho, eu tenho </text:span><text:span text:style-name="T196">duas</text:span><text:span text:style-name="T120">, uma </text:span><text:span text:style-name="T127">também </text:span><text:span text:style-name="T120">só me dá problema.</text:span></text:p>
      <text:p text:style-name="P62"><text:soft-page-break/><text:span text:style-name="T101">— </text:span><text:span text:style-name="T119">Mas</text:span><text:span text:style-name="T120"> </text:span><text:span text:style-name="T196">o Calisto</text:span><text:span text:style-name="T120"> </text:span><text:span text:style-name="T121">não me dá</text:span><text:span text:style-name="T120"> problema, </text:span><text:span text:style-name="T122">a</text:span><text:span text:style-name="T123">o contrário,</text:span><text:span text:style-name="T120"> </text:span><text:span text:style-name="T124">ele </text:span><text:span text:style-name="T123">me </text:span><text:span text:style-name="T124">d</text:span><text:span text:style-name="T121">á</text:span><text:span text:style-name="T124"> solução</text:span><text:span text:style-name="T122">. </text:span><text:span text:style-name="T123">P</text:span><text:span text:style-name="T120">roblema </text:span><text:span text:style-name="T123">ele d</text:span><text:span text:style-name="T125">á</text:span><text:span text:style-name="T123"> para </text:span><text:span text:style-name="T122">os outros</text:span><text:span text:style-name="T101">…</text:span><text:span text:style-name="T123"> </text:span><text:span text:style-name="T118">—</text:span><text:span text:style-name="T123"> </text:span><text:span text:style-name="T101">e</text:span><text:span text:style-name="T126"> começa a </text:span><text:span text:style-name="T133">declamar</text:span><text:span text:style-name="T126"> o quanto </text:span><text:span text:style-name="T163">o filho mais novo</text:span><text:span text:style-name="T126"> é especial.</text:span></text:p>
      <text:p text:style-name="P63"><text:span text:style-name="T122"><text:tab/></text:span><text:span text:style-name="T119">Alguns segundos </text:span><text:span text:style-name="T196">se passam e</text:span><text:span text:style-name="T122"> </text:span><text:span text:style-name="T127">a</text:span><text:span text:style-name="T128">lguém bate na porta. </text:span></text:p>
      <text:p text:style-name="P114"><text:span text:style-name="T128"><text:tab/></text:span><text:span text:style-name="T122">O</text:span><text:span text:style-name="T128"> silêncio </text:span><text:span text:style-name="T196">cruza</text:span><text:span text:style-name="T127"> o</text:span><text:span text:style-name="T128"> ambiente. </text:span></text:p>
      <text:p text:style-name="P77"><text:span text:style-name="T272"><text:tab/></text:span><text:span text:style-name="T281">O anfitrião</text:span><text:span text:style-name="T272"> </text:span><text:span text:style-name="T278">não está esperando ninguém, por isso</text:span><text:span text:style-name="T272"> saca da cintura uma pistola </text:span><text:span text:style-name="T393">calibre trezentos e oitenta</text:span><text:span text:style-name="T272"> e caminha </text:span><text:span text:style-name="T288">pausadame</text:span><text:span text:style-name="T272">nte em direção a entrada principal.</text:span></text:p>
      <text:p text:style-name="P78"><text:span text:style-name="T228"><text:tab/></text:span><text:span text:style-name="T278">B</text:span><text:span text:style-name="T272">atidas ressoam novamente, </text:span><text:span text:style-name="T268">seguido de</text:span><text:span text:style-name="T227"> um</text:span><text:span text:style-name="T212"> </text:span><text:span text:style-name="T215">grito</text:span><text:span text:style-name="T227">:</text:span><text:span text:style-name="T213"> </text:span><text:span text:style-name="T296">Pai!</text:span></text:p>
      <text:p text:style-name="P79"><text:span text:style-name="T227"><text:tab/>Anestor guarda a arma </text:span><text:span text:style-name="T408">e abre a porta.</text:span></text:p>
      <text:p text:style-name="P80"><text:span text:style-name="T211"><text:tab/></text:span><text:span text:style-name="T268">U</text:span><text:span text:style-name="T214">ma moça </text:span><text:span text:style-name="T236">alta</text:span><text:span text:style-name="T214"> </text:span><text:span text:style-name="T224">de cabelos curtos</text:span><text:span text:style-name="T214">,</text:span><text:span text:style-name="T236"> ombros largos, </text:span><text:span text:style-name="T282">trajada de chinelos, shorts e capuz, </text:span><text:span text:style-name="T213">entra na casa.</text:span></text:p>
      <text:p text:style-name="P75"><text:span text:style-name="T21"><text:tab/></text:span><text:span text:style-name="T22">A</text:span><text:span text:style-name="T23"> jovem</text:span><text:span text:style-name="T21"> </text:span><text:span text:style-name="T26">se desculpa por chegar sem avisar </text:span><text:span text:style-name="T24">dizendo</text:span><text:span text:style-name="T25"> </text:span><text:span text:style-name="T26">que só apareceu para pegar uma coisa e p</text:span><text:span text:style-name="T23">assa</text:span><text:span text:style-name="T27"> em linha reta até o fundo da casa</text:span><text:span text:style-name="T23"> </text:span><text:span text:style-name="T26">enquanto a</text:span><text:span text:style-name="T28">s visitas</text:span><text:span text:style-name="T23"> a cumprimentam timidamente.</text:span></text:p>
      <text:p text:style-name="P55"><text:span text:style-name="T30">— É sua filha? </text:span><text:span text:style-name="T4">—</text:span><text:span text:style-name="T30"> </text:span><text:span text:style-name="T63">o</text:span><text:span text:style-name="T43"> velho </text:span><text:span text:style-name="T30">Galil pergunta.</text:span></text:p>
      <text:p text:style-name="P46">— É <text:span text:style-name="T510">minha caçula</text:span>.</text:p>
      <text:p text:style-name="P51"><text:span text:style-name="T48">— </text:span><text:span text:style-name="T47">Que m</text:span><text:span text:style-name="T49">enina</text:span><text:span text:style-name="T47"> bonita. </text:span><text:span text:style-name="T50">Q</text:span><text:span text:style-name="T47">ual o nome dela?</text:span></text:p>
      <text:p text:style-name="P47"><text:span text:style-name="T68">— Ariel. </text:span><text:span text:style-name="T498">—</text:span><text:span text:style-name="T68"> </text:span><text:span text:style-name="T494">e</text:span><text:span text:style-name="T476"> muda de assunto </text:span><text:span text:style-name="T510">abruptamente</text:span><text:span text:style-name="T476">.</text:span></text:p>
      <text:p text:style-name="P82"><text:span text:style-name="T211"><text:tab/></text:span><text:span text:style-name="T261">A reunião</text:span><text:span text:style-name="T238"> </text:span><text:span text:style-name="T394">sobre o filho mais novo de Galil </text:span><text:span text:style-name="T238">não se </text:span><text:span text:style-name="T239">estende</text:span><text:span text:style-name="T238"> muito até que Tarciso </text:span><text:span text:style-name="T239">se interessa p</text:span><text:span text:style-name="T240">or outra conversa </text:span><text:span text:style-name="T288">nas dependências da casa</text:span><text:span text:style-name="T241">,</text:span><text:span text:style-name="T263"> </text:span><text:span text:style-name="T409">pois </text:span><text:span text:style-name="T241">consegue escutar </text:span><text:span text:style-name="T240">o que </text:span><text:span text:style-name="T238">Ariel </text:span><text:span text:style-name="T210">está falando</text:span><text:span text:style-name="T238"> </text:span><text:span text:style-name="T399">no</text:span><text:span text:style-name="T237"> telefone</text:span><text:span text:style-name="T238"> celular.</text:span></text:p>
      <text:p text:style-name="P55"><text:span text:style-name="T32">— </text:span><text:span text:style-name="T31">O senhor também ouviu </text:span><text:span text:style-name="T33">isso</text:span><text:span text:style-name="T31">? </text:span><text:span text:style-name="T4">—</text:span><text:span text:style-name="T31"> Tarciso pergunta </text:span><text:span text:style-name="T45">a</text:span><text:span text:style-name="T31"> seu pai </text:span><text:span text:style-name="T65">sem pestanejar</text:span><text:span text:style-name="T31">.</text:span></text:p>
      <text:p text:style-name="P55"><text:span text:style-name="T33">— </text:span><text:span text:style-name="T35">Ouvi o quê?</text:span><text:span text:style-name="T33"> </text:span><text:span text:style-name="T4">—</text:span><text:span text:style-name="T33"> Galil responde perguntando.</text:span></text:p>
      <text:p text:style-name="P52"><text:span text:style-name="T35">— </text:span><text:span text:style-name="T45">A menina</text:span><text:span text:style-name="T51">.</text:span><text:span text:style-name="T45"> Ela disse “</text:span><text:span text:style-name="T35">Renan”.</text:span></text:p>
      <text:p text:style-name="P52"><text:span text:style-name="T35">— “Renan”? Tem certeza </text:span><text:span text:style-name="T52">que ela disse “</text:span><text:span text:style-name="T53">Renan”</text:span><text:span text:style-name="T35">?</text:span></text:p>
      <text:p text:style-name="P83"><text:span text:style-name="T210"><text:tab/></text:span><text:span text:style-name="T399">Tarciso responde positivamente com a cabeça.</text:span></text:p>
      <text:p text:style-name="P101"><text:span text:style-name="T34">— </text:span><text:span text:style-name="T33">E </text:span><text:span text:style-name="T54">daí </text:span><text:span text:style-name="T55">que ela disse “Renan”</text:span><text:span text:style-name="T33">? - </text:span><text:span text:style-name="T67">pergunta confuso, o anfitrião.</text:span></text:p>
      <text:p text:style-name="P115"><text:span text:style-name="T107"><text:tab/></text:span><text:span text:style-name="T171">Galil faz uma pergunta à Ariel que</text:span><text:span text:style-name="T104"> aparece </text:span><text:span text:style-name="T105">com </text:span><text:span text:style-name="T80">um</text:span><text:span text:style-name="T105"> quimono por debaixo dos braços </text:span><text:span text:style-name="T106">marchando</text:span><text:span text:style-name="T105"> </text:span><text:span text:style-name="T72">em</text:span><text:span text:style-name="T105"> </text:span><text:span text:style-name="T106">direção</text:span><text:span text:style-name="T105"> a rua,</text:span><text:span text:style-name="T106"> </text:span><text:span text:style-name="T198">a</text:span><text:span text:style-name="T171">ntes de responder ao Anestor.</text:span></text:p>
      <text:p text:style-name="P53"><text:span text:style-name="T36">— Ariel? Eu não quero te atrasar, posso </text:span><text:span text:style-name="T38">te fazer </text:span><text:span text:style-name="T56">duas</text:span><text:span text:style-name="T38"> pergunt</text:span><text:span text:style-name="T56">inhas</text:span><text:span text:style-name="T36">?</text:span></text:p>
      <text:p text:style-name="P53"><text:soft-page-break/><text:span text:style-name="T36"><text:tab/></text:span><text:span text:style-name="T37">A </text:span><text:span text:style-name="T38">carateca</text:span><text:span text:style-name="T36"> se vira e olha atentamente para Galil.</text:span></text:p>
      <text:p text:style-name="P53"><text:span text:style-name="T37">— Meu filho não teve a intenção, mas acabou </text:span><text:span text:style-name="T41">te ouvindo conversar</text:span><text:span text:style-name="T37"> ao telefone e disse que você mencionou alguém chamado “Renan”. </text:span><text:span text:style-name="T57">P</text:span><text:span text:style-name="T37">or acaso ele tem a sua idade?</text:span></text:p>
      <text:p text:style-name="P84"><text:span text:style-name="T201">— Não, </text:span><text:span text:style-name="T290">aquele moleque</text:span><text:span text:style-name="T201"> é mais novo.</text:span></text:p>
      <text:p text:style-name="P61"><text:span text:style-name="T73">— </text:span><text:span text:style-name="T80">Entendi. </text:span><text:span text:style-name="T118">—</text:span><text:span text:style-name="T80"> </text:span><text:span text:style-name="T107">afirma</text:span><text:span text:style-name="T71"> enquanto aperta com força o topo de sua bengala.</text:span><text:span text:style-name="T80"> </text:span><text:span text:style-name="T118">—</text:span><text:span text:style-name="T80"> V</text:span><text:span text:style-name="T73">ocê pode me dizer aonde ele mora?</text:span></text:p>
      <text:p text:style-name="P101"><text:span text:style-name="T202">— </text:span><text:span text:style-name="T201">Claro que pode. </text:span><text:span text:style-name="T390">—</text:span><text:span text:style-name="T201"> Anestor responde </text:span><text:span text:style-name="T203">por</text:span><text:span text:style-name="T201"> sua filha</text:span><text:span text:style-name="T204">. </text:span><text:span text:style-name="T262">E</text:span><text:span text:style-name="T202">spera</text:span><text:span text:style-name="T201"> que, com </text:span><text:span text:style-name="T250">tanta</text:span><text:span text:style-name="T201"> gentileza, </text:span><text:span text:style-name="T250">possa </text:span><text:span text:style-name="T262">fechar</text:span><text:span text:style-name="T250"> outros negócios</text:span><text:span text:style-name="T269"> </text:span><text:span text:style-name="T288">com Galil </text:span><text:span text:style-name="T269">novamente</text:span><text:span text:style-name="T201">.</text:span></text:p>
      <text:p text:style-name="P48">— Será que dessa vez é ele mesmo, pai? - pergunta Tarciso.</text:p>
      <text:p text:style-name="P61"><text:span text:style-name="T172">— </text:span><text:span text:style-name="T173">S</text:span><text:span text:style-name="T172">ó indo </text:span><text:span text:style-name="T173">lá </text:span><text:span text:style-name="T172">pra saber. - diz esperançoso.</text:span></text:p>
      <text:p text:style-name="P76"><text:span text:style-name="T194"><text:tab/></text:span><text:span text:style-name="T195">Enquanto pai e filho se questionam o que farão, pai e filha também se conversam.</text:span></text:p>
      <text:p text:style-name="P110">— Você tem que me avisar antes de vir aqui pela manhã. - diz <text:span text:style-name="T511">o pai</text:span> com frieza.</text:p>
      <text:p text:style-name="P110">— Eu sei, desculpa.</text:p>
      <text:p text:style-name="P101"><text:span text:style-name="T386">— </text:span><text:span text:style-name="T207">Você falou com seu primo </text:span><text:span text:style-name="T299">ontem</text:span><text:span text:style-name="T207">?</text:span></text:p>
      <text:p text:style-name="P101"><text:span text:style-name="T207">— </text:span><text:span text:style-name="T299">Falei</text:span><text:span text:style-name="T207">. <text:s/></text:span><text:span text:style-name="T390">—</text:span><text:span text:style-name="T207"> diz </text:span><text:span text:style-name="T270">Ariel </text:span><text:span text:style-name="T264">com as</text:span><text:span text:style-name="T207"> sobrancelhas erguidas.</text:span></text:p>
      <text:p text:style-name="P118"><text:span text:style-name="T208">— E cade o caderno?</text:span></text:p>
      <text:p text:style-name="P118"><text:span text:style-name="T300">— Tá </text:span><text:span text:style-name="T273">no quarto</text:span><text:span text:style-name="T301">. - </text:span><text:span text:style-name="T400">e se encerra a conversa.</text:span></text:p>
      <text:p text:style-name="P64"><text:span text:style-name="T209"><text:tab/></text:span><text:span text:style-name="T397">Galil e Tarciso</text:span><text:span text:style-name="T236"> </text:span><text:span text:style-name="T207">se preparam para zarpar, </text:span><text:span text:style-name="T283">acompanharão</text:span><text:span text:style-name="T207"> </text:span><text:span text:style-name="T216">Ariel </text:span><text:span text:style-name="T207">para </text:span><text:span text:style-name="T208">que ela possa</text:span><text:span text:style-name="T207"> mostrar-lhes aonde </text:span><text:span text:style-name="T208">mora </text:span><text:span text:style-name="T209">o </text:span><text:span text:style-name="T217">tal</text:span><text:span text:style-name="T208"> Renan</text:span><text:span text:style-name="T207">, </text:span><text:span text:style-name="T394">e antes que saiam Galil faz um apelo à Anestor.</text:span></text:p>
      <text:p text:style-name="P49">— Não esquece do meu filho, por favor.</text:p>
      <text:p text:style-name="P49">— Semana que vem eu te ligo, tenho certeza que a gente consegue tirar ele de lá ainda esse mês.</text:p>
      <text:p text:style-name="P54"><text:span text:style-name="T39"><text:tab/></text:span><text:span text:style-name="T41">S</text:span><text:span text:style-name="T40">ozinho em</text:span><text:span text:style-name="T44"> </text:span><text:span text:style-name="T40">casa Anestor</text:span><text:span text:style-name="T39"> faz uma ligação, </text:span><text:span text:style-name="T66">e sem cêrimonias pergunta</text:span><text:span text:style-name="T42">:</text:span></text:p>
      <text:p text:style-name="P71"><text:span text:style-name="T148">— </text:span><text:span text:style-name="T149">E aí? </text:span><text:span text:style-name="T174">T</text:span><text:span text:style-name="T150">udo certo? </text:span><text:span text:style-name="T174">Falou com os agentes? </text:span><text:span text:style-name="T118">—</text:span><text:span text:style-name="T174"> penitenciários.</text:span></text:p>
      <text:p text:style-name="P61"><text:span text:style-name="T130">— </text:span><text:span text:style-name="T150">Tudo certo</text:span><text:span text:style-name="T131">, </text:span><text:span text:style-name="T132">vai dar pra tirar </text:span><text:span text:style-name="T129">e</text:span><text:span text:style-name="T132">le </text:span><text:span text:style-name="T198">de lá</text:span><text:span text:style-name="T129"> sim</text:span><text:span text:style-name="T131">. </text:span><text:span text:style-name="T118">—</text:span><text:span text:style-name="T131"> </text:span><text:span text:style-name="T150">diz uma voz </text:span><text:span text:style-name="T195">feminina</text:span><text:span text:style-name="T150"> </text:span><text:span text:style-name="T107">s</text:span><text:span text:style-name="T132">e refer</text:span><text:span text:style-name="T150">indo</text:span><text:span text:style-name="T132"> ao filho de Galil.</text:span></text:p>
      <text:p text:style-name="P62"><text:span text:style-name="T130">— </text:span><text:span text:style-name="T148">Então, beleza. Eu tô com o dinheiro na mão, </text:span><text:span text:style-name="T150">metade é meu e metade é seu.</text:span></text:p>
      <text:p text:style-name="P65"><text:span text:style-name="T130">— Tranquilo. </text:span><text:span text:style-name="T134">Tre</text:span><text:span text:style-name="T135">zentos mil dividido em </text:span><text:span text:style-name="T150">dois</text:span><text:span text:style-name="T135">, né?</text:span></text:p>
      <text:p text:style-name="P101"><text:soft-page-break/><text:span text:style-name="T205">— </text:span><text:span text:style-name="T252">Isso mesmo</text:span><text:span text:style-name="T270">.</text:span><text:span text:style-name="T252"> </text:span><text:span text:style-name="T390">—</text:span><text:span text:style-name="T252"> </text:span><text:span text:style-name="T278">Anestor c</text:span><text:span text:style-name="T252">onfirma</text:span><text:span text:style-name="T273"> </text:span><text:span text:style-name="T395">mentindo, pois há</text:span><text:span text:style-name="T273"> </text:span><text:span text:style-name="T290">seiscentos</text:span><text:span text:style-name="T273"> mil reais na maleta </text:span><text:span text:style-name="T386">que recebe</text:span><text:span text:style-name="T398">u de Galil</text:span><text:span text:style-name="T386">, </text:span><text:span text:style-name="T401">e continua.</text:span><text:span text:style-name="T252"> </text:span><text:span text:style-name="T390">—</text:span><text:span text:style-name="T252"> </text:span><text:span text:style-name="T205">E lembrando </text:span><text:span text:style-name="T298">que é naquele mesmo esquema:</text:span><text:span text:style-name="T205"> </text:span><text:span text:style-name="T298">sem</text:span><text:span text:style-name="T205"> falar nada pro </text:span><text:span text:style-name="T206">principezinho.</text:span><text:span text:style-name="T205"> </text:span><text:span text:style-name="T390">—</text:span><text:span text:style-name="T205"> </text:span><text:span text:style-name="T386">d</text:span><text:span text:style-name="T242">eclara</text:span><text:span text:style-name="T205"> seu irmão mais velho como</text:span><text:span text:style-name="T242"> pequeno príncipe</text:span><text:span text:style-name="T205">.</text:span></text:p>
      <text:p text:style-name="P3"/>
      <text:p text:style-name="P81"><text:span text:style-name="T230">Ainda no</text:span><text:span text:style-name="T217"> sábado, Galil e </text:span><text:span text:style-name="T223">Tarciso</text:span><text:span text:style-name="T217"> </text:span><text:span text:style-name="T222">chegam</text:span><text:span text:style-name="T217"> em frente a casa d</text:span><text:span text:style-name="T271">e</text:span><text:span text:style-name="T217"> Renan. </text:span><text:span text:style-name="T253">Se despedem e</text:span><text:span text:style-name="T218"> agradecem a Ariel pela gentileza </text:span><text:span text:style-name="T229">que foi</text:span><text:span text:style-name="T218"> </text:span><text:span text:style-name="T220">imposta</text:span><text:span text:style-name="T218"> </text:span><text:span text:style-name="T220">por</text:span><text:span text:style-name="T219"> seu pai</text:span><text:span text:style-name="T217">. </text:span><text:span text:style-name="T273">A menina não se importa com os agradecimentos e </text:span><text:span text:style-name="T284">vai caminhando</text:span><text:span text:style-name="T279"> até </text:span><text:span text:style-name="T287">o final da rua, onde fica</text:span><text:span text:style-name="T273"> a escola de caratê</text:span><text:span text:style-name="T279">.</text:span></text:p>
      <text:p text:style-name="P72"><text:span text:style-name="T92"><text:tab/></text:span><text:span text:style-name="T175">O tempo é </text:span><text:span text:style-name="T176">curto</text:span><text:span text:style-name="T175"> para </text:span><text:span text:style-name="T177">agirem</text:span><text:span text:style-name="T175"> de forma discreta, </text:span><text:span text:style-name="T178">por isso não desperdiçarão </text:span><text:span text:style-name="T174">um segundo sequer</text:span><text:span text:style-name="T175">. Galil </text:span><text:span text:style-name="T179">encontra por entre o vão do portão </text:span><text:span text:style-name="T180">da casa</text:span><text:span text:style-name="T175"> uma conta </text:span><text:span text:style-name="T178">de energia no valor de </text:span><text:span text:style-name="T181">dez</text:span><text:span text:style-name="T178"> reais. - V</text:span><text:span text:style-name="T175">alor mínimo </text:span><text:span text:style-name="T182">a se</text:span><text:span text:style-name="T183"> pagar </text:span><text:span text:style-name="T175">exigido pela </text:span><text:span text:style-name="T184">Celesp</text:span><text:span text:style-name="T175">.</text:span></text:p>
      <text:p text:style-name="P101"><text:span text:style-name="T218">— Isso é estranho. </text:span><text:span text:style-name="T390">—</text:span><text:span text:style-name="T218"> </text:span><text:span text:style-name="T386">i</text:span><text:span text:style-name="T218">ndaga Galil </text:span><text:span text:style-name="T390">—</text:span><text:span text:style-name="T218"> </text:span><text:span text:style-name="T232">Vivem</text:span><text:span text:style-name="T302"> aqui sem </text:span><text:span text:style-name="T303">usar</text:span><text:span text:style-name="T218"> energia </text:span><text:span text:style-name="T304">da cidade</text:span><text:span text:style-name="T218">? </text:span><text:span text:style-name="T302">Não pode ser. </text:span><text:span text:style-name="T218">Será que </text:span><text:span text:style-name="T305">é ele mesmo</text:span><text:span text:style-name="T218">?</text:span></text:p>
      <text:p text:style-name="P101"><text:span text:style-name="T306">— E a conta </text:span><text:span text:style-name="T307">de luz </text:span><text:span text:style-name="T306">tá no nome </text:span><text:span text:style-name="T308">de quem</text:span><text:span text:style-name="T306">? </text:span><text:span text:style-name="T390">—</text:span><text:span text:style-name="T306"> </text:span><text:span text:style-name="T386">p</text:span><text:span text:style-name="T306">ergunta Tarciso.</text:span></text:p>
      <text:p text:style-name="P101"><text:span text:style-name="T306">— “</text:span><text:span text:style-name="T226">Bernardo </text:span><text:span text:style-name="T307">Uébe”</text:span><text:span text:style-name="T309">, </text:span><text:span text:style-name="T401">mas, com certeza, é</text:span><text:span text:style-name="T307"> um nome falso.</text:span><text:span text:style-name="T310"> </text:span><text:span text:style-name="T311">Você viu </text:span><text:span text:style-name="T312">o</text:span><text:span text:style-name="T311"> </text:span><text:span text:style-name="T308">quanto </text:span><text:span text:style-name="T312">de</text:span><text:span text:style-name="T308"> </text:span><text:span text:style-name="T311">mato que tem </text:span><text:span text:style-name="T313">aí</text:span><text:span text:style-name="T311">? </text:span><text:span text:style-name="T390">—</text:span><text:span text:style-name="T311"> </text:span><text:span text:style-name="T386">d</text:span><text:span text:style-name="T311">izendo mato se refere a plantas, arbustos </text:span><text:span text:style-name="T264">e pequenas árvores</text:span><text:span text:style-name="T311">.</text:span></text:p>
      <text:p text:style-name="P85"><text:span text:style-name="T311"><text:tab/></text:span><text:span text:style-name="T231">O portão da casa </text:span><text:span text:style-name="T308">d</text:span><text:span text:style-name="T304">e</text:span><text:span text:style-name="T308"> Renan</text:span><text:span text:style-name="T231"> é de aço, não dá pra enxergar o que tem</text:span><text:span text:style-name="T308"> dentro</text:span><text:span text:style-name="T231">, mas </text:span><text:span text:style-name="T308">ao</text:span><text:span text:style-name="T231"> se </text:span><text:span text:style-name="T314">afasta</text:span><text:span text:style-name="T231">r</text:span><text:span text:style-name="T314"> em direção a rua </text:span><text:span text:style-name="T231">é possível </text:span><text:span text:style-name="T308">ver</text:span><text:span text:style-name="T231"> a vegetação que ultrapassa o nível do telhado.</text:span></text:p>
      <text:p text:style-name="P101"><text:span text:style-name="T307">— </text:span><text:span text:style-name="T311">Tem bastante </text:span><text:span text:style-name="T315">mato</text:span><text:span text:style-name="T311"> mesmo. </text:span><text:span text:style-name="T390">—</text:span><text:span text:style-name="T311"> </text:span><text:span text:style-name="T386">a</text:span><text:span text:style-name="T316">firma Tarciso.</text:span></text:p>
      <text:p text:style-name="P101"><text:span text:style-name="T311">— Esse é o estilo de vida que eles teriam em qualquer lugar. </text:span><text:span text:style-name="T297">Mato e </text:span><text:span text:style-name="T251">energia</text:span><text:span text:style-name="T297"> limpa.</text:span><text:span text:style-name="T317"> </text:span><text:span text:style-name="T318">Liga p</text:span><text:span text:style-name="T395">ra sua irmã e seu irmão, </text:span><text:span text:style-name="T318">passa o endereço daqui e manda eles virem pra cá.</text:span></text:p>
      <text:p text:style-name="P4"/>
      <text:p text:style-name="P103"><text:span text:style-name="T219">Se </text:span><text:span text:style-name="T319">elevarmos a</text:span><text:span text:style-name="T219"> vista </text:span><text:span text:style-name="T319">e olharmos para baixo veremos que</text:span><text:span text:style-name="T219"> a casa</text:span><text:span text:style-name="T502"> </text:span><text:span text:style-name="T302">aonde Renan mora</text:span><text:span text:style-name="T219"> é o </text:span><text:span text:style-name="T320">único</text:span><text:span text:style-name="T219"> ponto </text:span><text:span text:style-name="T319">esverdeado</text:span><text:span text:style-name="T219"> </text:span><text:span text:style-name="T321">no</text:span><text:span text:style-name="T320"> raio de </text:span><text:span text:style-name="T311">centenas de metros</text:span><text:span text:style-name="T322">. </text:span><text:span text:style-name="T220">S</text:span><text:span text:style-name="T219">ão diferentes </text:span><text:span text:style-name="T323">tons</text:span><text:span text:style-name="T219"> </text:span><text:span text:style-name="T319">de verde</text:span><text:span text:style-name="T219"> que emitem alta intensidade positiv</text:span><text:span text:style-name="T324">a</text:span><text:span text:style-name="T325"> </text:span><text:span text:style-name="T326">e</text:span><text:span text:style-name="T302"> não são</text:span><text:span text:style-name="T219"> </text:span><text:span text:style-name="T327">c</text:span><text:span text:style-name="T219">omprados em </text:span><text:span text:style-name="T327">casas de </text:span><text:span text:style-name="T289">tintas</text:span><text:span text:style-name="T327"> </text:span><text:span text:style-name="T328">ou desnecessitados de </text:span><text:span text:style-name="T321">alimentação</text:span><text:span text:style-name="T328"> contínua.</text:span><text:span text:style-name="T329"> </text:span></text:p>
      <text:p text:style-name="P86"><text:soft-page-break/><text:span text:style-name="T329"><text:tab/></text:span><text:span text:style-name="T219">“</text:span><text:span text:style-name="T319">É</text:span><text:span text:style-name="T219"> possível sentir </text:span><text:span text:style-name="T220">o cheiro da</text:span><text:span text:style-name="T219"> vida </text:span><text:span text:style-name="T220">e o som da beleza”: </text:span><text:span text:style-name="T321">Assim d</text:span><text:span text:style-name="T302">i</text:span><text:span text:style-name="T328">z</text:span><text:span text:style-name="T319"> </text:span><text:span text:style-name="T326">Samuel</text:span><text:span text:style-name="T219"> </text:span><text:span text:style-name="T330">quando menciona a pequena flora que possu</text:span><text:span text:style-name="T253">i</text:span><text:span text:style-name="T330">.</text:span></text:p>
      <text:p text:style-name="P87"><text:span text:style-name="T331"><text:tab/>Samuel é o pai d</text:span><text:span text:style-name="T271">e</text:span><text:span text:style-name="T331"> Renan, </text:span><text:span text:style-name="T332">e a</text:span><text:span text:style-name="T333"> primeira coisa que faz ao se levantar </text:span><text:span text:style-name="T332">após uma noite </text:span><text:span text:style-name="T304">adormecida</text:span><text:span text:style-name="T333"> é colocar seu</text:span><text:span text:style-name="T325">s</text:span><text:span text:style-name="T333"> óculos escuro</text:span><text:span text:style-name="T325">s.</text:span><text:span text:style-name="T333"> </text:span><text:span text:style-name="T271">Nasceu portador de</text:span><text:span text:style-name="T325"> daltonismo </text:span><text:span text:style-name="T334">monocromático</text:span><text:span text:style-name="T325"> </text:span><text:span text:style-name="T320">e</text:span><text:span text:style-name="T332"> </text:span><text:span text:style-name="T325">só</text:span><text:span text:style-name="T320"> </text:span><text:span text:style-name="T222">os</text:span><text:span text:style-name="T325"> </text:span><text:span text:style-name="T329">óculos </text:span><text:span text:style-name="T222">permitem</text:span><text:span text:style-name="T325"> </text:span><text:span text:style-name="T320">que</text:span><text:span text:style-name="T332"> </text:span><text:span text:style-name="T233">veja </text:span><text:span text:style-name="T304">a maioria das</text:span><text:span text:style-name="T251"> cores </text:span><text:span text:style-name="T335">visíveis</text:span><text:span text:style-name="T251">.</text:span></text:p>
      <text:p text:style-name="P88"><text:span text:style-name="T322"><text:tab/></text:span><text:span text:style-name="T336">D</text:span><text:span text:style-name="T327">evido à </text:span><text:span text:style-name="T337">inevitabilidade</text:span><text:span text:style-name="T327"> </text:span><text:span text:style-name="T271">do sono</text:span><text:span text:style-name="T327">, </text:span><text:span text:style-name="T336">d</text:span><text:span text:style-name="T327">eixamos </text:span><text:span text:style-name="T338">que </text:span><text:span text:style-name="T303">a cidade</text:span><text:span text:style-name="T327"> </text:span><text:span text:style-name="T338">respire</text:span><text:span text:style-name="T327"> um pouco melhor na madrugada, e</text:span><text:span text:style-name="T328"> pela manhã </text:span><text:span text:style-name="T339">percebemos o impacto com o ar menos poluído</text:span><text:span text:style-name="T337">. </text:span><text:span text:style-name="T330">Nas primeiras horas do dia</text:span><text:span text:style-name="T328"> deste domingo não seria diferente, </text:span><text:span text:style-name="T284">o</text:span><text:span text:style-name="T328"> sereno </text:span><text:span text:style-name="T340">que permeia</text:span><text:span text:style-name="T328"> e o orvalho </text:span><text:span text:style-name="T341">gotejado</text:span><text:span text:style-name="T340"> </text:span><text:span text:style-name="T328">se destacam na casa do protagonista</text:span><text:span text:style-name="T337">, </text:span><text:span text:style-name="T284">é</text:span><text:span text:style-name="T338"> </text:span><text:span text:style-name="T303">ness</text:span><text:span text:style-name="T341">e período</text:span><text:span text:style-name="T338"> que </text:span><text:span text:style-name="T253">o pai d</text:span><text:span text:style-name="T271">e</text:span><text:span text:style-name="T253"> Renan</text:span><text:span text:style-name="T338"> acorda </text:span><text:span text:style-name="T330">tod</text:span><text:span text:style-name="T255">os os dias</text:span><text:span text:style-name="T330">, </text:span><text:span text:style-name="T386">a</text:span><text:span text:style-name="T303">penas para </text:span><text:span text:style-name="T329">contemplar</text:span><text:span text:style-name="T303"> esse pequeno momento</text:span><text:span text:style-name="T225"> junto</text:span><text:span text:style-name="T308"> </text:span><text:span text:style-name="T313">a</text:span><text:span text:style-name="T225"> suas plantas</text:span><text:span text:style-name="T303">.</text:span></text:p>
      <text:p text:style-name="P89"><text:span text:style-name="T221"><text:tab/></text:span><text:span text:style-name="T233">Um bloco de </text:span><text:span text:style-name="T256">papel</text:span><text:span text:style-name="T233"> e uma caneta preta</text:span><text:span text:style-name="T234"> aguardam Samuel </text:span><text:span text:style-name="T256">rotineiramente</text:span><text:span text:style-name="T234"> </text:span><text:span text:style-name="T256">pela</text:span><text:span text:style-name="T255"> manhã</text:span><text:span text:style-name="T234"> para representarem algu</text:span><text:span text:style-name="T259">ns</text:span><text:span text:style-name="T234"> fruto</text:span><text:span text:style-name="T259">s</text:span><text:span text:style-name="T234">, </text:span><text:span text:style-name="T257">f</text:span><text:span text:style-name="T234">olha</text:span><text:span text:style-name="T256">s</text:span><text:span text:style-name="T234">, inseto</text:span><text:span text:style-name="T256">s</text:span><text:span text:style-name="T234">, ou qualquer coisa que ocupe o jardim. Depois o </text:span><text:span text:style-name="T260">desenho</text:span><text:span text:style-name="T234"> </text:span><text:span text:style-name="T243">é armazenado </text:span><text:span text:style-name="T258">junto</text:span><text:span text:style-name="T234"> </text:span><text:span text:style-name="T254">ao</text:span><text:span text:style-name="T234">s milha</text:span><text:span text:style-name="T258">res </text:span><text:span text:style-name="T259">de papéis</text:span><text:span text:style-name="T258"> </text:span><text:span text:style-name="T235">usados da mesma maneira.</text:span></text:p>
      <text:p text:style-name="P5"><text:tab/><text:span text:style-name="T417">Renan ainda está dormindo. Durante os fins de semana não tem costume de acordar cedo.</text:span></text:p>
      <text:p text:style-name="P6"><text:tab/><text:span text:style-name="T418">O aroma de café se espalha pela casa. Samuel está preparando uma xícara da bebida feita com grãos colhidos pelas mãos de seu tio-avô: S</text:span><text:span text:style-name="T460">ê</text:span><text:span text:style-name="T418">o Hermes, proprietário da fazenda de cafés especiais Kawane.</text:span></text:p>
      <text:p text:style-name="P7"><text:tab/><text:span text:style-name="T419">A cachorra Vermelha aparece abanando o rabo, fareja o cheiro do café e </text:span><text:span text:style-name="T495">faz</text:span><text:span text:style-name="T419"> companhia ao seu dono.</text:span></text:p>
      <text:p text:style-name="P69"><text:span text:style-name="T151"><text:tab/></text:span><text:span text:style-name="T150">A alcunha “Vermelha” surgiu quando a acharam</text:span><text:span text:style-name="T151"> coberta por feridas e encharcada com tanto sangue que escondiam os pelos acinzentados que ainda lhe restavam presos a pele.</text:span></text:p>
      <text:p text:style-name="P62"><text:span text:style-name="T98"><text:tab/></text:span><text:span text:style-name="T152">Samuel vai até a sala, senta-se sobre o sofá e liga a TV que já está antenada em um canal jornalístico. Vermelha o </text:span><text:span text:style-name="T150">segue.</text:span></text:p>
      <text:p text:style-name="P19"><text:tab/>Enquanto aprecia <text:span text:style-name="T459">d</text:span>a bebida a goles curtos, aproveita para se atualizar com as informações que os diretores do programa <text:span text:style-name="T459">de notícias</text:span> julgam ser as mais importantes.</text:p>
      <text:p text:style-name="P8"><text:soft-page-break/><text:tab/><text:span text:style-name="T420">Amanheceu quente, e a temperatura subirá, mas não causará desconforto para quem está dentro da casa. Os móveis e pisos amadeirados transmitem um frescor tão agradável que quase se assimila ao ambiente aconchegante do casarão da fazenda de Sêo Hermes.</text:span></text:p>
      <text:p text:style-name="P116"><text:span text:style-name="T98"><text:tab/></text:span><text:span text:style-name="T136">Além da atmosfera amena e bem ventilada da casa, há a beleza palpável composta por alguns móveis e objetos como vasos, estatuetas e algumas artes de grandes mestres plásticos: sejam renomados </text:span><text:span text:style-name="T199">e não assinados</text:span><text:span text:style-name="T136">.</text:span></text:p>
      <text:p text:style-name="P20"><text:tab/>Porta-retratos de paisagens e de pessoas queridas: vivas ou mortas, ocupam as mesas de canto. A foto da mãe d<text:span text:style-name="T455">e</text:span> Renan se sobrepõe às outras por ser a maior entre todas.</text:p>
      <text:p text:style-name="P73"><text:span text:style-name="T136"><text:tab/></text:span><text:span text:style-name="T150">T</text:span><text:span text:style-name="T136">apetes, armário cheio de louças e tralhas, cadeiras com acabamento fino e outros ornamentos preenchem o espaço. </text:span></text:p>
      <text:p text:style-name="P73"><text:span text:style-name="T136"><text:tab/>Os quadros são os xodós, </text:span><text:span text:style-name="T185">a</text:span><text:span text:style-name="T136">s pinturas foram feitas por artistas de todos os estados </text:span><text:span text:style-name="T137">brasileiros</text:span><text:span text:style-name="T136"> </text:span><text:span text:style-name="T199">e alguns estrangeiros.</text:span></text:p>
      <text:p text:style-name="P9"><text:tab/><text:span text:style-name="T422">A vontade de assistir jornal acaba quando a xícara de café se esvazia, </text:span><text:span text:style-name="T506">Samuel</text:span><text:span text:style-name="T422"> </text:span><text:span text:style-name="T500">se levanta e se preparará para o dia de faxina.</text:span></text:p>
      <text:p text:style-name="P57"><text:span text:style-name="T98"><text:tab/></text:span><text:span text:style-name="T99">Para facilitar a limpeza da área externa prefere tirar o carro da garagem, </text:span><text:span text:style-name="T108">p</text:span><text:span text:style-name="T99">ortanto, liga o motor, abre o portão elétrico, manobra para fora </text:span><text:span text:style-name="T100">da cobertura</text:span><text:span text:style-name="T99"> e estaciona em frente a sua casa.</text:span></text:p>
      <text:p text:style-name="P10"><text:tab/><text:span text:style-name="T423">Um choro agudo de resmungo extenso ressoado por Vermelha se inicia, seu dono logo se aproxima para ver o que houve, foi com tanta pressa que deixou o carro com a porta aberta.</text:span></text:p>
      <text:p text:style-name="P21"><text:tab/>As vezes, quando a cachorra vê o asfalto, uma crise de pânico ataca causando muito choro. Isso acontece devido ao trauma que teve quando a violentaram em uma das ruas de São Paul<text:span text:style-name="T455">o. Por conta disso Vermelha nunca sai de casa.</text:span></text:p>
      <text:p text:style-name="P22"><text:tab/>Essas crises não aconteciam a meses, por isso Samuel não se preocupou em deixá-la ver a rua. </text:p>
      <text:p text:style-name="P22"><text:tab/>Por experiência própria consegue acalmá-la <text:span text:style-name="T457">pegando-a</text:span> no colo e balança<text:span text:style-name="T457">ndo-a</text:span> feito um bebê.</text:p>
      <text:p text:style-name="P105"><text:span text:style-name="T274"><text:tab/></text:span><text:span text:style-name="T290">Enquanto sacode lentamente a cachorra,</text:span><text:span text:style-name="T291"> lembra-se que não trancou </text:span><text:span text:style-name="T276">o</text:span><text:span text:style-name="T291"> veículo, </text:span><text:span text:style-name="T276">e</text:span><text:span text:style-name="T291">stá em São Paulo e sabe que não pode </text:span><text:soft-page-break/><text:span text:style-name="T291">facilitar as chances para que o crime aconteça. Com cautela coloca Vermelha no chão.</text:span></text:p>
      <text:p text:style-name="P105"><text:span text:style-name="T291">- “Calma aí, já volto, tá? É rapidinho.” - </text:span><text:span text:style-name="T403">ele diz</text:span></text:p>
      <text:p text:style-name="P117"><text:span text:style-name="T98"><text:tab/></text:span><text:span text:style-name="T188">Ao sair se depara com uma das cenas que temia: Um homem entrou em seu carro. Samuel grita: “Ei!”. E antes que o estranho possa </text:span><text:span text:style-name="T199">reagir</text:span><text:span text:style-name="T188"> é agarrado pelos braços.</text:span></text:p>
      <text:p text:style-name="P11"><text:span text:style-name="T477">— O que você tava fazendo dentro do meu carro</text:span><text:span text:style-name="T478">?</text:span></text:p>
      <text:p text:style-name="P10"><text:tab/><text:span text:style-name="T424">O tal homem não responde e muito menos mantém contato visual, fica constantemente de cabeça baixa.</text:span></text:p>
      <text:p text:style-name="P17"><text:span text:style-name="T424">— Me diz o que é que você tava fazendo </text:span><text:span text:style-name="T479">dentro do meu carro</text:span><text:span text:style-name="T424">!</text:span></text:p>
      <text:p text:style-name="P68"><text:span text:style-name="T108">— </text:span><text:span text:style-name="T188">Amama, </text:span><text:span text:style-name="T108">a</text:span><text:span text:style-name="T189">mama.</text:span><text:span text:style-name="T188"> </text:span><text:span text:style-name="T118">—</text:span><text:span text:style-name="T188"> </text:span><text:span text:style-name="T108">r</text:span><text:span text:style-name="T190">essoa pela boca do</text:span><text:span text:style-name="T188"> estranho. Nota-se que está com os </text:span><text:span text:style-name="T191">braços</text:span><text:span text:style-name="T188"> contraídos.</text:span></text:p>
      <text:p text:style-name="P10"><text:tab/>“<text:span text:style-name="T425">Amama?”: Pensou Samuel. Ao </text:span><text:span text:style-name="T451">olhar</text:span><text:span text:style-name="T425"> atentamente para o homem, suspeita que se trata de alguém portador de alguma deficiência da psique.</text:span></text:p>
      <text:p text:style-name="P102"><text:span text:style-name="T387">— </text:span><text:span text:style-name="T275">Você tá sozinho? </text:span><text:span text:style-name="T390">—</text:span><text:span text:style-name="T275"> </text:span><text:span text:style-name="T276">m</text:span><text:span text:style-name="T275">uda </text:span><text:span text:style-name="T276">o tom para uma fala mais </text:span><text:span text:style-name="T286">mansa</text:span><text:span text:style-name="T276">.</text:span></text:p>
      <text:p text:style-name="P17"><text:span text:style-name="T495">— </text:span><text:span text:style-name="T425">Amama </text:span><text:span text:style-name="T498">—</text:span><text:span text:style-name="T425"> </text:span><text:span text:style-name="T495">o</text:span><text:span text:style-name="T425"> estranho repete da mesma forma que antes.</text:span></text:p>
      <text:p text:style-name="P12"><text:tab/><text:span text:style-name="T425">Samuel o pega por um meio abraço </text:span><text:span text:style-name="T495">e </text:span><text:span text:style-name="T425">o leva até a calçada </text:span><text:span text:style-name="T457">com calma porque </text:span><text:span text:style-name="T425">percebe que </text:span><text:span text:style-name="T453">o homem</text:span><text:span text:style-name="T425"> anda meio manco.</text:span></text:p>
      <text:p text:style-name="P6"><text:tab/><text:span text:style-name="T425">De longe vê-se uma mulher portando óculos de sol e segurando </text:span><text:span text:style-name="T460">um</text:span><text:span text:style-name="T425"> chap</text:span><text:span text:style-name="T495">elão</text:span><text:span text:style-name="T425"> em sua cabeça, enquanto corre aos gritos.</text:span></text:p>
      <text:p text:style-name="P17"><text:span text:style-name="T495">— </text:span><text:span text:style-name="T426">Ele é meu irmão, Moço. </text:span><text:span text:style-name="T436">Meu irmão.</text:span><text:span text:style-name="T426"> </text:span><text:span text:style-name="T498">—</text:span><text:span text:style-name="T426"> diz ao se aproximar.</text:span></text:p>
      <text:p text:style-name="P17"><text:span text:style-name="T495">— </text:span><text:span text:style-name="T426">Ele tava dentro do meu carro. </text:span><text:span text:style-name="T498">—</text:span><text:span text:style-name="T426"> Samuel se justifica.</text:span></text:p>
      <text:p text:style-name="P6"><text:span text:style-name="T495">— </text:span><text:span text:style-name="T426">Amama.</text:span></text:p>
      <text:p text:style-name="P17"><text:span text:style-name="T495">— </text:span><text:span text:style-name="T427">Desculpa. Me desculpa, moço, eu me descuidei. Olha, isso não tem o costume de acontecer. </text:span><text:span text:style-name="T498">—</text:span><text:span text:style-name="T427"> diz constrangida </text:span><text:span text:style-name="T506">e ofegante.</text:span></text:p>
      <text:p text:style-name="P6"><text:span text:style-name="T495">— </text:span><text:span text:style-name="T427">Não tem problema. Tá tudo bem, não aconteceu nada. - Samuel tenta acalmar os ânimos.</text:span></text:p>
      <text:p text:style-name="P17"><text:span text:style-name="T495">— </text:span><text:span text:style-name="T427">Me desculpa de novo, viu </text:span><text:span text:style-name="T498">—</text:span><text:span text:style-name="T427"> </text:span><text:span text:style-name="T475">diz trêmula </text:span><text:span text:style-name="T501">ao lado do irmão.</text:span></text:p>
      <text:p text:style-name="P17"><text:span text:style-name="T495">— </text:span><text:span text:style-name="T427">Tá tudo bem, sério. </text:span><text:span text:style-name="T509">Olha</text:span><text:span text:style-name="T480">, e</text:span><text:span text:style-name="T427">u me chamo Bernardo, qual o seu nome?</text:span></text:p>
      <text:p text:style-name="P91"><text:span text:style-name="T387">— </text:span><text:span text:style-name="T404">Iolanda. - Ao dizer “Iolanda” </text:span><text:span text:style-name="T277">os</text:span><text:span text:style-name="T404"> lábios se apertam, a mulher esbranquece e paralisa por alguns </text:span><text:span text:style-name="T318">mil’</text:span><text:span text:style-name="T404">instantes. Seu irmão arregala as vistas e rapidamente ambos olham para Samuel que se encontra com a mão estendida</text:span><text:span text:style-name="T265">.</text:span></text:p>
      <text:p text:style-name="P102"><text:soft-page-break/><text:span text:style-name="T388">— </text:span><text:span text:style-name="T265">Bom dia, Iolanda.</text:span></text:p>
      <text:p text:style-name="P74"><text:span text:style-name="T266"><text:tab/></text:span><text:span text:style-name="T192">É</text:span><text:span text:style-name="T265"> nítido</text:span><text:span text:style-name="T405"> a mudança em sua feição após ouvir o nome Iolanda, e</text:span><text:span text:style-name="T265"> </text:span><text:span text:style-name="T271">também</text:span><text:span text:style-name="T265"> se mostra desconfortável </text:span><text:span text:style-name="T267">ao observar a c</text:span><text:span text:style-name="T265">icatriz </text:span><text:span text:style-name="T267">no</text:span><text:span text:style-name="T265"> olho esquerdo </text:span><text:span text:style-name="T277">d</text:span><text:span text:style-name="T265">o </text:span><text:span text:style-name="T280">irmão</text:span><text:span text:style-name="T265"> </text:span><text:span text:style-name="T410">da mulher, </text:span><text:span text:style-name="T265">que </text:span><text:span text:style-name="T277">agora</text:span><text:span text:style-name="T265"> está com a cabeça erguida.</text:span></text:p>
      <text:p text:style-name="P102"><text:span text:style-name="T388">— </text:span><text:span text:style-name="T265">Bom dia, Bernardo. </text:span><text:span text:style-name="T390">—</text:span><text:span text:style-name="T265"> </text:span><text:span text:style-name="T277">r</text:span><text:span text:style-name="T265">esponde </text:span><text:span text:style-name="T277">apressada</text:span><text:span text:style-name="T265">.</text:span></text:p>
      <text:p text:style-name="P90"><text:span text:style-name="T265"><text:tab/>O homem que antes andava mancando agora sai andando a passos largos </text:span><text:span text:style-name="T280">junto com sua irmã.</text:span></text:p>
      <text:p text:style-name="P23"><text:tab/>Samuel não diz nada, põe as mãos no bolso e observa-os partir. Volta para a casa, fecha o portão, faz carinho em Vermelha <text:span text:style-name="T469">e</text:span> pega <text:span text:style-name="T468">o</text:span> celular <text:span text:style-name="T469">para</text:span> liga<text:span text:style-name="T469">r</text:span> para seu tio-avô.</text:p>
      <text:p text:style-name="P6"/>
      <text:p text:style-name="P13"><text:span text:style-name="T428">Nas profundezas do casarão da fazenda </text:span><text:span text:style-name="T451">de cafés especiais</text:span><text:span text:style-name="T428"> Kawane há um escritório escuro iluminado apenas pelas chamas lilases que se estacionam nas pontas das velas.</text:span></text:p>
      <text:p text:style-name="P66"><text:span text:style-name="T98"><text:tab/></text:span><text:span text:style-name="T138">Sêo Hermes está lendo, e apesar de ter </text:span><text:span text:style-name="T139">noventa e nove </text:span><text:span text:style-name="T138">anos de idade não necessita de óculos </text:span><text:span text:style-name="T140">ou grande iluminação</text:span><text:span text:style-name="T138"> para que possa enxergar as miúdas letrinhas impressas no livro.</text:span></text:p>
      <text:p text:style-name="P6"><text:tab/><text:span text:style-name="T429">Masashi entra sem se anunciar porque a porta está aberta, está segurando um telefone celular pronto para ser entregue a S</text:span><text:span text:style-name="T460">ê</text:span><text:span text:style-name="T429">o Hermes.</text:span></text:p>
      <text:p text:style-name="P17"><text:span text:style-name="T496">— </text:span><text:span text:style-name="T429">Pai? Oi. É Samuel na linha. Ele quer falar com </text:span><text:span text:style-name="T501">o </text:span><text:span text:style-name="T429">senhor </text:span><text:span text:style-name="T498">—</text:span><text:span text:style-name="T429"> </text:span><text:span text:style-name="T505">Masashi </text:span><text:span text:style-name="T496">c</text:span><text:span text:style-name="T429">hama S</text:span><text:span text:style-name="T460">ê</text:span><text:span text:style-name="T429">o Hermes de pai.</text:span></text:p>
      <text:p text:style-name="P67"><text:span text:style-name="T109">— </text:span><text:span text:style-name="T141">Obrigado, </text:span><text:span text:style-name="T153">Shishi</text:span><text:span text:style-name="T139">.</text:span></text:p>
      <text:p text:style-name="P6"><text:tab/><text:span text:style-name="T430">Em vez de ir embora do escritório, Masashi prefere sentar-se em uma das poltronas e escutar a conversa de </text:span><text:span text:style-name="T436">S</text:span><text:span text:style-name="T460">ê</text:span><text:span text:style-name="T436">o Hermes </text:span><text:span text:style-name="T506">e Samuel.</text:span></text:p>
      <text:p text:style-name="P6"><text:span text:style-name="T496">— </text:span><text:span text:style-name="T430">Alô?</text:span></text:p>
      <text:p text:style-name="P102"><text:span text:style-name="T388">— </text:span><text:span text:style-name="T293">Oi, pai</text:span><text:span text:style-name="T396">…</text:span><text:span text:style-name="T293"> </text:span><text:span text:style-name="T390">—</text:span><text:span text:style-name="T293"> </text:span><text:span text:style-name="T396">Samuel t</text:span><text:span text:style-name="T294">ambém</text:span><text:span text:style-name="T293"> o chama pelo codinome fraterno. </text:span><text:span text:style-name="T388">— … e</text:span><text:span text:style-name="T280"> e</text:span><text:span text:style-name="T342">u encontrei um cara com uma cicatriz no olho esquerdo. E ele tava fuçando dentro do meu carro.</text:span></text:p>
      <text:p text:style-name="P57"><text:span text:style-name="T109">— </text:span><text:span text:style-name="T142">Você acha que </text:span><text:span text:style-name="T143">era aquele filho do Galil</text:span><text:span text:style-name="T142">?</text:span></text:p>
      <text:p text:style-name="P24"><text:span text:style-name="T496">— </text:span>Não sei, pode ser, mas tem mais, <text:span text:style-name="T472">d</text:span>epois apareceu uma mulher dizendo ser irmã dele. <text:span text:style-name="T464">Você a</text:span>credita que ela me disse que se chamava Iolanda? Depois da tonta dizer o próprio nome fez uma <text:soft-page-break/>cara de besta: ela e ele. E me olharam assustados. Eu tentei manter a calma, mas quando eu assimilei tudo eu acho que eles perceberam que eu conheci <text:span text:style-name="T454">eles</text:span>.</text:p>
      <text:p text:style-name="P92"><text:span text:style-name="T388">— </text:span><text:span text:style-name="T342">E você deixou </text:span><text:span text:style-name="T343">que fossem</text:span><text:span text:style-name="T342"> embora?</text:span></text:p>
      <text:p text:style-name="P59"><text:span text:style-name="T109">— </text:span><text:span text:style-name="T186">Deixei. Vai fazer vinte anos a última vez que a gente </text:span><text:span text:style-name="T185">viu eles</text:span><text:span text:style-name="T186">, né. Eu fiquei surpreso também. Mas era </text:span><text:span text:style-name="T143">eles sim,</text:span><text:span text:style-name="T186"> </text:span><text:span text:style-name="T78">a</text:span><text:span text:style-name="T186"> Iolanda e o Américo.</text:span></text:p>
      <text:p text:style-name="P17"><text:span text:style-name="T496">— </text:span><text:span text:style-name="T437">Eles não vão deixar a gente em paz nunca. </text:span><text:span text:style-name="T498">—</text:span><text:span text:style-name="T437"> </text:span><text:span text:style-name="T474">Exclama Sêo Hermes.</text:span></text:p>
      <text:p text:style-name="P14"><text:span text:style-name="T496">— </text:span><text:span text:style-name="T433">E o que eu faço?</text:span></text:p>
      <text:p text:style-name="P92"><text:span text:style-name="T388">— </text:span><text:span text:style-name="T344">Ou você</text:span><text:span text:style-name="T345">s</text:span><text:span text:style-name="T344"> volta</text:span><text:span text:style-name="T345">m</text:span><text:span text:style-name="T344"> pra cá </text:span><text:span text:style-name="T345">e p</text:span><text:span text:style-name="T405">a</text:span><text:span text:style-name="T346">ra</text:span><text:span text:style-name="T345"> com as aulas de caratê do Renan,</text:span><text:span text:style-name="T344"> ou </text:span><text:span text:style-name="T347">leva ele na</text:span><text:span text:style-name="T344"> dona Ventura </text:span><text:span text:style-name="T396">e acaba logo com isso</text:span><text:span text:style-name="T344">.</text:span></text:p>
      <text:p text:style-name="P6"><text:span text:style-name="T496">— </text:span><text:span text:style-name="T431">Mas pai…</text:span></text:p>
      <text:p text:style-name="P6"><text:span text:style-name="T496">— </text:span><text:span text:style-name="T434">Pergunte a ele, então. O que ele quer fazer? Dê a ele a oportunidade de poder escolher, </text:span><text:span text:style-name="T464">p</text:span><text:span text:style-name="T434">elo menos uma vez.</text:span></text:p>
      <text:p text:style-name="P18"><text:span text:style-name="T496">— </text:span><text:span text:style-name="T432">E se a gente for na dona Ventura e der tudo errado?</text:span></text:p>
      <text:p text:style-name="P17"><text:span text:style-name="T496">— </text:span><text:span text:style-name="T434">Não vai dar errado, </text:span><text:span text:style-name="T505">a gente já conversou sobre isso</text:span><text:span text:style-name="T434">. O Renan </text:span><text:span text:style-name="T472">só</text:span><text:span text:style-name="T434"> parece fraco </text:span><text:span text:style-name="T513">porque tem problemas de concentração</text:span><text:span text:style-name="T434">, </text:span><text:span text:style-name="T472">mas, no fundo, a</text:span><text:span text:style-name="T434"> gente sabe o quão forte ele é. E ele já tá grandinho. Deix</text:span><text:span text:style-name="T470">a</text:span><text:span text:style-name="T434"> que decida por si só. Vamos respeitar a opinião dele.</text:span></text:p>
      <text:p text:style-name="P15"><text:span text:style-name="T496">— </text:span><text:span text:style-name="T434">Eu sei que ele é forte, </text:span><text:span text:style-name="T464">pai,</text:span><text:span text:style-name="T434"> mas ele só tem quinze anos.</text:span></text:p>
      <text:p text:style-name="P15"><text:tab/><text:span text:style-name="T481">Uma pausa curta se atreve a aparecer.</text:span></text:p>
      <text:p text:style-name="P25"><text:span text:style-name="T496">— </text:span><text:span text:style-name="T464">Então, c</text:span>onte tudo a ele, <text:span text:style-name="T464">Samuel. </text:span><text:span text:style-name="T496">E deixe que ele decida.</text:span></text:p>
      <text:p text:style-name="P6"><text:span text:style-name="T496">— </text:span><text:span text:style-name="T434">Como assim contar tudo?</text:span></text:p>
      <text:p text:style-name="P91"><text:span text:style-name="T388">— </text:span><text:span text:style-name="T348">Conte tudo… Cont</text:span><text:span text:style-name="T292">e sobre o</text:span><text:span text:style-name="T348"> Galil, o sequestro, </text:span><text:span text:style-name="T292">cont</text:span><text:span text:style-name="T396">a</text:span><text:span text:style-name="T292"> que você também tomou a bebida</text:span><text:span text:style-name="T349">.</text:span></text:p>
      <text:p text:style-name="P102"><text:span text:style-name="T388">— </text:span><text:span text:style-name="T343">Mas </text:span><text:span text:style-name="T388">p</text:span><text:span text:style-name="T343">or qu</text:span><text:span text:style-name="T388">e </text:span><text:span text:style-name="T396">contar </text:span><text:span text:style-name="T388">agora</text:span><text:span text:style-name="T343">?</text:span><text:span text:style-name="T349"> </text:span><text:span text:style-name="T390">—</text:span><text:span text:style-name="T349"> </text:span><text:span text:style-name="T285">Samuel s</text:span><text:span text:style-name="T343">e desorienta ao ouvir as palavras de Sêo Hermes.</text:span></text:p>
      <text:p text:style-name="P57"><text:span text:style-name="T109">— </text:span><text:span text:style-name="T110">A</text:span><text:span text:style-name="T78">s crianças</text:span><text:span text:style-name="T111"> </text:span><text:span text:style-name="T78">têm que</text:span><text:span text:style-name="T112"> saber um dia ou outro, </text:span><text:span text:style-name="T113">e</text:span><text:span text:style-name="T112"> aparentemente </text:span><text:span text:style-name="T81">agora é uma boa hora</text:span><text:span text:style-name="T114">.</text:span><text:span text:style-name="T112"> </text:span><text:span text:style-name="T200">V</text:span><text:span text:style-name="T81">ocês podem estar em perigo.</text:span></text:p>
      <text:p text:style-name="P57"><text:span text:style-name="T109">— </text:span><text:span text:style-name="T193">Perigo? </text:span><text:span text:style-name="T192">O senhor</text:span><text:span text:style-name="T193"> sabe que eu dou conta de todos </text:span><text:span text:style-name="T110">eles</text:span><text:span text:style-name="T193">.</text:span></text:p>
      <text:p text:style-name="P107"><text:span text:style-name="T496">— </text:span><text:span text:style-name="T435">Pergunte a</text:span><text:span text:style-name="T474">o Renan</text:span><text:span text:style-name="T435">, </text:span><text:span text:style-name="T465">Samuel</text:span><text:span text:style-name="T435">: “</text:span><text:span text:style-name="T465">Q</text:span><text:span text:style-name="T435">uer voltar pra </text:span><text:span text:style-name="T465">fazenda</text:span><text:span text:style-name="T435"> ou quer aprender a meditar?” E deixe que ele decida.</text:span></text:p>
      <text:p text:style-name="P6"><text:tab/><text:span text:style-name="T456">Outra pausa </text:span><text:span text:style-name="T458">rápida </text:span><text:span text:style-name="T465">na conversa</text:span><text:span text:style-name="T456"> ousa se manifestar.</text:span></text:p>
      <text:p text:style-name="P26"><text:span text:style-name="T496">— </text:span>Você tem certeza, <text:span text:style-name="T507">pai</text:span>?</text:p>
      <text:p text:style-name="P27"><text:soft-page-break/><text:span text:style-name="T496">— </text:span>Mas é claro que <text:span text:style-name="T503">eu </text:span>não <text:span text:style-name="T503">tenho certeza</text:span><text:span text:style-name="T458">. </text:span><text:span text:style-name="T498">—</text:span><text:span text:style-name="T458"> </text:span><text:span text:style-name="T496">d</text:span><text:span text:style-name="T458">iz convicto S</text:span><text:span text:style-name="T461">ê</text:span><text:span text:style-name="T458">o Hermes </text:span><text:span text:style-name="T461">em saber que nada sabe.</text:span></text:p>
      <text:p text:style-name="P16"><text:span text:style-name="T496">— </text:span><text:span text:style-name="T436">Tá.</text:span></text:p>
      <text:p text:style-name="P16"><text:span text:style-name="T496">— </text:span><text:span text:style-name="T456">Tá, o quê?</text:span></text:p>
      <text:p text:style-name="P68"><text:span text:style-name="T109">— </text:span><text:span text:style-name="T144">Tá, eu vou perguntar pr</text:span><text:span text:style-name="T143">o Renan.</text:span></text:p>
      <text:p text:style-name="P6"><text:tab/></text:p>
      <text:p text:style-name="P6"><text:span text:style-name="T438">Galil e Tarciso estão em um carro estacionado </text:span><text:span text:style-name="T465">aguardando </text:span><text:span text:style-name="T438">a chegada de Iolanda e seu irmão, </text:span><text:span text:style-name="T507">Américo</text:span><text:span text:style-name="T438">. </text:span><text:span text:style-name="T465">Os dois e</text:span><text:span text:style-name="T438">ntram no veículo e partem em direção a rodovia mais próxima.</text:span></text:p>
      <text:p text:style-name="P35"><text:span text:style-name="T496">— </text:span><text:span text:style-name="T441">Era ele mesmo? Era o Samuel? Vocês </text:span><text:span text:style-name="T461">o viram</text:span><text:span text:style-name="T441">?</text:span> <text:span text:style-name="T498">—</text:span> <text:span text:style-name="T496">p</text:span>ergunta Galil a seus dois filhos.</text:p>
      <text:p text:style-name="P28"><text:span text:style-name="T496">— </text:span><text:span text:style-name="T441">Era ele sim, tenho certeza, jamais me esqueceria daquele rosto, </text:span><text:span text:style-name="T507">ele não mudou quase nada</text:span><text:span text:style-name="T441">. - </text:span><text:span text:style-name="T496">r</text:span><text:span text:style-name="T465">esponde a filha.</text:span></text:p>
      <text:p text:style-name="P37"><text:span text:style-name="T496">— </text:span><text:span text:style-name="T507">Eu sabia, eu disse! Eu sabia que ele ia colocar o nome do filho dele de Renan. </text:span><text:span text:style-name="T496">—</text:span><text:span text:style-name="T507"> diz extasiado ao achar quem tanto procurava </text:span><text:span text:style-name="T496">— </text:span>Conseguiram pegar alguma coisa?</text:p>
      <text:p text:style-name="P29"><text:span text:style-name="T496">— </text:span>Não.</text:p>
      <text:p text:style-name="P35"><text:span text:style-name="T496">— </text:span>Não conseguiram pegar nada, <text:span text:style-name="T441">mesmo</text:span>? <text:span text:style-name="T498">—</text:span> <text:span text:style-name="T482">Galil </text:span><text:span text:style-name="T483">insiste em </text:span><text:span text:style-name="T484">tentar </text:span><text:span text:style-name="T483">ouvir uma resposta positiva.</text:span></text:p>
      <text:p text:style-name="P102"><text:span text:style-name="T388">— </text:span><text:span text:style-name="T352">Tinha </text:span><text:span text:style-name="T347">só um</text:span><text:span text:style-name="T353">as folhas</text:span><text:span text:style-name="T352">, mas eu não consegui pegar. </text:span><text:span text:style-name="T390">—</text:span><text:span text:style-name="T354"> Américo</text:span><text:span text:style-name="T352"> </text:span><text:span text:style-name="T355">se pronuncia</text:span><text:span text:style-name="T352">. </text:span><text:span text:style-name="T354">Evidentemente nota-se sua lucidez.</text:span></text:p>
      <text:p text:style-name="P93"><text:span text:style-name="T388">— </text:span><text:span text:style-name="T352">Não, meu filho, o </text:span><text:span text:style-name="T347">caderno</text:span><text:span text:style-name="T352"> </text:span><text:span text:style-name="T295">serve</text:span><text:span text:style-name="T352"> pra reconhecer as digitais. O que a gente tá querendo é: </text:span><text:span text:style-name="T295">p</text:span><text:span text:style-name="T351">ê</text:span><text:span text:style-name="T295">los</text:span><text:span text:style-name="T352">, sangue, </text:span><text:span text:style-name="T356">saliva</text:span><text:span text:style-name="T352">, </text:span><text:span text:style-name="T356">unhas,</text:span><text:span text:style-name="T352"> essas coisas.</text:span></text:p>
      <text:p text:style-name="P102"><text:span text:style-name="T388">— </text:span><text:span text:style-name="T352">Mas você é burro mesmo, hein. </text:span><text:span text:style-name="T390">—</text:span><text:span text:style-name="T352"> Tarciso exclama para Américo enquanto </text:span><text:span text:style-name="T357">dirige</text:span><text:span text:style-name="T352"> o veículo.</text:span></text:p>
      <text:p text:style-name="P35"><text:span text:style-name="T496">— </text:span><text:span text:style-name="T439">E </text:span><text:span text:style-name="T485">além</text:span><text:span text:style-name="T439"> da gente não </text:span><text:span text:style-name="T485">pega</text:span><text:span text:style-name="T441">r</text:span><text:span text:style-name="T439"> nada, eu acho que ele descobriu que</text:span><text:span text:style-name="T486">m</text:span><text:span text:style-name="T439"> era a gente. </text:span><text:span text:style-name="T498">—</text:span><text:span text:style-name="T439"> diz Iolanda</text:span></text:p>
      <text:p text:style-name="P35"><text:span text:style-name="T496">— </text:span><text:span text:style-name="T439">Claro, você disse o seu nome pra ele. </text:span><text:span text:style-name="T498">—</text:span><text:span text:style-name="T439"> </text:span><text:span text:style-name="T499">c</text:span><text:span text:style-name="T439">agueta Américo.</text:span></text:p>
      <text:p text:style-name="P35"><text:span text:style-name="T496">— </text:span><text:span text:style-name="T439">Sério?! </text:span><text:span text:style-name="T498">—</text:span><text:span text:style-name="T439"> Tarciso salta do banco. </text:span><text:span text:style-name="T498">—</text:span><text:span text:style-name="T439"> </text:span><text:span text:style-name="T503">V</text:span><text:span text:style-name="T439">ocê disse o seu nome </text:span><text:span text:style-name="T487">pra ele</text:span><text:span text:style-name="T439">?</text:span></text:p>
      <text:p text:style-name="P36"><text:span text:style-name="T496">— </text:span><text:span text:style-name="T439">É, </text:span><text:span text:style-name="T485">e</text:span><text:span text:style-name="T439"> você </text:span><text:span text:style-name="T482">que</text:span><text:span text:style-name="T439"> deixou ele ver a sua cicatriz? </text:span><text:span text:style-name="T456">Eu fiquei nervosa! </text:span><text:span text:style-name="T498">—</text:span><text:span text:style-name="T439"> Iolanda aponta os erros de Américo, também.</text:span></text:p>
      <text:p text:style-name="P29"><text:span text:style-name="T496">— </text:span><text:span text:style-name="T439">Meu Deus. Vocês são burros, de verdade! E porque não pegaram um fio de cabelo a força, então.</text:span></text:p>
      <text:p text:style-name="P29"><text:soft-page-break/><text:span text:style-name="T496">— </text:span><text:span text:style-name="T440">Ah, tá. Então, por que você não foi lá? Tava com medo, né? Eu também tava, mas, mesmo assim, eu fui.</text:span></text:p>
      <text:p text:style-name="P102"><text:span text:style-name="T388">— </text:span><text:span text:style-name="T354">Calma</text:span><text:span text:style-name="T358">.</text:span><text:span text:style-name="T354"> </text:span><text:span text:style-name="T390">—</text:span><text:span text:style-name="T354"> diz Galil </text:span><text:span text:style-name="T390">—</text:span><text:span text:style-name="T354"> </text:span><text:span text:style-name="T392">T</text:span><text:span text:style-name="T358">alvez a gente </text:span><text:span text:style-name="T359">tenha se exposto</text:span><text:span text:style-name="T358">. </text:span><text:span text:style-name="T360">V</text:span><text:span text:style-name="T354">amos tentar outra abordagem</text:span><text:span text:style-name="T359">.</text:span></text:p>
      <text:p text:style-name="P35"><text:span text:style-name="T496">— </text:span><text:span text:style-name="T488">Da próxima vez, vai você, Tarciso. </text:span><text:span text:style-name="T498">—</text:span><text:span text:style-name="T488"> </text:span><text:span text:style-name="T499">i</text:span><text:span text:style-name="T442">ntimida Américo.</text:span></text:p>
      <text:p text:style-name="P68"><text:span text:style-name="T109">— </text:span><text:span text:style-name="T145">Da próxima vez vai todo mundo. </text:span><text:span text:style-name="T118">—</text:span><text:span text:style-name="T145"> </text:span><text:span text:style-name="T146">a</text:span><text:span text:style-name="T147">firma o patriarca. </text:span><text:span text:style-name="T118">—</text:span><text:span text:style-name="T147"> </text:span><text:span text:style-name="T187">Quem sabe o Calisto não esteja com a gente?</text:span></text:p>
      <text:p text:style-name="P59"><text:span text:style-name="T69"><text:tab/></text:span><text:span text:style-name="T5">A busca por Samuel é longa, Galil espera por esse dia há anos. Se precipitou ao </text:span><text:span text:style-name="T9">tentar</text:span><text:span text:style-name="T5"> tirar algo de um dos </text:span><text:span text:style-name="T6">filhos de S</text:span><text:span text:style-name="T7">ê</text:span><text:span text:style-name="T6">o Hermes </text:span><text:span text:style-name="T10">sem um plano elaborado</text:span><text:span text:style-name="T6">. Trabalhará arduamente em algo mais </text:span><text:span text:style-name="T10">arquitetado</text:span><text:span text:style-name="T6"> </text:span><text:span text:style-name="T8">para</text:span><text:span text:style-name="T6"> tentar conseguir o que deseja.</text:span></text:p>
      <text:p text:style-name="P30"><text:tab/></text:p>
      <text:p text:style-name="P94"><text:span text:style-name="T361">O travesseiro de Renan ainda está amassado. Seu corpo está relaxado e esparramado pela cama. Dorme tranquilamente um sono profundo que, infelizmente, não durará mais </text:span><text:span text:style-name="T362">nem um</text:span><text:span text:style-name="T361"> minuto.</text:span></text:p>
      <text:p text:style-name="P29"><text:tab/><text:span text:style-name="T443">Samuel bate na porta do quarto de seu filho se anunciando, mas o menino é incapaz de ouvir. Está em transe onírica.</text:span></text:p>
      <text:p text:style-name="P31"><text:span text:style-name="T497">— </text:span><text:span text:style-name="T443">Renan, </text:span><text:span text:style-name="T508">a</text:span><text:span text:style-name="T443">corda.</text:span></text:p>
      <text:p text:style-name="P29"><text:tab/><text:span text:style-name="T443">Nenhum sinal é esboçado pelo sonolento.</text:span></text:p>
      <text:p text:style-name="P29"><text:span text:style-name="T497">— </text:span><text:span text:style-name="T443">Acorda, filho. Vamo</text:span><text:span text:style-name="T504">s</text:span><text:span text:style-name="T443"> pra dona Ventura.</text:span></text:p>
      <text:p text:style-name="P32"><text:tab/><text:span text:style-name="T443">Renan se vira de bruços e com os olhos ainda fechados resmunga: “Ah </text:span><text:span text:style-name="T489">não</text:span><text:span text:style-name="T443">, pai. Deixa eu dormir mais </text:span><text:span text:style-name="T470">um pouco</text:span><text:span text:style-name="T443">, </text:span><text:span text:style-name="T490">vai</text:span><text:span text:style-name="T482">.</text:span><text:span text:style-name="T443"> </text:span><text:span text:style-name="T482">H</text:span><text:span text:style-name="T446">oje é domingo</text:span><text:span text:style-name="T443">.”</text:span></text:p>
      <text:p text:style-name="P93"><text:span text:style-name="T352"><text:tab/></text:span><text:span text:style-name="T361">O menino recusa </text:span><text:span text:style-name="T363">o </text:span><text:span text:style-name="T364">chamado</text:span><text:span text:style-name="T361"> </text:span><text:span text:style-name="T363">em</text:span><text:span text:style-name="T361"> ir a dona Ventura. Está </text:span><text:span text:style-name="T363">des</text:span><text:span text:style-name="T364">en</text:span><text:span text:style-name="T363">corajado</text:span><text:span text:style-name="T361"> demais para estimular-se a se levantar.</text:span></text:p>
      <text:p text:style-name="P29"><text:span text:style-name="T497">— </text:span><text:span text:style-name="T443">Acorda, </text:span><text:span text:style-name="T504">é</text:span><text:span text:style-name="T443"> sério, levanta. O pai precisa conversar com você.</text:span></text:p>
      <text:p text:style-name="P29"><text:span text:style-name="T497">— </text:span><text:span text:style-name="T446">Mas quem é dona Ventura?</text:span></text:p>
      <text:p text:style-name="P29"><text:span text:style-name="T497">— </text:span><text:span text:style-name="T444">É uma velhinha que mora lá no centro.</text:span></text:p>
      <text:p text:style-name="P29"><text:span text:style-name="T497">— </text:span><text:span text:style-name="T473">Quem?</text:span></text:p>
      <text:p text:style-name="P93"><text:span text:style-name="T389">— </text:span><text:span text:style-name="T365">U</text:span><text:span text:style-name="T350">ma velhinha, que mora lá no centro.</text:span></text:p>
      <text:p text:style-name="P29"><text:span text:style-name="T497">— </text:span><text:span text:style-name="T446">Eu quero dormir mais, pai.</text:span></text:p>
      <text:p text:style-name="P29"><text:span text:style-name="T497">— </text:span><text:span text:style-name="T444">Por favor, filho. Levanta e se arruma que eu te explico.</text:span></text:p>
      <text:p text:style-name="P29"><text:tab/><text:span text:style-name="T445">Com muito custo o menino desperta. A primeira coisa que faz é lavar o rosto com água gelada.</text:span></text:p>
      <text:p text:style-name="P29"><text:soft-page-break/><text:tab/><text:span text:style-name="T445">Ainda com as roupas leves que usa para dormir: </text:span><text:span text:style-name="T446">shorts e alguma camiseta velha,</text:span><text:span text:style-name="T445"> Renan desce as escadas para ir até um espaço reservado que ele e seu pai usam para meditar</text:span><text:span text:style-name="T446">.</text:span></text:p>
      <text:p text:style-name="P38"><text:span text:style-name="T497">— </text:span>Você tá indo <text:span text:style-name="T447">aonde</text:span>?</text:p>
      <text:p text:style-name="P39"><text:span text:style-name="T497">— </text:span>Tô indo tentar <text:span text:style-name="T447">meditar</text:span>. <text:span text:style-name="T498">—</text:span> <text:span text:style-name="T497">r</text:span><text:span text:style-name="T491">esponde o sonolento.</text:span></text:p>
      <text:p text:style-name="P38"><text:span text:style-name="T497">— </text:span>Não. <text:span text:style-name="T452">H</text:span>oje, não.</text:p>
      <text:p text:style-name="P102"><text:span text:style-name="T389">— </text:span><text:span text:style-name="T366">Não preciso </text:span><text:span text:style-name="T363">hoje</text:span><text:span text:style-name="T366">? </text:span><text:span text:style-name="T390">—</text:span><text:span text:style-name="T366"> Renan estranha, pois </text:span><text:span text:style-name="T363">tentar meditar</text:span><text:span text:style-name="T366"> é uma das tarefas que tem de fazer todos os dias. </text:span><text:span text:style-name="T367">Mas não insiste</text:span><text:span text:style-name="T368">, </text:span><text:span text:style-name="T363">pois n</text:span><text:span text:style-name="T367">ão suporta ficar parado </text:span><text:span text:style-name="T363">e</text:span><text:span text:style-name="T367"> seus métodos de </text:span><text:span text:style-name="T363">concentração</text:span><text:span text:style-name="T367"> são totalmente ineficientes.</text:span></text:p>
      <text:p text:style-name="P33"><text:span text:style-name="T492"><text:tab/>É justamente esse processo de aprendizado que S</text:span><text:span text:style-name="T490">ê</text:span><text:span text:style-name="T492">o Hermes se referia ao conversar com Samuel por telefone. Renan e seu pai vieram a São Paulo para que o menino aprenda as técnicas de meditação nas aulas de caratê.</text:span></text:p>
      <text:p text:style-name="P34"><text:span text:style-name="T492"><text:tab/>Renan pegará a faixa preta no final desse ano </text:span><text:span text:style-name="T493">sem ao menos ter meditado o mínimo aceitável.</text:span></text:p>
      <text:p text:style-name="P95"><text:span text:style-name="T369"><text:tab/></text:span><text:span text:style-name="T406">Samuel convida seu filho a se sentar, </text:span><text:span text:style-name="T407">e conta</text:span><text:span text:style-name="T370"> a história do estranho com uma cicatriz no olho e da mulher chamada Iolanda.</text:span></text:p>
      <text:p text:style-name="P40"><text:span text:style-name="T497">— </text:span><text:span text:style-name="T448">Caramba, pai. E agora?</text:span></text:p>
      <text:p text:style-name="P40"><text:span text:style-name="T497">— </text:span><text:span text:style-name="T448">Agora é você quem vai decidir.</text:span></text:p>
      <text:p text:style-name="P40"><text:span text:style-name="T497">— </text:span><text:span text:style-name="T466">Como assim? </text:span><text:span text:style-name="T497">Por quê?</text:span></text:p>
      <text:p text:style-name="P41"><text:span text:style-name="T497">— </text:span><text:span text:style-name="T448">O que você mais quer, </text:span><text:span text:style-name="T497">filho</text:span><text:span text:style-name="T448">? </text:span><text:span text:style-name="T498">—</text:span><text:span text:style-name="T448"> </text:span><text:span text:style-name="T466">Samuel</text:span><text:span text:style-name="T448"> pergunta.</text:span></text:p>
      <text:p text:style-name="P95"><text:span text:style-name="T389">— </text:span><text:span text:style-name="T371">Quero s</text:span><text:span text:style-name="T372">er um astronauta</text:span><text:span text:style-name="T370">!</text:span></text:p>
      <text:p text:style-name="P96"><text:span text:style-name="T389">— </text:span><text:span text:style-name="T370">Não, </text:span><text:span text:style-name="T373">Renan</text:span><text:span text:style-name="T370">. Aquela outra coisa.</text:span></text:p>
      <text:p text:style-name="P40"><text:span text:style-name="T497">— </text:span><text:span text:style-name="T448">Ah, sim. Eu quero aprender a meditar.</text:span></text:p>
      <text:p text:style-name="P95"><text:span text:style-name="T389">— </text:span><text:span text:style-name="T374">Então, é por isso que a gente tá aqui em São Paulo. Mas por causa do que aconteceu hoje, é melhor a gente ir pra fazenda. Só que se a gente for pra fazenda, você vai ter que parar com as aulas de caratê. </text:span><text:span text:style-name="T373">Mas t</text:span><text:span text:style-name="T375">e</text:span><text:span text:style-name="T374">m um outro jeito de você aprender a meditar. </text:span><text:span text:style-name="T373">Só que</text:span><text:span text:style-name="T374"> é perigoso.</text:span></text:p>
      <text:p text:style-name="P40"><text:span text:style-name="T497">— </text:span><text:span text:style-name="T449">Como assim perigoso?</text:span></text:p>
      <text:p text:style-name="P95"><text:span text:style-name="T389">—</text:span><text:span text:style-name="T374"> </text:span><text:span text:style-name="T407">A pessoa</text:span><text:span text:style-name="T371"> </text:span><text:span text:style-name="T374">tem que ser muito forte.</text:span></text:p>
      <text:p text:style-name="P102"><text:span text:style-name="T389">— </text:span><text:span text:style-name="T376">Mas eu sou forte, </text:span><text:span text:style-name="T377">pai</text:span><text:span text:style-name="T376">. </text:span><text:span text:style-name="T390">—</text:span><text:span text:style-name="T376"> </text:span><text:span text:style-name="T391">s</text:span><text:span text:style-name="T378">e impõe.</text:span></text:p>
      <text:p text:style-name="P40"><text:soft-page-break/><text:span text:style-name="T497">— </text:span><text:span text:style-name="T462">Eu sei, mas v</text:span><text:span text:style-name="T450">ocê tem que querer muito. </text:span><text:span text:style-name="T462">É</text:span><text:span text:style-name="T450"> um processo </text:span><text:span text:style-name="T462">muito</text:span><text:span text:style-name="T450"> doloroso.</text:span></text:p>
      <text:p text:style-name="P60"><text:span text:style-name="T116">— </text:span><text:span text:style-name="T117">O senhor vai comigo?</text:span></text:p>
      <text:p text:style-name="P106"><text:span text:style-name="T389">— </text:span><text:span text:style-name="T371">Vou. - </text:span><text:span text:style-name="T407">Renan se sente mais confiante. - M</text:span><text:span text:style-name="T371">as v</text:span><text:span text:style-name="T379">ocê vai passar fome. Você vai passar sede. Você não vai dormir.</text:span></text:p>
      <text:p text:style-name="P42"><text:span text:style-name="T497">— </text:span>Por quantos dias eu vou ficar sem dormir?</text:p>
      <text:p text:style-name="P104"><text:span text:style-name="T389">— </text:span><text:span text:style-name="T356">Não sei, mas você vai sofrer, </text:span><text:span text:style-name="T402">filho</text:span><text:span text:style-name="T379">. </text:span><text:span text:style-name="T389">—</text:span><text:span text:style-name="T379"> </text:span><text:span text:style-name="T402">estranhamente fala calmamente.</text:span></text:p>
      <text:p text:style-name="P97"><text:span text:style-name="T389">— </text:span><text:span text:style-name="T360">Tá bom, vamos</text:span><text:span text:style-name="T379">.</text:span></text:p>
      <text:p text:style-name="P102"><text:span text:style-name="T389">— </text:span><text:span text:style-name="T380">Você tá me ouvindo, </text:span><text:span text:style-name="T356">Renan</text:span><text:span text:style-name="T380">? </text:span><text:span text:style-name="T381">Você vai sofrer demais. </text:span><text:span text:style-name="T356">Você pode até morrer, filho.</text:span><text:span text:style-name="T379"> </text:span><text:span text:style-name="T390">—</text:span><text:span text:style-name="T379"> </text:span><text:span text:style-name="T391">a</text:span><text:span text:style-name="T382">pela com o último argumento que poderia usar </text:span><text:span text:style-name="T389">para desencorajar o filho.</text:span></text:p>
      <text:p text:style-name="P97"><text:span text:style-name="T389">— </text:span><text:span text:style-name="T379">Eu não vou </text:span><text:span text:style-name="T356">morrer, não</text:span><text:span text:style-name="T379">, pai, </text:span><text:span text:style-name="T381">v</text:span><text:span text:style-name="T383">ocê vai tá comigo</text:span><text:span text:style-name="T379">.</text:span></text:p>
      <text:p text:style-name="P97"><text:span text:style-name="T379"><text:tab/></text:span><text:span text:style-name="T382">Samuel t</text:span><text:span text:style-name="T372">ira os óculos, esfrega as mãos passando sobre a testa, fecha os olhos </text:span><text:span text:style-name="T407">e</text:span><text:span text:style-name="T372"> começa a pensar por um momento</text:span><text:span text:style-name="T407">.</text:span></text:p>
      <text:p text:style-name="P45"><text:span text:style-name="T497">— </text:span>Não vai acontecer nada, pai <text:span text:style-name="T498">—</text:span> <text:span text:style-name="T491">O menino afirma </text:span><text:span text:style-name="T514">consolando.</text:span></text:p>
      <text:p text:style-name="P43"><text:span text:style-name="T497">— </text:span>Você tem certeza <text:span text:style-name="T471">que quer ir</text:span>?</text:p>
      <text:p text:style-name="P44"><text:span text:style-name="T497">— </text:span>Tenho, pai. <text:span text:style-name="T471">A gente vai junto.</text:span></text:p>
      <text:p text:style-name="P98"><text:span text:style-name="T372"><text:tab/></text:span><text:span text:style-name="T382">O homem</text:span><text:span text:style-name="T384"> não sabe se fica feliz </text:span><text:span text:style-name="T385">pela atitude do filho</text:span><text:span text:style-name="T384">, ou triste por saber que há chances de poder </text:span><text:span text:style-name="T377">perdê-lo.</text:span></text:p>
      <text:p text:style-name="P99"><text:span text:style-name="T64">— </text:span><text:span text:style-name="T58">P</text:span><text:span text:style-name="T59">rimeiro a gente vai </text:span><text:span text:style-name="T60">ver o que</text:span><text:span text:style-name="T59"> a dona Ventura tem a dize</text:span><text:span text:style-name="T61">r</text:span><text:span text:style-name="T59">.</text:span></text:p>
      <text:p text:style-name="P100"><text:span text:style-name="T64">— </text:span><text:span text:style-name="T62">Como assim?</text:span></text:p>
      <text:p text:style-name="P108"><text:span text:style-name="T497">— </text:span><text:span text:style-name="T463">É e</text:span>la quem vai dizer se você pode ou não tomar a bebida.</text:p>
      <text:p text:style-name="P108"><text:span text:style-name="T515">— Então, vamos pra dona Ventura. - declara, Rena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font-size="11pt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cm" style:type="center"/>
          <style:tab-stop style:position="11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5cm" style:type="center"/>
          <style:tab-stop style:position="11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99cm" fo:margin-bottom="2cm" fo:margin-left="2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7T19:50:45.952000000</meta:creation-date>
    <dc:date>2022-04-18T21:46:04.455000000</dc:date>
    <meta:editing-duration>P14DT17H54M6S</meta:editing-duration>
    <meta:editing-cycles>112</meta:editing-cycles>
    <meta:generator>LibreOffice/6.4.6.2$Windows_X86_64 LibreOffice_project/0ce51a4fd21bff07a5c061082cc82c5ed232f115</meta:generator>
    <meta:print-date>2021-01-06T11:25:26.646000000</meta:print-date>
    <meta:document-statistic meta:table-count="0" meta:image-count="0" meta:object-count="0" meta:page-count="13" meta:paragraph-count="216" meta:word-count="3666" meta:character-count="20637" meta:non-whitespace-character-count="16910"/>
  </office:meta>
</office:document-meta>
</file>